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944cm"/>
    </style:style>
    <style:style style:name="co2" style:family="table-column">
      <style:table-column-properties fo:break-before="auto" style:column-width="9.313cm"/>
    </style:style>
    <style:style style:name="co3" style:family="table-column">
      <style:table-column-properties fo:break-before="auto" style:column-width="0.392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182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2.154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6.853cm"/>
    </style:style>
    <style:style style:name="co14" style:family="table-column">
      <style:table-column-properties fo:break-before="auto" style:column-width="3.02cm"/>
    </style:style>
    <style:style style:name="co15" style:family="table-column">
      <style:table-column-properties fo:break-before="auto" style:column-width="1.8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Vi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Metadata">
      <style:table-cell-properties fo:padding="0.071cm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Metadata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2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>
        <style:hyperlink xlink:href="#Vierde gedeelte.A1488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>
        <style:hyperlink xlink:href="#Vierde gedeelte.A1488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6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3" style:family="table-cell" style:parent-style-name="TL_20_Data">
      <style:table-cell-properties style:diagonal-bl-tr="none" style:diagonal-tl-br="none" fo:border="none" fo:padding="0.071cm" style:rotation-align="none"/>
    </style:style>
    <style:style style:name="ce34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35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3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44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5" style:family="table-cell" style:parent-style-name="TL_20_Data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6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TL_20_Meta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TL_20_Metadata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4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5" style:family="table-cell" style:parent-style-name="TL_20_Metadata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erde gedeelt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default-cell-style-name="ce5"/>
        <table:table-column table:style-name="co6" table:default-cell-style-name="ce5"/>
        <table:table-column table:style-name="co10" table:default-cell-style-name="Default"/>
        <table:table-column table:style-name="co11" table:number-columns-repeated="6" table:default-cell-style-name="ce53"/>
        <table:table-column table:style-name="co10" table:number-columns-repeated="100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7.195cm" svg:height="2.646cm" svg:x="4.362cm" svg:y="0.052cm" draw:caption-point-x="-0.428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GELDERLAND. VIERDE GEDEELTE. <text:s/>INDEELING DER BEVOLKING NAAR DE BEROEPEN.</text:p>
          </table:table-cell>
          <table:table-cell table:style-name="ce10" table:number-columns-repeated="2"/>
          <table:table-cell table:style-name="ce21"/>
          <table:table-cell table:style-name="ce10"/>
          <table:table-cell table:style-name="ce36" table:number-columns-repeated="6"/>
          <table:table-cell table:style-name="ce37" table:number-columns-repeated="2"/>
          <table:table-cell table:style-name="ce40"/>
          <table:table-cell table:style-name="ce48" table:number-columns-repeated="6"/>
          <table:table-cell table:number-columns-repeated="1004"/>
        </table:table-row>
        <table:table-row table:style-name="ro1">
          <table:table-cell table:style-name="Default"/>
          <table:table-cell table:style-name="ce11"/>
          <table:table-cell table:style-name="ce18" table:number-columns-repeated="12"/>
          <table:table-cell table:style-name="ce49" table:number-columns-repeated="6"/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1" table:number-rows-spanned="4">
            <text:p>DE STEDEN <text:s text:c="6"/></text:p>
          </table:table-cell>
          <table:table-cell table:style-name="ce12" office:value-type="string" calcext:value-type="string" table:number-columns-spanned="1" table:number-rows-spanned="4">
            <text:p><text:span text:style-name="T2"><text:a xlink:href="#Vierde gedeelte.A1488" xlink:type="simple"> Beroepen of middelen van bestaan  </text:a></text:span></text:p>
          </table:table-cell>
          <table:table-cell table:style-name="ce19"/>
          <table:table-cell table:style-name="ce22" office:value-type="string" calcext:value-type="string" table:number-columns-spanned="2" table:number-rows-spanned="1">
            <text:p>Beneden de 10 jare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an 10 en 11 jare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an 12 tot en met 15 jare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an 16 jaren en daarboven</text:p>
          </table:table-cell>
          <table:covered-table-cell table:style-name="ce29"/>
          <table:table-cell table:style-name="ce38" office:value-type="string" calcext:value-type="string" table:number-columns-spanned="3" table:number-rows-spanned="3">
            <text:p>TOTAAL</text:p>
          </table:table-cell>
          <table:covered-table-cell table:style-name="ce29"/>
          <table:covered-table-cell table:style-name="ce38"/>
          <table:table-cell table:style-name="ce50" office:value-type="string" calcext:value-type="string" table:number-columns-spanned="1" table:number-rows-spanned="4">
            <text:p>Telling</text:p>
          </table:table-cell>
          <table:table-cell table:style-name="ce54" office:value-type="string" calcext:value-type="string" table:number-columns-spanned="1" table:number-rows-spanned="4">
            <text:p>Tabel</text:p>
          </table:table-cell>
          <table:table-cell table:style-name="ce54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54" office:value-type="string" calcext:value-type="string" table:number-columns-spanned="1" table:number-rows-spanned="4">
            <text:p>Provincie</text:p>
          </table:table-cell>
          <table:table-cell table:style-name="ce57" office:value-type="string" calcext:value-type="string" table:number-columns-spanned="1" table:number-rows-spanned="4">
            <text:p>Image nr</text:p>
          </table:table-cell>
          <table:table-cell table:number-columns-repeated="1004"/>
        </table:table-row>
        <table:table-row table:style-name="ro3">
          <table:covered-table-cell table:style-name="ce3"/>
          <table:covered-table-cell table:style-name="ce13"/>
          <table:table-cell table:style-name="ce20"/>
          <table:table-cell table:style-name="ce23" office:value-type="string" calcext:value-type="string" table:number-columns-spanned="2" table:number-rows-spanned="2">
            <text:p>Geboren in 1849 tot en met 1840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Geboren in 1839 en 1838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Geboren in 1837 tot en met 1834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Geboren in 1833 en vroegere jaren.</text:p>
          </table:table-cell>
          <table:covered-table-cell table:number-columns-repeated="3" table:style-name="ce30"/>
          <table:covered-table-cell table:style-name="ce41"/>
          <table:covered-table-cell table:style-name="ce51"/>
          <table:covered-table-cell table:number-columns-repeated="4" table:style-name="ce55"/>
          <table:covered-table-cell table:style-name="ce58"/>
          <table:table-cell table:number-columns-repeated="1004"/>
        </table:table-row>
        <table:table-row table:style-name="ro3">
          <table:covered-table-cell table:style-name="ce3"/>
          <table:covered-table-cell table:style-name="ce13"/>
          <table:table-cell table:style-name="ce20"/>
          <table:covered-table-cell table:style-name="ce23"/>
          <table:covered-table-cell table:number-columns-repeated="9" table:style-name="ce30"/>
          <table:covered-table-cell table:style-name="ce41"/>
          <table:covered-table-cell table:style-name="ce51"/>
          <table:covered-table-cell table:number-columns-repeated="4" table:style-name="ce55"/>
          <table:covered-table-cell table:style-name="ce58"/>
          <table:table-cell table:number-columns-repeated="1004"/>
        </table:table-row>
        <table:table-row table:style-name="ro3">
          <table:covered-table-cell table:style-name="ce4"/>
          <table:covered-table-cell table:style-name="ce14"/>
          <table:table-cell table:style-name="ce20"/>
          <table:table-cell table:style-name="ce24" office:value-type="string" calcext:value-type="string">
            <text:p>Mannelijk.</text:p>
          </table:table-cell>
          <table:table-cell table:style-name="ce31" office:value-type="string" calcext:value-type="string">
            <text:p>Vrouwelijk.</text:p>
          </table:table-cell>
          <table:table-cell table:style-name="ce31" office:value-type="string" calcext:value-type="string">
            <text:p>Mannelijk.</text:p>
          </table:table-cell>
          <table:table-cell table:style-name="ce31" office:value-type="string" calcext:value-type="string">
            <text:p>Vrouwelijk.</text:p>
          </table:table-cell>
          <table:table-cell table:style-name="ce31" office:value-type="string" calcext:value-type="string">
            <text:p>Mannelijk.</text:p>
          </table:table-cell>
          <table:table-cell table:style-name="ce31" office:value-type="string" calcext:value-type="string">
            <text:p>Vrouwelijk.</text:p>
          </table:table-cell>
          <table:table-cell table:style-name="ce31" office:value-type="string" calcext:value-type="string">
            <text:p>Mannelijk.</text:p>
          </table:table-cell>
          <table:table-cell table:style-name="ce31" office:value-type="string" calcext:value-type="string">
            <text:p>Vrouwelijk.</text:p>
          </table:table-cell>
          <table:table-cell table:style-name="ce31" office:value-type="string" calcext:value-type="string">
            <text:p>Mannelijk.</text:p>
          </table:table-cell>
          <table:table-cell table:style-name="ce31" office:value-type="string" calcext:value-type="string">
            <text:p>Vrouwelijk.</text:p>
          </table:table-cell>
          <table:table-cell table:style-name="ce42" office:value-type="string" calcext:value-type="string">
            <text:p>Totaal.</text:p>
          </table:table-cell>
          <table:covered-table-cell table:style-name="ce52"/>
          <table:covered-table-cell table:number-columns-repeated="4" table:style-name="ce56"/>
          <table:covered-table-cell table:style-name="ce59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 calcext:value-type="string">
            <text:p>DE STAD ARNHEM.</text:p>
          </table:table-cell>
          <table:table-cell table:style-name="ce15" office:value-type="string" calcext:value-type="string">
            <text:p>Aannemers</text:p>
          </table:table-cell>
          <table:table-cell table:style-name="Default"/>
          <table:table-cell table:style-name="ce25"/>
          <table:table-cell table:style-name="ce32" table:number-columns-repeated="5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43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ardappelenmeel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ardewerk- en porcelein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ardewerk- en porceleinkooplieden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2" calcext:value-type="float">
            <text:p>62</text:p>
          </table:table-cell>
          <table:table-cell table:style-name="ce33"/>
          <table:table-cell table:style-name="ce33" office:value-type="float" office:value="62" calcext:value-type="float">
            <text:p>62</text:p>
          </table:table-cell>
          <table:table-cell table:style-name="ce33"/>
          <table:table-cell table:style-name="ce44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133" calcext:value-type="float">
            <text:p>133</text:p>
          </table:table-cell>
          <table:table-cell table:style-name="ce44" office:value-type="float" office:value="777" calcext:value-type="float">
            <text:p>7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sch-, bagger-, vuilnis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aardscheerders, kappers, paruikenmak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1" calcext:value-type="float">
            <text:p>41</text:p>
          </table:table-cell>
          <table:table-cell table:style-name="ce33"/>
          <table:table-cell table:style-name="ce33" office:value-type="float" office:value="41" calcext:value-type="float">
            <text:p>41</text:p>
          </table:table-cell>
          <table:table-cell table:style-name="ce33"/>
          <table:table-cell table:style-name="ce44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illard-, kaatsballen-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lik- en pleetwerkers, lam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" calcext:value-type="float">
            <text:p>10</text:p>
          </table:table-cell>
          <table:table-cell table:style-name="ce44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33" calcext:value-type="float">
            <text:p>33</text:p>
          </table:table-cell>
          <table:table-cell table:style-name="ce33"/>
          <table:table-cell table:style-name="ce44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/>
          <table:table-cell table:style-name="ce4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uw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142" calcext:value-type="float">
            <text:p>1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6"/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6" calcext:value-type="float">
            <text:p>206</text:p>
          </table:table-cell>
          <table:table-cell table:style-name="ce34" office:value-type="float" office:value="1248" calcext:value-type="float">
            <text:p>1,248</text:p>
          </table:table-cell>
          <table:table-cell table:style-name="ce33" office:value-type="float" office:value="211" calcext:value-type="float">
            <text:p>211</text:p>
          </table:table-cell>
          <table:table-cell table:style-name="ce34" office:value-type="float" office:value="1274" calcext:value-type="float">
            <text:p>1,274</text:p>
          </table:table-cell>
          <table:table-cell table:style-name="ce45" office:value-type="float" office:value="1485" calcext:value-type="float">
            <text:p>1,4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az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20" calcext:value-type="float">
            <text:p>1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erbergiers, kasteleins, koffijhuis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erders en veeho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oogleeraren en leeraren aan hooge scholen, athenaca, seminarien, clinische scholen en akademi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6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7" calcext:value-type="float">
            <text:p>37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arsenmakers (smeer- en was-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82" calcext:value-type="float">
            <text:p>82</text:p>
          </table:table-cell>
          <table:table-cell table:style-name="ce33"/>
          <table:table-cell table:style-name="ce33" office:value-type="float" office:value="94" calcext:value-type="float">
            <text:p>94</text:p>
          </table:table-cell>
          <table:table-cell table:style-name="ce33"/>
          <table:table-cell table:style-name="ce44" office:value-type="float" office:value="94" calcext:value-type="float">
            <text:p>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lkbranders, cement- en tras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27" calcext:value-type="float">
            <text:p>27</text:p>
          </table:table-cell>
          <table:table-cell table:style-name="ce44" office:value-type="float" office:value="126" calcext:value-type="float">
            <text:p>1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205" calcext:value-type="float">
            <text:p>205</text:p>
          </table:table-cell>
          <table:table-cell table:style-name="ce33"/>
          <table:table-cell table:style-name="ce33" office:value-type="float" office:value="226" calcext:value-type="float">
            <text:p>226</text:p>
          </table:table-cell>
          <table:table-cell table:style-name="ce33"/>
          <table:table-cell table:style-name="ce44" office:value-type="float" office:value="226" calcext:value-type="float">
            <text:p>2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7" calcext:value-type="float">
            <text:p>67</text:p>
          </table:table-cell>
          <table:table-cell table:style-name="ce44" office:value-type="float" office:value="173" calcext:value-type="float">
            <text:p>17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7" calcext:value-type="float">
            <text:p>37</text:p>
          </table:table-cell>
          <table:table-cell table:style-name="ce33"/>
          <table:table-cell table:style-name="ce33" office:value-type="float" office:value="37" calcext:value-type="float">
            <text:p>37</text:p>
          </table:table-cell>
          <table:table-cell table:style-name="ce33"/>
          <table:table-cell table:style-name="ce4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31" calcext:value-type="float">
            <text:p>31</text:p>
          </table:table-cell>
          <table:table-cell table:style-name="ce44" office:value-type="float" office:value="169" calcext:value-type="float">
            <text:p>1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stschoolhouders 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stschoolleerlingen</text:p>
          </table:table-cell>
          <table:table-cell table:style-name="Default"/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6"/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4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ib- en dijkwerkers, heilbaz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8" calcext:value-type="float">
            <text:p>38</text:p>
          </table:table-cell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/>
          <table:table-cell table:style-name="ce44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447" calcext:value-type="float">
            <text:p>447</text:p>
          </table:table-cell>
          <table:table-cell table:style-name="ce33"/>
          <table:table-cell table:style-name="ce33" office:value-type="float" office:value="461" calcext:value-type="float">
            <text:p>461</text:p>
          </table:table-cell>
          <table:table-cell table:style-name="ce33"/>
          <table:table-cell table:style-name="ce44" office:value-type="float" office:value="461" calcext:value-type="float">
            <text:p>4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ipers, hoepel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6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39" calcext:value-type="float">
            <text:p>39</text:p>
          </table:table-cell>
          <table:table-cell table:style-name="ce44" office:value-type="float" office:value="259" calcext:value-type="float">
            <text:p>2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ndhuishoudkundige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ett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oodgieters en pomp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kelaars en kargadoo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nufakturen/* 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nufakturen/* koop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nufakturen/* werklied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50" calcext:value-type="float">
            <text:p>150</text:p>
          </table:table-cell>
          <table:table-cell table:style-name="ce33"/>
          <table:table-cell table:style-name="ce33" office:value-type="float" office:value="151" calcext:value-type="float">
            <text:p>151</text:p>
          </table:table-cell>
          <table:table-cell table:style-name="ce33"/>
          <table:table-cell table:style-name="ce44" office:value-type="float" office:value="151" calcext:value-type="float">
            <text:p>1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Naaisters, breisters, mangelhoudsters, plooisters, strijkers, waschvrouwen, werksters, nettenbreijers</text:p>
          </table:table-cell>
          <table:table-cell table:style-name="Default"/>
          <table:table-cell table:style-name="ce26"/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462" calcext:value-type="float">
            <text:p>462</text:p>
          </table:table-cell>
          <table:table-cell table:style-name="ce33"/>
          <table:table-cell table:style-name="ce33" office:value-type="float" office:value="484" calcext:value-type="float">
            <text:p>484</text:p>
          </table:table-cell>
          <table:table-cell table:style-name="ce44" office:value-type="float" office:value="484" calcext:value-type="float">
            <text:p>48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7" calcext:value-type="float">
            <text:p>27</text:p>
          </table:table-cell>
          <table:table-cell table:style-name="ce44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pier- en gekleurd papier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pier- en gekleurd papierhandel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pier- en gekleurd papier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ik- en teer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leistergieters, boets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olitie (dir, commiss, agenten van) marech, veld- en boschw, nacht- en torenw, geregtsdienaars, cipiers en bew van gevangenissen, scherpregters,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4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6" calcext:value-type="float">
            <text:p>56</text:p>
          </table:table-cell>
          <table:table-cell table:style-name="ce44" office:value-type="float" office:value="94" calcext:value-type="float">
            <text:p>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at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elpvisschers, schul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ilders (huis-), glazenmakers</text:p>
          </table:table-cell>
          <table:table-cell table:style-name="Default"/>
          <table:table-cell table:style-name="ce26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129" calcext:value-type="float">
            <text:p>129</text:p>
          </table:table-cell>
          <table:table-cell table:style-name="ce33"/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38" calcext:value-type="float">
            <text:p>1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39" calcext:value-type="float">
            <text:p>39</text:p>
          </table:table-cell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4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oenmakers en lapp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8" calcext:value-type="float">
            <text:p>28</text:p>
          </table:table-cell>
          <table:table-cell table:style-name="ce33"/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262" calcext:value-type="float">
            <text:p>2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6" office:value-type="float" office:value="363" calcext:value-type="float">
            <text:p>363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630" calcext:value-type="float">
            <text:p>630</text:p>
          </table:table-cell>
          <table:table-cell table:style-name="ce45" office:value-type="float" office:value="1420" calcext:value-type="float">
            <text:p>1,4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33" calcext:value-type="float">
            <text:p>1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udenten aan hooge scholen, athenaea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44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abak- en sigarenfabrijkant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abak- en sigarenkerv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abak- en sigarenplan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abak- en sigaren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251" calcext:value-type="float">
            <text:p>251</text:p>
          </table:table-cell>
          <table:table-cell table:style-name="ce33"/>
          <table:table-cell table:style-name="ce33" office:value-type="float" office:value="263" calcext:value-type="float">
            <text:p>263</text:p>
          </table:table-cell>
          <table:table-cell table:style-name="ce33"/>
          <table:table-cell table:style-name="ce44" office:value-type="float" office:value="263" calcext:value-type="float">
            <text:p>2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raan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urf-, koorn- en kolendra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Uitdragers, uitventers, leu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oerlieden, koetsiers, loopers, postknechten en sloop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4" calcext:value-type="float">
            <text:p>104</text:p>
          </table:table-cell>
          <table:table-cell table:style-name="ce33"/>
          <table:table-cell table:style-name="ce33" office:value-type="float" office:value="105" calcext:value-type="float">
            <text:p>105</text:p>
          </table:table-cell>
          <table:table-cell table:style-name="ce33"/>
          <table:table-cell table:style-name="ce44" office:value-type="float" office:value="105" calcext:value-type="float">
            <text:p>10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ogelverkoopers, kooibo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IJzer- en koperdr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7" office:value-type="float" office:value="1612" calcext:value-type="float">
            <text:p>1,612</text:p>
          </table:table-cell>
          <table:table-cell table:style-name="ce34" office:value-type="float" office:value="1748" calcext:value-type="float">
            <text:p>1,748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719" calcext:value-type="float">
            <text:p>719</text:p>
          </table:table-cell>
          <table:table-cell table:style-name="ce34" office:value-type="float" office:value="4620" calcext:value-type="float">
            <text:p>4,620</text:p>
          </table:table-cell>
          <table:table-cell table:style-name="ce34" office:value-type="float" office:value="2919" calcext:value-type="float">
            <text:p>2,919</text:p>
          </table:table-cell>
          <table:table-cell table:style-name="ce34" office:value-type="float" office:value="7029" calcext:value-type="float">
            <text:p>7,029</text:p>
          </table:table-cell>
          <table:table-cell table:style-name="ce45" office:value-type="float" office:value="9948" calcext:value-type="float">
            <text:p>9,9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7" office:value-type="float" office:value="2007" calcext:value-type="float">
            <text:p>2,007</text:p>
          </table:table-cell>
          <table:table-cell table:style-name="ce34" office:value-type="float" office:value="2068" calcext:value-type="float">
            <text:p>2,068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658" calcext:value-type="float">
            <text:p>658</text:p>
          </table:table-cell>
          <table:table-cell table:style-name="ce34" office:value-type="float" office:value="5814" calcext:value-type="float">
            <text:p>5,814</text:p>
          </table:table-cell>
          <table:table-cell table:style-name="ce34" office:value-type="float" office:value="6962" calcext:value-type="float">
            <text:p>6,962</text:p>
          </table:table-cell>
          <table:table-cell table:style-name="ce34" office:value-type="float" office:value="9039" calcext:value-type="float">
            <text:p>9,039</text:p>
          </table:table-cell>
          <table:table-cell table:style-name="ce34" office:value-type="float" office:value="10072" calcext:value-type="float">
            <text:p>10,072</text:p>
          </table:table-cell>
          <table:table-cell table:style-name="ce45" office:value-type="float" office:value="19111" calcext:value-type="float">
            <text:p>19,1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annem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ardappelenmeel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ardewerk- en porcelein- 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ardewerk- en porcelein- koop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6" calcext:value-type="float">
            <text:p>56</text:p>
          </table:table-cell>
          <table:table-cell table:style-name="ce33"/>
          <table:table-cell table:style-name="ce33" office:value-type="float" office:value="56" calcext:value-type="float">
            <text:p>56</text:p>
          </table:table-cell>
          <table:table-cell table:style-name="ce33"/>
          <table:table-cell table:style-name="ce44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3" calcext:value-type="float">
            <text:p>33</text:p>
          </table:table-cell>
          <table:table-cell table:style-name="ce33"/>
          <table:table-cell table:style-name="ce33" office:value-type="float" office:value="34" calcext:value-type="float">
            <text:p>34</text:p>
          </table:table-cell>
          <table:table-cell table:style-name="ce33"/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308" calcext:value-type="float">
            <text:p>308</text:p>
          </table:table-cell>
          <table:table-cell table:style-name="ce45" office:value-type="float" office:value="1161" calcext:value-type="float">
            <text:p>1,1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sch-, bagger-, vuilnis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aardscheerders, kappers, paruiken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31" calcext:value-type="float">
            <text:p>31</text:p>
          </table:table-cell>
          <table:table-cell table:style-name="ce33"/>
          <table:table-cell table:style-name="ce44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illard-, kaatsballen-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lik- en pleetwerkers, lam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17" calcext:value-type="float">
            <text:p>1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4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26" calcext:value-type="float">
            <text:p>26</text:p>
          </table:table-cell>
          <table:table-cell table:style-name="ce33"/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rdpapier (werkers in) doozen-, kaarte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33" office:value-type="float" office:value="52" calcext:value-type="float">
            <text:p>52</text:p>
          </table:table-cell>
          <table:table-cell table:style-name="ce33"/>
          <table:table-cell table:style-name="ce44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33" office:value-type="float" office:value="56" calcext:value-type="float">
            <text:p>56</text:p>
          </table:table-cell>
          <table:table-cell table:style-name="ce33"/>
          <table:table-cell table:style-name="ce44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uw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23" calcext:value-type="float">
            <text:p>1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4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34" calcext:value-type="float">
            <text:p>234</text:p>
          </table:table-cell>
          <table:table-cell table:style-name="ce34" office:value-type="float" office:value="1088" calcext:value-type="float">
            <text:p>1,088</text:p>
          </table:table-cell>
          <table:table-cell table:style-name="ce33" office:value-type="float" office:value="244" calcext:value-type="float">
            <text:p>244</text:p>
          </table:table-cell>
          <table:table-cell table:style-name="ce34" office:value-type="float" office:value="1135" calcext:value-type="float">
            <text:p>1,135</text:p>
          </table:table-cell>
          <table:table-cell table:style-name="ce45" office:value-type="float" office:value="1379" calcext:value-type="float">
            <text:p>1,37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2" calcext:value-type="float">
            <text:p>12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az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34" calcext:value-type="float">
            <text:p>34</text:p>
          </table:table-cell>
          <table:table-cell table:style-name="ce44" office:value-type="float" office:value="208" calcext:value-type="float">
            <text:p>20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59" calcext:value-type="float">
            <text:p>59</text:p>
          </table:table-cell>
          <table:table-cell table:style-name="ce33"/>
          <table:table-cell table:style-name="ce33" office:value-type="float" office:value="59" calcext:value-type="float">
            <text:p>59</text:p>
          </table:table-cell>
          <table:table-cell table:style-name="ce44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erbergiers, kasteleins, koffijhuis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erders en veeho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7" calcext:value-type="float">
            <text:p>17</text:p>
          </table:table-cell>
          <table:table-cell table:style-name="ce33"/>
          <table:table-cell table:style-name="ce33" office:value-type="float" office:value="17" calcext:value-type="float">
            <text:p>17</text:p>
          </table:table-cell>
          <table:table-cell table:style-name="ce33"/>
          <table:table-cell table:style-name="ce4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6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89" calcext:value-type="float">
            <text:p>89</text:p>
          </table:table-cell>
          <table:table-cell table:style-name="ce44" office:value-type="float" office:value="135" calcext:value-type="float">
            <text:p>1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arsenmakers, (smeer- en was-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33" office:value-type="float" office:value="95" calcext:value-type="float">
            <text:p>95</text:p>
          </table:table-cell>
          <table:table-cell table:style-name="ce33"/>
          <table:table-cell table:style-name="ce33" office:value-type="float" office:value="112" calcext:value-type="float">
            <text:p>112</text:p>
          </table:table-cell>
          <table:table-cell table:style-name="ce33"/>
          <table:table-cell table:style-name="ce44" office:value-type="float" office:value="112" calcext:value-type="float">
            <text:p>1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lkbrander, cement- en tras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94" calcext:value-type="float">
            <text:p>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17" calcext:value-type="float">
            <text:p>217</text:p>
          </table:table-cell>
          <table:table-cell table:style-name="ce33"/>
          <table:table-cell table:style-name="ce33" office:value-type="float" office:value="239" calcext:value-type="float">
            <text:p>239</text:p>
          </table:table-cell>
          <table:table-cell table:style-name="ce33"/>
          <table:table-cell table:style-name="ce44" office:value-type="float" office:value="239" calcext:value-type="float">
            <text:p>2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0" calcext:value-type="float">
            <text:p>100</text:p>
          </table:table-cell>
          <table:table-cell table:style-name="ce44" office:value-type="float" office:value="225" calcext:value-type="float">
            <text:p>2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101" calcext:value-type="float">
            <text:p>10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stschool- houders 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stschool- leerlingen</text:p>
          </table:table-cell>
          <table:table-cell table:style-name="Default"/>
          <table:table-cell table:style-name="ce26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6" calcext:value-type="float">
            <text:p>36</text:p>
          </table:table-cell>
          <table:table-cell table:style-name="ce44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3" calcext:value-type="float">
            <text:p>23</text:p>
          </table:table-cell>
          <table:table-cell table:style-name="ce44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ib- en dijkwerkers, heibaz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5" calcext:value-type="float">
            <text:p>35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8" calcext:value-type="float">
            <text:p>68</text:p>
          </table:table-cell>
          <table:table-cell table:style-name="ce33"/>
          <table:table-cell table:style-name="ce33" office:value-type="float" office:value="68" calcext:value-type="float">
            <text:p>68</text:p>
          </table:table-cell>
          <table:table-cell table:style-name="ce33"/>
          <table:table-cell table:style-name="ce44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88" calcext:value-type="float">
            <text:p>788</text:p>
          </table:table-cell>
          <table:table-cell table:style-name="ce33"/>
          <table:table-cell table:style-name="ce33" office:value-type="float" office:value="795" calcext:value-type="float">
            <text:p>795</text:p>
          </table:table-cell>
          <table:table-cell table:style-name="ce33"/>
          <table:table-cell table:style-name="ce44" office:value-type="float" office:value="795" calcext:value-type="float">
            <text:p>79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ipers, hoepel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33" office:value-type="float" office:value="36" calcext:value-type="float">
            <text:p>36</text:p>
          </table:table-cell>
          <table:table-cell table:style-name="ce33"/>
          <table:table-cell table:style-name="ce44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19" calcext:value-type="float">
            <text:p>19</text:p>
          </table:table-cell>
          <table:table-cell table:style-name="ce44" office:value-type="float" office:value="401" calcext:value-type="float">
            <text:p>40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ndhuishoudkundige 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6" calcext:value-type="float">
            <text:p>36</text:p>
          </table:table-cell>
          <table:table-cell table:style-name="ce33"/>
          <table:table-cell table:style-name="ce33" office:value-type="float" office:value="36" calcext:value-type="float">
            <text:p>36</text:p>
          </table:table-cell>
          <table:table-cell table:style-name="ce33"/>
          <table:table-cell table:style-name="ce44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ett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oodgieters en pomp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kelaars en kargadoo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nufakturen/* 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nufakturen/* koop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nufakturen/*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4" calcext:value-type="float">
            <text:p>74</text:p>
          </table:table-cell>
          <table:table-cell table:style-name="ce33"/>
          <table:table-cell table:style-name="ce33" office:value-type="float" office:value="74" calcext:value-type="float">
            <text:p>74</text:p>
          </table:table-cell>
          <table:table-cell table:style-name="ce33"/>
          <table:table-cell table:style-name="ce44" office:value-type="float" office:value="74" calcext:value-type="float">
            <text:p>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9" calcext:value-type="float">
            <text:p>109</text:p>
          </table:table-cell>
          <table:table-cell table:style-name="ce33"/>
          <table:table-cell table:style-name="ce33" office:value-type="float" office:value="110" calcext:value-type="float">
            <text:p>110</text:p>
          </table:table-cell>
          <table:table-cell table:style-name="ce33"/>
          <table:table-cell table:style-name="ce44" office:value-type="float" office:value="110" calcext:value-type="float">
            <text:p>1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6"/>
          <table:table-cell table:style-name="ce33" table:number-columns-repeated="4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533" calcext:value-type="float">
            <text:p>533</text:p>
          </table:table-cell>
          <table:table-cell table:style-name="ce33"/>
          <table:table-cell table:style-name="ce33" office:value-type="float" office:value="554" calcext:value-type="float">
            <text:p>554</text:p>
          </table:table-cell>
          <table:table-cell table:style-name="ce44" office:value-type="float" office:value="554" calcext:value-type="float">
            <text:p>5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0" calcext:value-type="float">
            <text:p>20</text:p>
          </table:table-cell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pier- en gekleurd papier- 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pier- en gekleurd papier- handel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pier- en gekleurd papier-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ik- en teer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leistergieters, boets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olitie (dir, commiss, agenten van),marech, veld- en boschw, nacht- en torenw, geregtsdienaars, cipiers en bew van gevangenissen, scherpregte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83" calcext:value-type="float">
            <text:p>83</text:p>
          </table:table-cell>
          <table:table-cell table:style-name="ce44" office:value-type="float" office:value="123" calcext:value-type="float">
            <text:p>1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at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elpvisschers, schul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ilders (huis-), glazen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30" calcext:value-type="float">
            <text:p>1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0" calcext:value-type="float">
            <text:p>70</text:p>
          </table:table-cell>
          <table:table-cell table:style-name="ce33"/>
          <table:table-cell table:style-name="ce33" office:value-type="float" office:value="71" calcext:value-type="float">
            <text:p>71</text:p>
          </table:table-cell>
          <table:table-cell table:style-name="ce33"/>
          <table:table-cell table:style-name="ce44" office:value-type="float" office:value="71" calcext:value-type="float">
            <text:p>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oenmakers en lapp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97" calcext:value-type="float">
            <text:p>29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6" office:value-type="float" office:value="617" calcext:value-type="float">
            <text:p>617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8" calcext:value-type="float">
            <text:p>28</text:p>
          </table:table-cell>
          <table:table-cell table:style-name="ce34" office:value-type="float" office:value="1054" calcext:value-type="float">
            <text:p>1,054</text:p>
          </table:table-cell>
          <table:table-cell table:style-name="ce33" office:value-type="float" office:value="831" calcext:value-type="float">
            <text:p>831</text:p>
          </table:table-cell>
          <table:table-cell table:style-name="ce45" office:value-type="float" office:value="1885" calcext:value-type="float">
            <text:p>1,8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4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11" calcext:value-type="float">
            <text:p>1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9" calcext:value-type="float">
            <text:p>9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udenten aan hooge scholen, athenaea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abak- en sigaren- fabrijkant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2" calcext:value-type="float">
            <text:p>62</text:p>
          </table:table-cell>
          <table:table-cell table:style-name="ce33"/>
          <table:table-cell table:style-name="ce33" office:value-type="float" office:value="63" calcext:value-type="float">
            <text:p>63</text:p>
          </table:table-cell>
          <table:table-cell table:style-name="ce33"/>
          <table:table-cell table:style-name="ce44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abak- en sigaren- kerv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36" calcext:value-type="float">
            <text:p>36</text:p>
          </table:table-cell>
          <table:table-cell table:style-name="ce33"/>
          <table:table-cell table:style-name="ce33" office:value-type="float" office:value="68" calcext:value-type="float">
            <text:p>68</text:p>
          </table:table-cell>
          <table:table-cell table:style-name="ce33"/>
          <table:table-cell table:style-name="ce44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abak- en sigaren- plan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abak- en sigaren- 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57" calcext:value-type="float">
            <text:p>157</text:p>
          </table:table-cell>
          <table:table-cell table:style-name="ce33"/>
          <table:table-cell table:style-name="ce33" office:value-type="float" office:value="169" calcext:value-type="float">
            <text:p>169</text:p>
          </table:table-cell>
          <table:table-cell table:style-name="ce33"/>
          <table:table-cell table:style-name="ce44" office:value-type="float" office:value="169" calcext:value-type="float">
            <text:p>1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raan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urf-, koorn- en kolendra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Uitdragers, uitventers, leu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" calcext:value-type="float">
            <text:p>22</text:p>
          </table:table-cell>
          <table:table-cell table:style-name="ce44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5" calcext:value-type="float">
            <text:p>65</text:p>
          </table:table-cell>
          <table:table-cell table:style-name="ce33"/>
          <table:table-cell table:style-name="ce33" office:value-type="float" office:value="66" calcext:value-type="float">
            <text:p>66</text:p>
          </table:table-cell>
          <table:table-cell table:style-name="ce33"/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5" calcext:value-type="float">
            <text:p>45</text:p>
          </table:table-cell>
          <table:table-cell table:style-name="ce33"/>
          <table:table-cell table:style-name="ce33" office:value-type="float" office:value="45" calcext:value-type="float">
            <text:p>45</text:p>
          </table:table-cell>
          <table:table-cell table:style-name="ce33"/>
          <table:table-cell table:style-name="ce44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ogelverkoopers, kooibo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IJzer-en koperdr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7" office:value-type="float" office:value="1524" calcext:value-type="float">
            <text:p>1,524</text:p>
          </table:table-cell>
          <table:table-cell table:style-name="ce34" office:value-type="float" office:value="1748" calcext:value-type="float">
            <text:p>1,748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771" calcext:value-type="float">
            <text:p>771</text:p>
          </table:table-cell>
          <table:table-cell table:style-name="ce34" office:value-type="float" office:value="5169" calcext:value-type="float">
            <text:p>5,169</text:p>
          </table:table-cell>
          <table:table-cell table:style-name="ce34" office:value-type="float" office:value="2751" calcext:value-type="float">
            <text:p>2,751</text:p>
          </table:table-cell>
          <table:table-cell table:style-name="ce34" office:value-type="float" office:value="7722" calcext:value-type="float">
            <text:p>7,722</text:p>
          </table:table-cell>
          <table:table-cell table:style-name="ce45" office:value-type="float" office:value="10473" calcext:value-type="float">
            <text:p>10,47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7" office:value-type="float" office:value="2168" calcext:value-type="float">
            <text:p>2,168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824" calcext:value-type="float">
            <text:p>824</text:p>
          </table:table-cell>
          <table:table-cell table:style-name="ce34" office:value-type="float" office:value="6614" calcext:value-type="float">
            <text:p>6,614</text:p>
          </table:table-cell>
          <table:table-cell table:style-name="ce34" office:value-type="float" office:value="7710" calcext:value-type="float">
            <text:p>7,710</text:p>
          </table:table-cell>
          <table:table-cell table:style-name="ce34" office:value-type="float" office:value="9987" calcext:value-type="float">
            <text:p>9,987</text:p>
          </table:table-cell>
          <table:table-cell table:style-name="ce34" office:value-type="float" office:value="11231" calcext:value-type="float">
            <text:p>11,231</text:p>
          </table:table-cell>
          <table:table-cell table:style-name="ce45" office:value-type="float" office:value="21218" calcext:value-type="float">
            <text:p>21,2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annem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ardappelenmeel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ardewerk- en porcelein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ardewerk- en porceleinkooplieden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4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29" calcext:value-type="float">
            <text:p>229</text:p>
          </table:table-cell>
          <table:table-cell table:style-name="ce33"/>
          <table:table-cell table:style-name="ce33" office:value-type="float" office:value="229" calcext:value-type="float">
            <text:p>229</text:p>
          </table:table-cell>
          <table:table-cell table:style-name="ce33"/>
          <table:table-cell table:style-name="ce44" office:value-type="float" office:value="229" calcext:value-type="float">
            <text:p>2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34" calcext:value-type="float">
            <text:p>1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46" calcext:value-type="float">
            <text:p>1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6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29" calcext:value-type="float">
            <text:p>29</text:p>
          </table:table-cell>
          <table:table-cell table:style-name="ce34" office:value-type="float" office:value="4584" calcext:value-type="float">
            <text:p>4,584</text:p>
          </table:table-cell>
          <table:table-cell table:style-name="ce34" office:value-type="float" office:value="1213" calcext:value-type="float">
            <text:p>1,213</text:p>
          </table:table-cell>
          <table:table-cell table:style-name="ce34" office:value-type="float" office:value="4766" calcext:value-type="float">
            <text:p>4,766</text:p>
          </table:table-cell>
          <table:table-cell table:style-name="ce34" office:value-type="float" office:value="1251" calcext:value-type="float">
            <text:p>1,251</text:p>
          </table:table-cell>
          <table:table-cell table:style-name="ce45" office:value-type="float" office:value="6017" calcext:value-type="float">
            <text:p>6,0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sch-, bagger-, vuilnis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aardscheerders, kappers, paruikenmak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146" calcext:value-type="float">
            <text:p>1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119" calcext:value-type="float">
            <text:p>1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7" calcext:value-type="float">
            <text:p>7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illard-, kaatsballen-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lik- en pleetwerkers, lam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14" calcext:value-type="float">
            <text:p>14</text:p>
          </table:table-cell>
          <table:table-cell table:style-name="ce44" office:value-type="float" office:value="285" calcext:value-type="float">
            <text:p>2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76" calcext:value-type="float">
            <text:p>76</text:p>
          </table:table-cell>
          <table:table-cell table:style-name="ce33"/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44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79" calcext:value-type="float">
            <text:p>79</text:p>
          </table:table-cell>
          <table:table-cell table:style-name="ce33"/>
          <table:table-cell table:style-name="ce33" office:value-type="float" office:value="100" calcext:value-type="float">
            <text:p>100</text:p>
          </table:table-cell>
          <table:table-cell table:style-name="ce33"/>
          <table:table-cell table:style-name="ce44" office:value-type="float" office:value="100" calcext:value-type="float">
            <text:p>10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45" calcext:value-type="float">
            <text:p>45</text:p>
          </table:table-cell>
          <table:table-cell table:style-name="ce33"/>
          <table:table-cell table:style-name="ce33" office:value-type="float" office:value="54" calcext:value-type="float">
            <text:p>54</text:p>
          </table:table-cell>
          <table:table-cell table:style-name="ce33"/>
          <table:table-cell table:style-name="ce4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6"/>
          <table:table-cell table:style-name="ce33" table:number-columns-repeated="4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87" calcext:value-type="float">
            <text:p>87</text:p>
          </table:table-cell>
          <table:table-cell table:style-name="ce33"/>
          <table:table-cell table:style-name="ce33" office:value-type="float" office:value="101" calcext:value-type="float">
            <text:p>101</text:p>
          </table:table-cell>
          <table:table-cell table:style-name="ce33"/>
          <table:table-cell table:style-name="ce44" office:value-type="float" office:value="101" calcext:value-type="float">
            <text:p>10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uwmeest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6" calcext:value-type="float">
            <text:p>36</text:p>
          </table:table-cell>
          <table:table-cell table:style-name="ce33"/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22" calcext:value-type="float">
            <text:p>22</text:p>
          </table:table-cell>
          <table:table-cell table:style-name="ce44" office:value-type="float" office:value="732" calcext:value-type="float">
            <text:p>7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88" calcext:value-type="float">
            <text:p>88</text:p>
          </table:table-cell>
          <table:table-cell table:style-name="ce33"/>
          <table:table-cell table:style-name="ce33" office:value-type="float" office:value="89" calcext:value-type="float">
            <text:p>89</text:p>
          </table:table-cell>
          <table:table-cell table:style-name="ce33"/>
          <table:table-cell table:style-name="ce44" office:value-type="float" office:value="89" calcext:value-type="float">
            <text:p>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4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6"/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719" calcext:value-type="float">
            <text:p>719</text:p>
          </table:table-cell>
          <table:table-cell table:style-name="ce34" office:value-type="float" office:value="4971" calcext:value-type="float">
            <text:p>4,971</text:p>
          </table:table-cell>
          <table:table-cell table:style-name="ce33" office:value-type="float" office:value="757" calcext:value-type="float">
            <text:p>757</text:p>
          </table:table-cell>
          <table:table-cell table:style-name="ce34" office:value-type="float" office:value="5185" calcext:value-type="float">
            <text:p>5,185</text:p>
          </table:table-cell>
          <table:table-cell table:style-name="ce45" office:value-type="float" office:value="5942" calcext:value-type="float">
            <text:p>5,9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31" calcext:value-type="float">
            <text:p>31</text:p>
          </table:table-cell>
          <table:table-cell table:style-name="ce44" office:value-type="float" office:value="107" calcext:value-type="float">
            <text:p>1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az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0" calcext:value-type="float">
            <text:p>40</text:p>
          </table:table-cell>
          <table:table-cell table:style-name="ce44" office:value-type="float" office:value="144" calcext:value-type="float">
            <text:p>1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77" calcext:value-type="float">
            <text:p>77</text:p>
          </table:table-cell>
          <table:table-cell table:style-name="ce44" office:value-type="float" office:value="738" calcext:value-type="float">
            <text:p>7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9" calcext:value-type="float">
            <text:p>59</text:p>
          </table:table-cell>
          <table:table-cell table:style-name="ce33"/>
          <table:table-cell table:style-name="ce33" office:value-type="float" office:value="59" calcext:value-type="float">
            <text:p>59</text:p>
          </table:table-cell>
          <table:table-cell table:style-name="ce33"/>
          <table:table-cell table:style-name="ce44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8" calcext:value-type="float">
            <text:p>48</text:p>
          </table:table-cell>
          <table:table-cell table:style-name="ce33"/>
          <table:table-cell table:style-name="ce33" office:value-type="float" office:value="48" calcext:value-type="float">
            <text:p>48</text:p>
          </table:table-cell>
          <table:table-cell table:style-name="ce33"/>
          <table:table-cell table:style-name="ce44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82" calcext:value-type="float">
            <text:p>82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9" calcext:value-type="float">
            <text:p>9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132" calcext:value-type="float">
            <text:p>1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erbergiers, kasteleins, koffijhuis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41" calcext:value-type="float">
            <text:p>41</text:p>
          </table:table-cell>
          <table:table-cell table:style-name="ce44" office:value-type="float" office:value="179" calcext:value-type="float">
            <text:p>17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erders en veehoed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74" calcext:value-type="float">
            <text:p>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6" office:value-type="float" office:value="72" calcext:value-type="float">
            <text:p>7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23" calcext:value-type="float">
            <text:p>223</text:p>
          </table:table-cell>
          <table:table-cell table:style-name="ce44" office:value-type="float" office:value="428" calcext:value-type="float">
            <text:p>4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arsenmakers (smeer- en was-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17" calcext:value-type="float">
            <text:p>3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lkbranders, cement- en tras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44" calcext:value-type="float">
            <text:p>44</text:p>
          </table:table-cell>
          <table:table-cell table:style-name="ce44" office:value-type="float" office:value="372" calcext:value-type="float">
            <text:p>3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06" calcext:value-type="float">
            <text:p>106</text:p>
          </table:table-cell>
          <table:table-cell table:style-name="ce33"/>
          <table:table-cell table:style-name="ce33" office:value-type="float" office:value="998" calcext:value-type="float">
            <text:p>998</text:p>
          </table:table-cell>
          <table:table-cell table:style-name="ce33"/>
          <table:table-cell table:style-name="ce34" office:value-type="float" office:value="1109" calcext:value-type="float">
            <text:p>1,109</text:p>
          </table:table-cell>
          <table:table-cell table:style-name="ce33"/>
          <table:table-cell table:style-name="ce45" office:value-type="float" office:value="1109" calcext:value-type="float">
            <text:p>1,10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369" calcext:value-type="float">
            <text:p>369</text:p>
          </table:table-cell>
          <table:table-cell table:style-name="ce44" office:value-type="float" office:value="938" calcext:value-type="float">
            <text:p>9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6" calcext:value-type="float">
            <text:p>66</text:p>
          </table:table-cell>
          <table:table-cell table:style-name="ce33"/>
          <table:table-cell table:style-name="ce33" office:value-type="float" office:value="66" calcext:value-type="float">
            <text:p>66</text:p>
          </table:table-cell>
          <table:table-cell table:style-name="ce33"/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52" calcext:value-type="float">
            <text:p>152</text:p>
          </table:table-cell>
          <table:table-cell table:style-name="ce33"/>
          <table:table-cell table:style-name="ce33" office:value-type="float" office:value="155" calcext:value-type="float">
            <text:p>155</text:p>
          </table:table-cell>
          <table:table-cell table:style-name="ce33"/>
          <table:table-cell table:style-name="ce44" office:value-type="float" office:value="155" calcext:value-type="float">
            <text:p>1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160" calcext:value-type="float">
            <text:p>160</text:p>
          </table:table-cell>
          <table:table-cell table:style-name="ce44" office:value-type="float" office:value="917" calcext:value-type="float">
            <text:p>9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21" calcext:value-type="float">
            <text:p>1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96" calcext:value-type="float">
            <text:p>1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stschoolhouders 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stschoolleerlingen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97" calcext:value-type="float">
            <text:p>97</text:p>
          </table:table-cell>
          <table:table-cell table:style-name="ce44" office:value-type="float" office:value="231" calcext:value-type="float">
            <text:p>2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3" table:number-columns-repeated="2"/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2" calcext:value-type="float">
            <text:p>62</text:p>
          </table:table-cell>
          <table:table-cell table:style-name="ce44" office:value-type="float" office:value="166" calcext:value-type="float">
            <text:p>1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ib- en dijkwerkers, heibaz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105" calcext:value-type="float">
            <text:p>105</text:p>
          </table:table-cell>
          <table:table-cell table:style-name="ce44" office:value-type="float" office:value="371" calcext:value-type="float">
            <text:p>3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92" calcext:value-type="float">
            <text:p>9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47" calcext:value-type="float">
            <text:p>147</text:p>
          </table:table-cell>
          <table:table-cell table:style-name="ce33"/>
          <table:table-cell table:style-name="ce33" office:value-type="float" office:value="147" calcext:value-type="float">
            <text:p>147</text:p>
          </table:table-cell>
          <table:table-cell table:style-name="ce33"/>
          <table:table-cell table:style-name="ce44" office:value-type="float" office:value="147" calcext:value-type="float">
            <text:p>1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33" office:value-type="string" calcext:value-type="string">
            <text:p>1.58</text:p>
          </table:table-cell>
          <table:table-cell table:style-name="ce33"/>
          <table:table-cell table:style-name="ce34" office:value-type="float" office:value="1612" calcext:value-type="float">
            <text:p>1,612</text:p>
          </table:table-cell>
          <table:table-cell table:style-name="ce33"/>
          <table:table-cell table:style-name="ce45" office:value-type="float" office:value="1612" calcext:value-type="float">
            <text:p>1,6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ipers, hoepel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42" calcext:value-type="float">
            <text:p>142</text:p>
          </table:table-cell>
          <table:table-cell table:style-name="ce33"/>
          <table:table-cell table:style-name="ce33" office:value-type="float" office:value="157" calcext:value-type="float">
            <text:p>157</text:p>
          </table:table-cell>
          <table:table-cell table:style-name="ce33"/>
          <table:table-cell table:style-name="ce44" office:value-type="float" office:value="157" calcext:value-type="float">
            <text:p>1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6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float" office:value="2222" calcext:value-type="float">
            <text:p>2,222</text:p>
          </table:table-cell>
          <table:table-cell table:style-name="ce33" office:value-type="float" office:value="258" calcext:value-type="float">
            <text:p>258</text:p>
          </table:table-cell>
          <table:table-cell table:style-name="ce34" office:value-type="float" office:value="2283" calcext:value-type="float">
            <text:p>2,283</text:p>
          </table:table-cell>
          <table:table-cell table:style-name="ce33" office:value-type="float" office:value="268" calcext:value-type="float">
            <text:p>268</text:p>
          </table:table-cell>
          <table:table-cell table:style-name="ce45" office:value-type="float" office:value="2551" calcext:value-type="float">
            <text:p>2,5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ndhuishoudkundige 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4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45" calcext:value-type="float">
            <text:p>145</text:p>
          </table:table-cell>
          <table:table-cell table:style-name="ce33"/>
          <table:table-cell table:style-name="ce33" office:value-type="float" office:value="145" calcext:value-type="float">
            <text:p>145</text:p>
          </table:table-cell>
          <table:table-cell table:style-name="ce33"/>
          <table:table-cell table:style-name="ce44" office:value-type="float" office:value="145" calcext:value-type="float">
            <text:p>1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ett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8" calcext:value-type="float">
            <text:p>28</text:p>
          </table:table-cell>
          <table:table-cell table:style-name="ce44" office:value-type="float" office:value="47" calcext:value-type="float">
            <text:p>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oodgieters en pomp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8" calcext:value-type="float">
            <text:p>38</text:p>
          </table:table-cell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/>
          <table:table-cell table:style-name="ce44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kelaars en kargadoo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nufakturen /* 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nufakturen/* koop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nufakturen /* werklied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5" calcext:value-type="float">
            <text:p>75</text:p>
          </table:table-cell>
          <table:table-cell table:style-name="ce33"/>
          <table:table-cell table:style-name="ce33" office:value-type="float" office:value="75" calcext:value-type="float">
            <text:p>75</text:p>
          </table:table-cell>
          <table:table-cell table:style-name="ce33"/>
          <table:table-cell table:style-name="ce44" office:value-type="float" office:value="75" calcext:value-type="float">
            <text:p>7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6"/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629" calcext:value-type="float">
            <text:p>6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68" calcext:value-type="float">
            <text:p>68</text:p>
          </table:table-cell>
          <table:table-cell table:style-name="ce33"/>
          <table:table-cell table:style-name="ce33" office:value-type="float" office:value="68" calcext:value-type="float">
            <text:p>68</text:p>
          </table:table-cell>
          <table:table-cell table:style-name="ce44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6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2371" calcext:value-type="float">
            <text:p>2,371</text:p>
          </table:table-cell>
          <table:table-cell table:style-name="ce45" office:value-type="float" office:value="2374" calcext:value-type="float">
            <text:p>2,3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98" calcext:value-type="float">
            <text:p>98</text:p>
          </table:table-cell>
          <table:table-cell table:style-name="ce44" office:value-type="float" office:value="285" calcext:value-type="float">
            <text:p>2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7" calcext:value-type="float">
            <text:p>47</text:p>
          </table:table-cell>
          <table:table-cell table:style-name="ce33"/>
          <table:table-cell table:style-name="ce33" office:value-type="float" office:value="47" calcext:value-type="float">
            <text:p>47</text:p>
          </table:table-cell>
          <table:table-cell table:style-name="ce33"/>
          <table:table-cell table:style-name="ce44" office:value-type="float" office:value="47" calcext:value-type="float">
            <text:p>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34" calcext:value-type="float">
            <text:p>1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pier- en gekleurd papier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pier- en gekleurd papierhandel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pier- en gekleurd papierwerklied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ik- en teer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leistersgieters, boets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0" calcext:value-type="float">
            <text:p>130</text:p>
          </table:table-cell>
          <table:table-cell table:style-name="ce33"/>
          <table:table-cell table:style-name="ce33" office:value-type="float" office:value="130" calcext:value-type="float">
            <text:p>130</text:p>
          </table:table-cell>
          <table:table-cell table:style-name="ce33"/>
          <table:table-cell table:style-name="ce44" office:value-type="float" office:value="130" calcext:value-type="float">
            <text:p>1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7" calcext:value-type="float">
            <text:p>77</text:p>
          </table:table-cell>
          <table:table-cell table:style-name="ce33"/>
          <table:table-cell table:style-name="ce33" office:value-type="float" office:value="77" calcext:value-type="float">
            <text:p>77</text:p>
          </table:table-cell>
          <table:table-cell table:style-name="ce33"/>
          <table:table-cell table:style-name="ce44" office:value-type="float" office:value="77" calcext:value-type="float">
            <text:p>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251" calcext:value-type="float">
            <text:p>251</text:p>
          </table:table-cell>
          <table:table-cell table:style-name="ce44" office:value-type="float" office:value="410" calcext:value-type="float">
            <text:p>4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251" calcext:value-type="float">
            <text:p>2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at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1" calcext:value-type="float">
            <text:p>51</text:p>
          </table:table-cell>
          <table:table-cell table:style-name="ce33"/>
          <table:table-cell table:style-name="ce33" office:value-type="float" office:value="52" calcext:value-type="float">
            <text:p>52</text:p>
          </table:table-cell>
          <table:table-cell table:style-name="ce33"/>
          <table:table-cell table:style-name="ce44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elpvisschers, schul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ilders (huis-), glazenmakers</text:p>
          </table:table-cell>
          <table:table-cell table:style-name="Default"/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540" calcext:value-type="float">
            <text:p>5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486" calcext:value-type="float">
            <text:p>486</text:p>
          </table:table-cell>
          <table:table-cell table:style-name="ce33"/>
          <table:table-cell table:style-name="ce33" office:value-type="float" office:value="504" calcext:value-type="float">
            <text:p>504</text:p>
          </table:table-cell>
          <table:table-cell table:style-name="ce33"/>
          <table:table-cell table:style-name="ce44" office:value-type="float" office:value="504" calcext:value-type="float">
            <text:p>5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oenmakers en lappers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1" calcext:value-type="float">
            <text:p>101</text:p>
          </table:table-cell>
          <table:table-cell table:style-name="ce33"/>
          <table:table-cell table:style-name="ce34" office:value-type="float" office:value="1040" calcext:value-type="float">
            <text:p>1,040</text:p>
          </table:table-cell>
          <table:table-cell table:style-name="ce33" office:value-type="float" office:value="5" calcext:value-type="float">
            <text:p>5</text:p>
          </table:table-cell>
          <table:table-cell table:style-name="ce34" office:value-type="float" office:value="1153" calcext:value-type="float">
            <text:p>1,153</text:p>
          </table:table-cell>
          <table:table-cell table:style-name="ce33" office:value-type="float" office:value="5" calcext:value-type="float">
            <text:p>5</text:p>
          </table:table-cell>
          <table:table-cell table:style-name="ce45" office:value-type="float" office:value="1158" calcext:value-type="float">
            <text:p>1,15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7" office:value-type="float" office:value="2527" calcext:value-type="float">
            <text:p>2,527</text:p>
          </table:table-cell>
          <table:table-cell table:style-name="ce34" office:value-type="float" office:value="2130" calcext:value-type="float">
            <text:p>2,130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894" calcext:value-type="float">
            <text:p>894</text:p>
          </table:table-cell>
          <table:table-cell table:style-name="ce34" office:value-type="float" office:value="1028" calcext:value-type="float">
            <text:p>1,028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2" calcext:value-type="float">
            <text:p>142</text:p>
          </table:table-cell>
          <table:table-cell table:style-name="ce34" office:value-type="float" office:value="4676" calcext:value-type="float">
            <text:p>4,676</text:p>
          </table:table-cell>
          <table:table-cell table:style-name="ce34" office:value-type="float" office:value="4030" calcext:value-type="float">
            <text:p>4,030</text:p>
          </table:table-cell>
          <table:table-cell table:style-name="ce45" office:value-type="float" office:value="8706" calcext:value-type="float">
            <text:p>8,7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201" calcext:value-type="float">
            <text:p>201</text:p>
          </table:table-cell>
          <table:table-cell table:style-name="ce33"/>
          <table:table-cell table:style-name="ce33" office:value-type="float" office:value="216" calcext:value-type="float">
            <text:p>216</text:p>
          </table:table-cell>
          <table:table-cell table:style-name="ce33"/>
          <table:table-cell table:style-name="ce44" office:value-type="float" office:value="216" calcext:value-type="float">
            <text:p>2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3" calcext:value-type="float">
            <text:p>33</text:p>
          </table:table-cell>
          <table:table-cell table:style-name="ce33"/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321" calcext:value-type="float">
            <text:p>3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130" calcext:value-type="float">
            <text:p>130</text:p>
          </table:table-cell>
          <table:table-cell table:style-name="ce44" office:value-type="float" office:value="447" calcext:value-type="float">
            <text:p>4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44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9" calcext:value-type="float">
            <text:p>19</text:p>
          </table:table-cell>
          <table:table-cell table:style-name="ce44" office:value-type="float" office:value="248" calcext:value-type="float">
            <text:p>2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udenten aan hooge scholen, athenaea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8" calcext:value-type="float">
            <text:p>48</text:p>
          </table:table-cell>
          <table:table-cell table:style-name="ce33"/>
          <table:table-cell table:style-name="ce33" office:value-type="float" office:value="115" calcext:value-type="float">
            <text:p>115</text:p>
          </table:table-cell>
          <table:table-cell table:style-name="ce33"/>
          <table:table-cell table:style-name="ce33" office:value-type="float" office:value="164" calcext:value-type="float">
            <text:p>164</text:p>
          </table:table-cell>
          <table:table-cell table:style-name="ce33"/>
          <table:table-cell table:style-name="ce44" office:value-type="float" office:value="164" calcext:value-type="float">
            <text:p>1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58" calcext:value-type="float">
            <text:p>58</text:p>
          </table:table-cell>
          <table:table-cell table:style-name="ce33"/>
          <table:table-cell table:style-name="ce33" office:value-type="float" office:value="59" calcext:value-type="float">
            <text:p>59</text:p>
          </table:table-cell>
          <table:table-cell table:style-name="ce33"/>
          <table:table-cell table:style-name="ce44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abak- en sigarenfabrijkanten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67" calcext:value-type="float">
            <text:p>16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abak- en sigarenkervers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59" calcext:value-type="float">
            <text:p>59</text:p>
          </table:table-cell>
          <table:table-cell table:style-name="ce33"/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71" calcext:value-type="float">
            <text:p>1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abak- en sigarenplan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112" calcext:value-type="float">
            <text:p>1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abak- en sigaren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66" calcext:value-type="float">
            <text:p>66</text:p>
          </table:table-cell>
          <table:table-cell table:style-name="ce33"/>
          <table:table-cell table:style-name="ce34" office:value-type="float" office:value="1047" calcext:value-type="float">
            <text:p>1,047</text:p>
          </table:table-cell>
          <table:table-cell table:style-name="ce33"/>
          <table:table-cell table:style-name="ce34" office:value-type="float" office:value="1114" calcext:value-type="float">
            <text:p>1,114</text:p>
          </table:table-cell>
          <table:table-cell table:style-name="ce33"/>
          <table:table-cell table:style-name="ce45" office:value-type="float" office:value="1114" calcext:value-type="float">
            <text:p>1,1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70" calcext:value-type="float">
            <text:p>70</text:p>
          </table:table-cell>
          <table:table-cell table:style-name="ce33"/>
          <table:table-cell table:style-name="ce33" office:value-type="float" office:value="83" calcext:value-type="float">
            <text:p>83</text:p>
          </table:table-cell>
          <table:table-cell table:style-name="ce33"/>
          <table:table-cell table:style-name="ce44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raan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urf-, koorn- en kolendra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Uitdragers, uitventers, leu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6" calcext:value-type="float">
            <text:p>26</text:p>
          </table:table-cell>
          <table:table-cell table:style-name="ce44" office:value-type="float" office:value="92" calcext:value-type="float">
            <text:p>9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62" calcext:value-type="float">
            <text:p>2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322" calcext:value-type="float">
            <text:p>3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564" calcext:value-type="float">
            <text:p>5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ogelverkoopers, kooibo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IJzer- en koperdr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77" calcext:value-type="float">
            <text:p>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7" office:value-type="float" office:value="8366" calcext:value-type="float">
            <text:p>8,366</text:p>
          </table:table-cell>
          <table:table-cell table:style-name="ce34" office:value-type="float" office:value="8706" calcext:value-type="float">
            <text:p>8,706</text:p>
          </table:table-cell>
          <table:table-cell table:style-name="ce33" office:value-type="float" office:value="979" calcext:value-type="float">
            <text:p>979</text:p>
          </table:table-cell>
          <table:table-cell table:style-name="ce34" office:value-type="float" office:value="1197" calcext:value-type="float">
            <text:p>1,197</text:p>
          </table:table-cell>
          <table:table-cell table:style-name="ce34" office:value-type="float" office:value="1821" calcext:value-type="float">
            <text:p>1,821</text:p>
          </table:table-cell>
          <table:table-cell table:style-name="ce34" office:value-type="float" office:value="2585" calcext:value-type="float">
            <text:p>2,585</text:p>
          </table:table-cell>
          <table:table-cell table:style-name="ce34" office:value-type="float" office:value="3472" calcext:value-type="float">
            <text:p>3,472</text:p>
          </table:table-cell>
          <table:table-cell table:style-name="ce34" office:value-type="float" office:value="23985" calcext:value-type="float">
            <text:p>23,985</text:p>
          </table:table-cell>
          <table:table-cell table:style-name="ce33" office:value-type="string" calcext:value-type="string">
            <text:p>14.641/1</text:p>
          </table:table-cell>
          <table:table-cell table:style-name="ce33" office:value-type="string" calcext:value-type="string">
            <text:p>36.505/2</text:p>
          </table:table-cell>
          <table:table-cell table:style-name="ce45" office:value-type="float" office:value="51146" calcext:value-type="float">
            <text:p>51,1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7" office:value-type="float" office:value="10993" calcext:value-type="float">
            <text:p>10,993</text:p>
          </table:table-cell>
          <table:table-cell table:style-name="ce34" office:value-type="float" office:value="10924" calcext:value-type="float">
            <text:p>10,924</text:p>
          </table:table-cell>
          <table:table-cell table:style-name="ce34" office:value-type="float" office:value="2105" calcext:value-type="float">
            <text:p>2,105</text:p>
          </table:table-cell>
          <table:table-cell table:style-name="ce34" office:value-type="float" office:value="2167" calcext:value-type="float">
            <text:p>2,167</text:p>
          </table:table-cell>
          <table:table-cell table:style-name="ce34" office:value-type="float" office:value="4182" calcext:value-type="float">
            <text:p>4,182</text:p>
          </table:table-cell>
          <table:table-cell table:style-name="ce34" office:value-type="float" office:value="3921" calcext:value-type="float">
            <text:p>3,921</text:p>
          </table:table-cell>
          <table:table-cell table:style-name="ce34" office:value-type="float" office:value="30396" calcext:value-type="float">
            <text:p>30,396</text:p>
          </table:table-cell>
          <table:table-cell table:style-name="ce34" office:value-type="float" office:value="34916" calcext:value-type="float">
            <text:p>34,916</text:p>
          </table:table-cell>
          <table:table-cell table:style-name="ce34" office:value-type="float" office:value="47679" calcext:value-type="float">
            <text:p>47,679</text:p>
          </table:table-cell>
          <table:table-cell table:style-name="ce34" office:value-type="float" office:value="51960" calcext:value-type="float">
            <text:p>51,960</text:p>
          </table:table-cell>
          <table:table-cell table:style-name="ce45" office:value-type="float" office:value="99639" calcext:value-type="float">
            <text:p>99,6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annem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ardappelenmeel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ardewerk- en porcelein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ardewerk- en porceleinkoop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26" calcext:value-type="float">
            <text:p>426</text:p>
          </table:table-cell>
          <table:table-cell table:style-name="ce33"/>
          <table:table-cell table:style-name="ce33" office:value-type="float" office:value="426" calcext:value-type="float">
            <text:p>426</text:p>
          </table:table-cell>
          <table:table-cell table:style-name="ce33"/>
          <table:table-cell table:style-name="ce44" office:value-type="float" office:value="426" calcext:value-type="float">
            <text:p>4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95" calcext:value-type="float">
            <text:p>195</text:p>
          </table:table-cell>
          <table:table-cell table:style-name="ce33"/>
          <table:table-cell table:style-name="ce33" office:value-type="float" office:value="195" calcext:value-type="float">
            <text:p>195</text:p>
          </table:table-cell>
          <table:table-cell table:style-name="ce33"/>
          <table:table-cell table:style-name="ce44" office:value-type="float" office:value="195" calcext:value-type="float">
            <text:p>19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6" office:value-type="float" office:value="16" calcext:value-type="float">
            <text:p>1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386" calcext:value-type="float">
            <text:p>386</text:p>
          </table:table-cell>
          <table:table-cell table:style-name="ce34" office:value-type="float" office:value="25609" calcext:value-type="float">
            <text:p>25,609</text:p>
          </table:table-cell>
          <table:table-cell table:style-name="ce34" office:value-type="float" office:value="8062" calcext:value-type="float">
            <text:p>8,062</text:p>
          </table:table-cell>
          <table:table-cell table:style-name="ce34" office:value-type="float" office:value="26621" calcext:value-type="float">
            <text:p>26,621</text:p>
          </table:table-cell>
          <table:table-cell table:style-name="ce33" office:value-type="string" calcext:value-type="string">
            <text:p>8.496/1</text:p>
          </table:table-cell>
          <table:table-cell table:style-name="ce45" office:value-type="float" office:value="35117" calcext:value-type="float">
            <text:p>35,1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sch-, bagger-, vuilnis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aardscheerders, kappers, paruik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10" calcext:value-type="float">
            <text:p>210</text:p>
          </table:table-cell>
          <table:table-cell table:style-name="ce44" office:value-type="float" office:value="275" calcext:value-type="float">
            <text:p>27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208" calcext:value-type="float">
            <text:p>20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4" calcext:value-type="float">
            <text:p>54</text:p>
          </table:table-cell>
          <table:table-cell table:style-name="ce33"/>
          <table:table-cell table:style-name="ce33" office:value-type="float" office:value="54" calcext:value-type="float">
            <text:p>54</text:p>
          </table:table-cell>
          <table:table-cell table:style-name="ce33"/>
          <table:table-cell table:style-name="ce4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illard-, kaatsballen-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9" calcext:value-type="float">
            <text:p>19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lik- en pleetwerkers, lam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6"/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27" calcext:value-type="float">
            <text:p>27</text:p>
          </table:table-cell>
          <table:table-cell table:style-name="ce44" office:value-type="float" office:value="489" calcext:value-type="float">
            <text:p>4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uw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/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26" calcext:value-type="float">
            <text:p>26</text:p>
          </table:table-cell>
          <table:table-cell table:style-name="ce44" office:value-type="float" office:value="957" calcext:value-type="float">
            <text:p>9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30" calcext:value-type="float">
            <text:p>430</text:p>
          </table:table-cell>
          <table:table-cell table:style-name="ce33"/>
          <table:table-cell table:style-name="ce33" office:value-type="float" office:value="434" calcext:value-type="float">
            <text:p>434</text:p>
          </table:table-cell>
          <table:table-cell table:style-name="ce33"/>
          <table:table-cell table:style-name="ce44" office:value-type="float" office:value="434" calcext:value-type="float">
            <text:p>4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4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750" calcext:value-type="float">
            <text:p>750</text:p>
          </table:table-cell>
          <table:table-cell table:style-name="ce34" office:value-type="float" office:value="3810" calcext:value-type="float">
            <text:p>3,810</text:p>
          </table:table-cell>
          <table:table-cell table:style-name="ce34" office:value-type="float" office:value="8593" calcext:value-type="float">
            <text:p>8,593</text:p>
          </table:table-cell>
          <table:table-cell table:style-name="ce33" office:value-type="string" calcext:value-type="string">
            <text:p>4.119/2</text:p>
          </table:table-cell>
          <table:table-cell table:style-name="ce33" office:value-type="string" calcext:value-type="string">
            <text:p>9.392/3</text:p>
          </table:table-cell>
          <table:table-cell table:style-name="ce45" office:value-type="float" office:value="13511" calcext:value-type="float">
            <text:p>13,5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1" calcext:value-type="float">
            <text:p>21</text:p>
          </table:table-cell>
          <table:table-cell table:style-name="ce44" office:value-type="float" office:value="86" calcext:value-type="float">
            <text:p>8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as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62" calcext:value-type="float">
            <text:p>62</text:p>
          </table:table-cell>
          <table:table-cell table:style-name="ce44" office:value-type="float" office:value="213" calcext:value-type="float">
            <text:p>2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37" calcext:value-type="float">
            <text:p>37</text:p>
          </table:table-cell>
          <table:table-cell table:style-name="ce44" office:value-type="float" office:value="690" calcext:value-type="float">
            <text:p>6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71" calcext:value-type="float">
            <text:p>171</text:p>
          </table:table-cell>
          <table:table-cell table:style-name="ce33"/>
          <table:table-cell table:style-name="ce33" office:value-type="float" office:value="171" calcext:value-type="float">
            <text:p>171</text:p>
          </table:table-cell>
          <table:table-cell table:style-name="ce33"/>
          <table:table-cell table:style-name="ce44" office:value-type="float" office:value="171" calcext:value-type="float">
            <text:p>1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46" calcext:value-type="float">
            <text:p>146</text:p>
          </table:table-cell>
          <table:table-cell table:style-name="ce33"/>
          <table:table-cell table:style-name="ce33" office:value-type="float" office:value="146" calcext:value-type="float">
            <text:p>146</text:p>
          </table:table-cell>
          <table:table-cell table:style-name="ce33"/>
          <table:table-cell table:style-name="ce44" office:value-type="float" office:value="146" calcext:value-type="float">
            <text:p>1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2" calcext:value-type="float">
            <text:p>62</text:p>
          </table:table-cell>
          <table:table-cell table:style-name="ce44" office:value-type="float" office:value="148" calcext:value-type="float">
            <text:p>1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erbergiers, kasteleins, koffijhuis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58" calcext:value-type="float">
            <text:p>58</text:p>
          </table:table-cell>
          <table:table-cell table:style-name="ce44" office:value-type="float" office:value="317" calcext:value-type="float">
            <text:p>3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erders en veehoed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30" calcext:value-type="float">
            <text:p>30</text:p>
          </table:table-cell>
          <table:table-cell table:style-name="ce44" office:value-type="float" office:value="657" calcext:value-type="float">
            <text:p>6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4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6" office:value-type="float" office:value="217" calcext:value-type="float">
            <text:p>217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56" calcext:value-type="float">
            <text:p>356</text:p>
          </table:table-cell>
          <table:table-cell table:style-name="ce44" office:value-type="float" office:value="740" calcext:value-type="float">
            <text:p>7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4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4" calcext:value-type="float">
            <text:p>44</text:p>
          </table:table-cell>
          <table:table-cell table:style-name="ce33"/>
          <table:table-cell table:style-name="ce33" office:value-type="float" office:value="44" calcext:value-type="float">
            <text:p>44</text:p>
          </table:table-cell>
          <table:table-cell table:style-name="ce33"/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arsenmakers (smeer- en was-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75" calcext:value-type="float">
            <text:p>75</text:p>
          </table:table-cell>
          <table:table-cell table:style-name="ce33"/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44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lkbranders, cement- en tras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78" calcext:value-type="float">
            <text:p>78</text:p>
          </table:table-cell>
          <table:table-cell table:style-name="ce33"/>
          <table:table-cell table:style-name="ce34" office:value-type="float" office:value="1599" calcext:value-type="float">
            <text:p>1,599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3" office:value-type="float" office:value="3" calcext:value-type="float">
            <text:p>3</text:p>
          </table:table-cell>
          <table:table-cell table:style-name="ce45" office:value-type="float" office:value="1688" calcext:value-type="float">
            <text:p>1,68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354" calcext:value-type="float">
            <text:p>354</text:p>
          </table:table-cell>
          <table:table-cell table:style-name="ce44" office:value-type="float" office:value="846" calcext:value-type="float">
            <text:p>8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86" calcext:value-type="float">
            <text:p>86</text:p>
          </table:table-cell>
          <table:table-cell table:style-name="ce33"/>
          <table:table-cell table:style-name="ce33" office:value-type="float" office:value="90" calcext:value-type="float">
            <text:p>90</text:p>
          </table:table-cell>
          <table:table-cell table:style-name="ce33"/>
          <table:table-cell table:style-name="ce44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4" office:value-type="float" office:value="1084" calcext:value-type="float">
            <text:p>1,084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1105" calcext:value-type="float">
            <text:p>1,105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1106" calcext:value-type="float">
            <text:p>1,1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string" calcext:value-type="string">
            <text:p>646/1</text:p>
          </table:table-cell>
          <table:table-cell table:style-name="ce33" office:value-type="float" office:value="45" calcext:value-type="float">
            <text:p>45</text:p>
          </table:table-cell>
          <table:table-cell table:style-name="ce44" office:value-type="float" office:value="691" calcext:value-type="float">
            <text:p>69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393" calcext:value-type="float">
            <text:p>39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126" calcext:value-type="float">
            <text:p>126</text:p>
          </table:table-cell>
          <table:table-cell table:style-name="ce33"/>
          <table:table-cell table:style-name="ce33" office:value-type="float" office:value="134" calcext:value-type="float">
            <text:p>134</text:p>
          </table:table-cell>
          <table:table-cell table:style-name="ce33"/>
          <table:table-cell table:style-name="ce44" office:value-type="float" office:value="134" calcext:value-type="float">
            <text:p>1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stschoolhouders 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stschoolleerlingen</text:p>
          </table:table-cell>
          <table:table-cell table:style-name="Default"/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5" calcext:value-type="float">
            <text:p>15</text:p>
          </table:table-cell>
          <table:table-cell table:style-name="ce44" office:value-type="float" office:value="195" calcext:value-type="float">
            <text:p>19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44" calcext:value-type="float">
            <text:p>44</text:p>
          </table:table-cell>
          <table:table-cell table:style-name="ce44" office:value-type="float" office:value="181" calcext:value-type="float">
            <text:p>1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ib- en dijkwerkers, heilbaz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60" calcext:value-type="float">
            <text:p>60</text:p>
          </table:table-cell>
          <table:table-cell table:style-name="ce33"/>
          <table:table-cell table:style-name="ce33" office:value-type="float" office:value="64" calcext:value-type="float">
            <text:p>64</text:p>
          </table:table-cell>
          <table:table-cell table:style-name="ce33"/>
          <table:table-cell table:style-name="ce44" office:value-type="float" office:value="64" calcext:value-type="float">
            <text:p>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125" calcext:value-type="float">
            <text:p>125</text:p>
          </table:table-cell>
          <table:table-cell table:style-name="ce44" office:value-type="float" office:value="492" calcext:value-type="float">
            <text:p>49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7" calcext:value-type="float">
            <text:p>17</text:p>
          </table:table-cell>
          <table:table-cell table:style-name="ce33"/>
          <table:table-cell table:style-name="ce33" office:value-type="float" office:value="17" calcext:value-type="float">
            <text:p>17</text:p>
          </table:table-cell>
          <table:table-cell table:style-name="ce33"/>
          <table:table-cell table:style-name="ce4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4" calcext:value-type="float">
            <text:p>94</text:p>
          </table:table-cell>
          <table:table-cell table:style-name="ce33"/>
          <table:table-cell table:style-name="ce33" office:value-type="float" office:value="94" calcext:value-type="float">
            <text:p>94</text:p>
          </table:table-cell>
          <table:table-cell table:style-name="ce33"/>
          <table:table-cell table:style-name="ce44" office:value-type="float" office:value="94" calcext:value-type="float">
            <text:p>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ipers, hoepel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289" calcext:value-type="float">
            <text:p>289</text:p>
          </table:table-cell>
          <table:table-cell table:style-name="ce33"/>
          <table:table-cell table:style-name="ce33" office:value-type="float" office:value="296" calcext:value-type="float">
            <text:p>296</text:p>
          </table:table-cell>
          <table:table-cell table:style-name="ce33"/>
          <table:table-cell table:style-name="ce44" office:value-type="float" office:value="296" calcext:value-type="float">
            <text:p>2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6" office:value-type="float" office:value="47" calcext:value-type="float">
            <text:p>4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496" calcext:value-type="float">
            <text:p>496</text:p>
          </table:table-cell>
          <table:table-cell table:style-name="ce34" office:value-type="float" office:value="24126" calcext:value-type="float">
            <text:p>24,126</text:p>
          </table:table-cell>
          <table:table-cell table:style-name="ce34" office:value-type="float" office:value="6677" calcext:value-type="float">
            <text:p>6,677</text:p>
          </table:table-cell>
          <table:table-cell table:style-name="ce34" office:value-type="float" office:value="25129" calcext:value-type="float">
            <text:p>25,129</text:p>
          </table:table-cell>
          <table:table-cell table:style-name="ce34" office:value-type="float" office:value="7249" calcext:value-type="float">
            <text:p>7,249</text:p>
          </table:table-cell>
          <table:table-cell table:style-name="ce45" office:value-type="float" office:value="32378" calcext:value-type="float">
            <text:p>32,37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ndhuishoudkundige scholen leerling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ett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oodgieters en pomp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kelaars en kargadoo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nufakturen/* 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nufakturen/* kooplieden</text:p>
          </table:table-cell>
          <table:table-cell table:style-name="Default"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nufakturen/* werklieden</text:p>
          </table:table-cell>
          <table:table-cell table:style-name="Default"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1" calcext:value-type="float">
            <text:p>31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4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888" calcext:value-type="float">
            <text:p>888</text:p>
          </table:table-cell>
          <table:table-cell table:style-name="ce33"/>
          <table:table-cell table:style-name="ce33" office:value-type="float" office:value="904" calcext:value-type="float">
            <text:p>904</text:p>
          </table:table-cell>
          <table:table-cell table:style-name="ce33"/>
          <table:table-cell table:style-name="ce44" office:value-type="float" office:value="904" calcext:value-type="float">
            <text:p>9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4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2" calcext:value-type="float">
            <text:p>92</text:p>
          </table:table-cell>
          <table:table-cell table:style-name="ce33"/>
          <table:table-cell table:style-name="ce33" office:value-type="string" calcext:value-type="string">
            <text:p>1.8</text:p>
          </table:table-cell>
          <table:table-cell table:style-name="ce33"/>
          <table:table-cell table:style-name="ce34" office:value-type="float" office:value="1902" calcext:value-type="float">
            <text:p>1,902</text:p>
          </table:table-cell>
          <table:table-cell table:style-name="ce45" office:value-type="float" office:value="1902" calcext:value-type="float">
            <text:p>1,90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3" calcext:value-type="float">
            <text:p>53</text:p>
          </table:table-cell>
          <table:table-cell table:style-name="ce33"/>
          <table:table-cell table:style-name="ce33" office:value-type="float" office:value="53" calcext:value-type="float">
            <text:p>53</text:p>
          </table:table-cell>
          <table:table-cell table:style-name="ce33"/>
          <table:table-cell table:style-name="ce44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44" calcext:value-type="float">
            <text:p>44</text:p>
          </table:table-cell>
          <table:table-cell table:style-name="ce44" office:value-type="float" office:value="467" calcext:value-type="float">
            <text:p>46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1" calcext:value-type="float">
            <text:p>51</text:p>
          </table:table-cell>
          <table:table-cell table:style-name="ce33"/>
          <table:table-cell table:style-name="ce33" office:value-type="float" office:value="51" calcext:value-type="float">
            <text:p>51</text:p>
          </table:table-cell>
          <table:table-cell table:style-name="ce33"/>
          <table:table-cell table:style-name="ce44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50" calcext:value-type="float">
            <text:p>50</text:p>
          </table:table-cell>
          <table:table-cell table:style-name="ce44" office:value-type="float" office:value="417" calcext:value-type="float">
            <text:p>4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pier- en gekleurd papier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161" calcext:value-type="float">
            <text:p>1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pier- en gekleurd papierhandelaars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pier- en gekleurd papierwerklieden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85" calcext:value-type="float">
            <text:p>85</text:p>
          </table:table-cell>
          <table:table-cell table:style-name="ce44" office:value-type="float" office:value="462" calcext:value-type="float">
            <text:p>4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ik- en teer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leistergieters, boets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89" calcext:value-type="float">
            <text:p>289</text:p>
          </table:table-cell>
          <table:table-cell table:style-name="ce33"/>
          <table:table-cell table:style-name="ce33" office:value-type="float" office:value="289" calcext:value-type="float">
            <text:p>289</text:p>
          </table:table-cell>
          <table:table-cell table:style-name="ce33"/>
          <table:table-cell table:style-name="ce44" office:value-type="float" office:value="289" calcext:value-type="float">
            <text:p>2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4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03" calcext:value-type="float">
            <text:p>203</text:p>
          </table:table-cell>
          <table:table-cell table:style-name="ce44" office:value-type="float" office:value="451" calcext:value-type="float">
            <text:p>4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363" calcext:value-type="float">
            <text:p>3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at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4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elpvisschers, schul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ilders (huis-), glazen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50" calcext:value-type="float">
            <text:p>4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787" calcext:value-type="float">
            <text:p>7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oenmakers en lappers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7" calcext:value-type="float">
            <text:p>47</text:p>
          </table:table-cell>
          <table:table-cell table:style-name="ce33"/>
          <table:table-cell table:style-name="ce34" office:value-type="float" office:value="1404" calcext:value-type="float">
            <text:p>1,404</text:p>
          </table:table-cell>
          <table:table-cell table:style-name="ce33" office:value-type="float" office:value="7" calcext:value-type="float">
            <text:p>7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3" office:value-type="float" office:value="7" calcext:value-type="float">
            <text:p>7</text:p>
          </table:table-cell>
          <table:table-cell table:style-name="ce45" office:value-type="float" office:value="1464" calcext:value-type="float">
            <text:p>1,4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7" office:value-type="float" office:value="8404" calcext:value-type="float">
            <text:p>8,404</text:p>
          </table:table-cell>
          <table:table-cell table:style-name="ce34" office:value-type="float" office:value="7444" calcext:value-type="float">
            <text:p>7,444</text:p>
          </table:table-cell>
          <table:table-cell table:style-name="ce34" office:value-type="float" office:value="3728" calcext:value-type="float">
            <text:p>3,728</text:p>
          </table:table-cell>
          <table:table-cell table:style-name="ce34" office:value-type="float" office:value="3163" calcext:value-type="float">
            <text:p>3,163</text:p>
          </table:table-cell>
          <table:table-cell table:style-name="ce34" office:value-type="float" office:value="3852" calcext:value-type="float">
            <text:p>3,852</text:p>
          </table:table-cell>
          <table:table-cell table:style-name="ce34" office:value-type="float" office:value="2672" calcext:value-type="float">
            <text:p>2,672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130" calcext:value-type="float">
            <text:p>130</text:p>
          </table:table-cell>
          <table:table-cell table:style-name="ce34" office:value-type="float" office:value="16262" calcext:value-type="float">
            <text:p>16,262</text:p>
          </table:table-cell>
          <table:table-cell table:style-name="ce34" office:value-type="float" office:value="13409" calcext:value-type="float">
            <text:p>13,409</text:p>
          </table:table-cell>
          <table:table-cell table:style-name="ce45" office:value-type="float" office:value="29671" calcext:value-type="float">
            <text:p>29,6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9" calcext:value-type="float">
            <text:p>9</text:p>
          </table:table-cell>
          <table:table-cell table:style-name="ce44" office:value-type="float" office:value="460" calcext:value-type="float">
            <text:p>4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40" calcext:value-type="float">
            <text:p>1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31" calcext:value-type="float">
            <text:p>31</text:p>
          </table:table-cell>
          <table:table-cell table:style-name="ce33"/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455" calcext:value-type="float">
            <text:p>4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47" calcext:value-type="float">
            <text:p>47</text:p>
          </table:table-cell>
          <table:table-cell table:style-name="ce34" office:value-type="float" office:value="2306" calcext:value-type="float">
            <text:p>2,306</text:p>
          </table:table-cell>
          <table:table-cell table:style-name="ce33" office:value-type="float" office:value="440" calcext:value-type="float">
            <text:p>440</text:p>
          </table:table-cell>
          <table:table-cell table:style-name="ce34" office:value-type="float" office:value="2498" calcext:value-type="float">
            <text:p>2,498</text:p>
          </table:table-cell>
          <table:table-cell table:style-name="ce33" office:value-type="float" office:value="491" calcext:value-type="float">
            <text:p>491</text:p>
          </table:table-cell>
          <table:table-cell table:style-name="ce45" office:value-type="float" office:value="2989" calcext:value-type="float">
            <text:p>2,9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2" calcext:value-type="float">
            <text:p>62</text:p>
          </table:table-cell>
          <table:table-cell table:style-name="ce33"/>
          <table:table-cell table:style-name="ce33" office:value-type="float" office:value="62" calcext:value-type="float">
            <text:p>62</text:p>
          </table:table-cell>
          <table:table-cell table:style-name="ce33"/>
          <table:table-cell table:style-name="ce44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udenten aan hooge scholen, athenaea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abak- en sigaren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abak- en sigarenkerv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abak- en sigarenplant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1213" calcext:value-type="float">
            <text:p>1,213</text:p>
          </table:table-cell>
          <table:table-cell table:style-name="ce33" office:value-type="float" office:value="178" calcext:value-type="float">
            <text:p>178</text:p>
          </table:table-cell>
          <table:table-cell table:style-name="ce34" office:value-type="float" office:value="1230" calcext:value-type="float">
            <text:p>1,230</text:p>
          </table:table-cell>
          <table:table-cell table:style-name="ce33" office:value-type="float" office:value="181" calcext:value-type="float">
            <text:p>181</text:p>
          </table:table-cell>
          <table:table-cell table:style-name="ce45" office:value-type="float" office:value="1411" calcext:value-type="float">
            <text:p>1,4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abak- en sigaren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56" calcext:value-type="float">
            <text:p>56</text:p>
          </table:table-cell>
          <table:table-cell table:style-name="ce33"/>
          <table:table-cell table:style-name="ce34" office:value-type="float" office:value="2447" calcext:value-type="float">
            <text:p>2,447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2504" calcext:value-type="float">
            <text:p>2,504</text:p>
          </table:table-cell>
          <table:table-cell table:style-name="ce33" office:value-type="float" office:value="3" calcext:value-type="float">
            <text:p>3</text:p>
          </table:table-cell>
          <table:table-cell table:style-name="ce45" office:value-type="float" office:value="2507" calcext:value-type="float">
            <text:p>2,5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133" calcext:value-type="float">
            <text:p>1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raan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urf-, koorn- en kolendr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Uitdragers, uitventers, leurd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4" calcext:value-type="float">
            <text:p>104</text:p>
          </table:table-cell>
          <table:table-cell table:style-name="ce33"/>
          <table:table-cell table:style-name="ce33" office:value-type="float" office:value="105" calcext:value-type="float">
            <text:p>105</text:p>
          </table:table-cell>
          <table:table-cell table:style-name="ce33"/>
          <table:table-cell table:style-name="ce44" office:value-type="float" office:value="105" calcext:value-type="float">
            <text:p>10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7" calcext:value-type="float">
            <text:p>47</text:p>
          </table:table-cell>
          <table:table-cell table:style-name="ce33"/>
          <table:table-cell table:style-name="ce33" office:value-type="float" office:value="47" calcext:value-type="float">
            <text:p>47</text:p>
          </table:table-cell>
          <table:table-cell table:style-name="ce33"/>
          <table:table-cell table:style-name="ce44" office:value-type="float" office:value="47" calcext:value-type="float">
            <text:p>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51" calcext:value-type="float">
            <text:p>2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353" calcext:value-type="float">
            <text:p>3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15" calcext:value-type="float">
            <text:p>15</text:p>
          </table:table-cell>
          <table:table-cell table:style-name="ce44" office:value-type="float" office:value="786" calcext:value-type="float">
            <text:p>78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ogelverkoopers, kooibo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44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1" calcext:value-type="float">
            <text:p>61</text:p>
          </table:table-cell>
          <table:table-cell table:style-name="ce33"/>
          <table:table-cell table:style-name="ce33" office:value-type="float" office:value="61" calcext:value-type="float">
            <text:p>61</text:p>
          </table:table-cell>
          <table:table-cell table:style-name="ce33"/>
          <table:table-cell table:style-name="ce44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IJzer- en koperdr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5" calcext:value-type="float">
            <text:p>55</text:p>
          </table:table-cell>
          <table:table-cell table:style-name="ce33"/>
          <table:table-cell table:style-name="ce33" office:value-type="float" office:value="55" calcext:value-type="float">
            <text:p>55</text:p>
          </table:table-cell>
          <table:table-cell table:style-name="ce33"/>
          <table:table-cell table:style-name="ce44" office:value-type="float" office:value="55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7" office:value-type="float" office:value="22975" calcext:value-type="float">
            <text:p>22,975</text:p>
          </table:table-cell>
          <table:table-cell table:style-name="ce34" office:value-type="float" office:value="23014" calcext:value-type="float">
            <text:p>23,014</text:p>
          </table:table-cell>
          <table:table-cell table:style-name="ce34" office:value-type="float" office:value="2318" calcext:value-type="float">
            <text:p>2,318</text:p>
          </table:table-cell>
          <table:table-cell table:style-name="ce34" office:value-type="float" office:value="2682" calcext:value-type="float">
            <text:p>2,682</text:p>
          </table:table-cell>
          <table:table-cell table:style-name="ce34" office:value-type="float" office:value="5069" calcext:value-type="float">
            <text:p>5,069</text:p>
          </table:table-cell>
          <table:table-cell table:style-name="ce34" office:value-type="float" office:value="6947" calcext:value-type="float">
            <text:p>6,947</text:p>
          </table:table-cell>
          <table:table-cell table:style-name="ce34" office:value-type="float" office:value="8004" calcext:value-type="float">
            <text:p>8,004</text:p>
          </table:table-cell>
          <table:table-cell table:style-name="ce34" office:value-type="float" office:value="56910" calcext:value-type="float">
            <text:p>56,910</text:p>
          </table:table-cell>
          <table:table-cell table:style-name="ce33" office:value-type="string" calcext:value-type="string">
            <text:p>38.367/1</text:p>
          </table:table-cell>
          <table:table-cell table:style-name="ce33" office:value-type="string" calcext:value-type="string">
            <text:p>89.554/2</text:p>
          </table:table-cell>
          <table:table-cell table:style-name="ce45" office:value-type="float" office:value="127921" calcext:value-type="float">
            <text:p>127,9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OTAAL</text:p>
          </table:table-cell>
          <table:table-cell table:style-name="Default"/>
          <table:table-cell table:style-name="ce27" office:value-type="float" office:value="31683" calcext:value-type="float">
            <text:p>31,683</text:p>
          </table:table-cell>
          <table:table-cell table:style-name="ce34" office:value-type="float" office:value="30690" calcext:value-type="float">
            <text:p>30,690</text:p>
          </table:table-cell>
          <table:table-cell table:style-name="ce34" office:value-type="float" office:value="6374" calcext:value-type="float">
            <text:p>6,374</text:p>
          </table:table-cell>
          <table:table-cell table:style-name="ce34" office:value-type="float" office:value="6037" calcext:value-type="float">
            <text:p>6,037</text:p>
          </table:table-cell>
          <table:table-cell table:style-name="ce34" office:value-type="float" office:value="12065" calcext:value-type="float">
            <text:p>12,065</text:p>
          </table:table-cell>
          <table:table-cell table:style-name="ce34" office:value-type="float" office:value="11544" calcext:value-type="float">
            <text:p>11,544</text:p>
          </table:table-cell>
          <table:table-cell table:style-name="ce34" office:value-type="float" office:value="88206" calcext:value-type="float">
            <text:p>88,206</text:p>
          </table:table-cell>
          <table:table-cell table:style-name="ce34" office:value-type="float" office:value="84470" calcext:value-type="float">
            <text:p>84,470</text:p>
          </table:table-cell>
          <table:table-cell table:style-name="ce34" office:value-type="float" office:value="138331" calcext:value-type="float">
            <text:p>138,331</text:p>
          </table:table-cell>
          <table:table-cell table:style-name="ce34" office:value-type="float" office:value="132746" calcext:value-type="float">
            <text:p>132,746</text:p>
          </table:table-cell>
          <table:table-cell table:style-name="ce45" office:value-type="float" office:value="271077" calcext:value-type="float">
            <text:p>271,0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nnem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appelenmeel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kooplieden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dvoka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1" calcext:value-type="float">
            <text:p>51</text:p>
          </table:table-cell>
          <table:table-cell table:style-name="ce33"/>
          <table:table-cell table:style-name="ce33" office:value-type="float" office:value="51" calcext:value-type="float">
            <text:p>51</text:p>
          </table:table-cell>
          <table:table-cell table:style-name="ce33"/>
          <table:table-cell table:style-name="ce44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fbraak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luin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Staats-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55" calcext:value-type="float">
            <text:p>655</text:p>
          </table:table-cell>
          <table:table-cell table:style-name="ce33"/>
          <table:table-cell table:style-name="ce33" office:value-type="float" office:value="655" calcext:value-type="float">
            <text:p>655</text:p>
          </table:table-cell>
          <table:table-cell table:style-name="ce33"/>
          <table:table-cell table:style-name="ce44" office:value-type="float" office:value="655" calcext:value-type="float">
            <text:p>6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Provinciale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Gemeente-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29" calcext:value-type="float">
            <text:p>3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Niet genoemde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pothekers, drogisten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60" calcext:value-type="float">
            <text:p>1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rbeiders, daglooners</text:p>
          </table:table-cell>
          <table:table-cell table:style-name="Default"/>
          <table:table-cell table:style-name="ce26" office:value-type="float" office:value="24" calcext:value-type="float">
            <text:p>2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46" calcext:value-type="float">
            <text:p>46</text:p>
          </table:table-cell>
          <table:table-cell table:style-name="ce34" office:value-type="float" office:value="1086" calcext:value-type="float">
            <text:p>1,086</text:p>
          </table:table-cell>
          <table:table-cell table:style-name="ce33" office:value-type="float" office:value="415" calcext:value-type="float">
            <text:p>415</text:p>
          </table:table-cell>
          <table:table-cell table:style-name="ce34" office:value-type="float" office:value="30193" calcext:value-type="float">
            <text:p>30,193</text:p>
          </table:table-cell>
          <table:table-cell table:style-name="ce34" office:value-type="float" office:value="9275" calcext:value-type="float">
            <text:p>9,275</text:p>
          </table:table-cell>
          <table:table-cell table:style-name="ce34" office:value-type="float" office:value="31387" calcext:value-type="float">
            <text:p>31,387</text:p>
          </table:table-cell>
          <table:table-cell table:style-name="ce33" office:value-type="string" calcext:value-type="string">
            <text:p>9.747/1</text:p>
          </table:table-cell>
          <table:table-cell table:style-name="ce45" office:value-type="float" office:value="41134" calcext:value-type="float">
            <text:p>41,1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sch-, bagger-, vuilnis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zijnstokers, kunstazij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ardscheerders, kappers, paruikenmak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179" calcext:value-type="float">
            <text:p>17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dstoof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127" calcext:value-type="float">
            <text:p>1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eldhouwers, lofwerksnij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leenbankhouders, inbrenge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7" calcext:value-type="float">
            <text:p>7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d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13" calcext:value-type="float">
            <text:p>213</text:p>
          </table:table-cell>
          <table:table-cell table:style-name="ce44" office:value-type="float" office:value="341" calcext:value-type="float">
            <text:p>3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zembinders, rietboeren, rijswer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251" calcext:value-type="float">
            <text:p>2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erbrouwers, bierst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1" calcext:value-type="float">
            <text:p>81</text:p>
          </table:table-cell>
          <table:table-cell table:style-name="ce33"/>
          <table:table-cell table:style-name="ce33" office:value-type="float" office:value="81" calcext:value-type="float">
            <text:p>81</text:p>
          </table:table-cell>
          <table:table-cell table:style-name="ce33"/>
          <table:table-cell table:style-name="ce44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llard-, kaatsballen-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ee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32" calcext:value-type="float">
            <text:p>32</text:p>
          </table:table-cell>
          <table:table-cell table:style-name="ce44" office:value-type="float" office:value="132" calcext:value-type="float">
            <text:p>1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ik- en pleetwerkers, lam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 table:style-name="Default"/>
          <table:table-cell table:style-name="ce26"/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41" calcext:value-type="float">
            <text:p>41</text:p>
          </table:table-cell>
          <table:table-cell table:style-name="ce44" office:value-type="float" office:value="774" calcext:value-type="float">
            <text:p>7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bind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82" calcext:value-type="float">
            <text:p>82</text:p>
          </table:table-cell>
          <table:table-cell table:style-name="ce33"/>
          <table:table-cell table:style-name="ce33" office:value-type="float" office:value="106" calcext:value-type="float">
            <text:p>106</text:p>
          </table:table-cell>
          <table:table-cell table:style-name="ce33"/>
          <table:table-cell table:style-name="ce44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07" calcext:value-type="float">
            <text:p>1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33" office:value-type="float" office:value="102" calcext:value-type="float">
            <text:p>102</text:p>
          </table:table-cell>
          <table:table-cell table:style-name="ce33"/>
          <table:table-cell table:style-name="ce44" office:value-type="float" office:value="102" calcext:value-type="float">
            <text:p>10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nt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45" calcext:value-type="float">
            <text:p>45</text:p>
          </table:table-cell>
          <table:table-cell table:style-name="ce33"/>
          <table:table-cell table:style-name="ce33" office:value-type="float" office:value="54" calcext:value-type="float">
            <text:p>54</text:p>
          </table:table-cell>
          <table:table-cell table:style-name="ce33"/>
          <table:table-cell table:style-name="ce4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uurwerkers, kantwerkers</text:p>
          </table:table-cell>
          <table:table-cell table:style-name="Default"/>
          <table:table-cell table:style-name="ce26"/>
          <table:table-cell table:style-name="ce33" table:number-columns-repeated="4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50" calcext:value-type="float">
            <text:p>1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uwmeest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1" calcext:value-type="float">
            <text:p>31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4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euk- en draagbanden-, keurslijv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illenslijp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78" calcext:value-type="float">
            <text:p>78</text:p>
          </table:table-cell>
          <table:table-cell table:style-name="ce33"/>
          <table:table-cell table:style-name="ce34" office:value-type="float" office:value="1559" calcext:value-type="float">
            <text:p>1,559</text:p>
          </table:table-cell>
          <table:table-cell table:style-name="ce33" office:value-type="float" office:value="48" calcext:value-type="float">
            <text:p>48</text:p>
          </table:table-cell>
          <table:table-cell table:style-name="ce34" office:value-type="float" office:value="1641" calcext:value-type="float">
            <text:p>1,641</text:p>
          </table:table-cell>
          <table:table-cell table:style-name="ce33" office:value-type="float" office:value="48" calcext:value-type="float">
            <text:p>48</text:p>
          </table:table-cell>
          <table:table-cell table:style-name="ce45" office:value-type="float" office:value="1689" calcext:value-type="float">
            <text:p>1,6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jenteel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icorei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ocolade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agbladschrijvers, letterkundig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biteurs en gedelegeerden in de loterij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kkers (lei-, pannen-, riet-)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18" calcext:value-type="float">
            <text:p>518</text:p>
          </table:table-cell>
          <table:table-cell table:style-name="ce33"/>
          <table:table-cell table:style-name="ce33" office:value-type="float" office:value="523" calcext:value-type="float">
            <text:p>523</text:p>
          </table:table-cell>
          <table:table-cell table:style-name="ce33"/>
          <table:table-cell table:style-name="ce44" office:value-type="float" office:value="523" calcext:value-type="float">
            <text:p>5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urwaa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2" calcext:value-type="float">
            <text:p>72</text:p>
          </table:table-cell>
          <table:table-cell table:style-name="ce33"/>
          <table:table-cell table:style-name="ce33" office:value-type="float" office:value="72" calcext:value-type="float">
            <text:p>72</text:p>
          </table:table-cell>
          <table:table-cell table:style-name="ce33"/>
          <table:table-cell table:style-name="ce44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956" calcext:value-type="float">
            <text:p>956</text:p>
          </table:table-cell>
          <table:table-cell table:style-name="ce34" office:value-type="float" office:value="4529" calcext:value-type="float">
            <text:p>4,529</text:p>
          </table:table-cell>
          <table:table-cell table:style-name="ce34" office:value-type="float" office:value="13564" calcext:value-type="float">
            <text:p>13,564</text:p>
          </table:table-cell>
          <table:table-cell table:style-name="ce33" office:value-type="string" calcext:value-type="string">
            <text:p>4.876/2</text:p>
          </table:table-cell>
          <table:table-cell table:style-name="ce33" office:value-type="string" calcext:value-type="string">
            <text:p>14.577/3</text:p>
          </table:table-cell>
          <table:table-cell table:style-name="ce45" office:value-type="float" office:value="19453" calcext:value-type="float">
            <text:p>19,4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abrijkanten van verschillenden aard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52" calcext:value-type="float">
            <text:p>52</text:p>
          </table:table-cell>
          <table:table-cell table:style-name="ce44" office:value-type="float" office:value="193" calcext:value-type="float">
            <text:p>19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ineerz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arkeuken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11" calcext:value-type="float">
            <text:p>11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lanteriewarenhandel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ren- en bandwinkel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z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02" calcext:value-type="float">
            <text:p>102</text:p>
          </table:table-cell>
          <table:table-cell table:style-name="ce44" office:value-type="float" office:value="357" calcext:value-type="float">
            <text:p>3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pensioneerden (burgerlijke en militair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4" office:value-type="float" office:value="1314" calcext:value-type="float">
            <text:p>1,314</text:p>
          </table:table-cell>
          <table:table-cell table:style-name="ce33" office:value-type="float" office:value="114" calcext:value-type="float">
            <text:p>114</text:p>
          </table:table-cell>
          <table:table-cell table:style-name="ce34" office:value-type="float" office:value="1314" calcext:value-type="float">
            <text:p>1,314</text:p>
          </table:table-cell>
          <table:table-cell table:style-name="ce33" office:value-type="float" office:value="114" calcext:value-type="float">
            <text:p>114</text:p>
          </table:table-cell>
          <table:table-cell table:style-name="ce45" office:value-type="float" office:value="1428" calcext:value-type="float">
            <text:p>1,4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schutgieters, geweer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lasblaz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30" calcext:value-type="float">
            <text:p>230</text:p>
          </table:table-cell>
          <table:table-cell table:style-name="ce33"/>
          <table:table-cell table:style-name="ce33" office:value-type="float" office:value="230" calcext:value-type="float">
            <text:p>230</text:p>
          </table:table-cell>
          <table:table-cell table:style-name="ce33"/>
          <table:table-cell table:style-name="ce44" office:value-type="float" office:value="230" calcext:value-type="float">
            <text:p>2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5" calcext:value-type="float">
            <text:p>15</text:p>
          </table:table-cell>
          <table:table-cell table:style-name="ce4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94" calcext:value-type="float">
            <text:p>194</text:p>
          </table:table-cell>
          <table:table-cell table:style-name="ce33"/>
          <table:table-cell table:style-name="ce33" office:value-type="float" office:value="194" calcext:value-type="float">
            <text:p>194</text:p>
          </table:table-cell>
          <table:table-cell table:style-name="ce33"/>
          <table:table-cell table:style-name="ce44" office:value-type="float" office:value="194" calcext:value-type="float">
            <text:p>1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anhandelaars, gist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iendbaz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enten-, fruit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86" calcext:value-type="float">
            <text:p>86</text:p>
          </table:table-cell>
          <table:table-cell table:style-name="ce44" office:value-type="float" office:value="107" calcext:value-type="float">
            <text:p>1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ndeigena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69" calcext:value-type="float">
            <text:p>69</text:p>
          </table:table-cell>
          <table:table-cell table:style-name="ce44" office:value-type="float" office:value="187" calcext:value-type="float">
            <text:p>1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ssiers, slij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87" calcext:value-type="float">
            <text:p>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utters, kruideni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4" calcext:value-type="float">
            <text:p>14</text:p>
          </table:table-cell>
          <table:table-cell table:style-name="ce44" office:value-type="float" office:value="176" calcext:value-type="float">
            <text:p>1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ar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reizi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schoenen- en dass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ven- en baken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4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tmaaij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nnep- en vlasbereiders en tee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bergiers, kasteleins, koffijhuis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99" calcext:value-type="float">
            <text:p>99</text:p>
          </table:table-cell>
          <table:table-cell table:style-name="ce44" office:value-type="float" office:value="496" calcext:value-type="float">
            <text:p>4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ders en veehoed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31" calcext:value-type="float">
            <text:p>31</text:p>
          </table:table-cell>
          <table:table-cell table:style-name="ce44" office:value-type="float" office:value="707" calcext:value-type="float">
            <text:p>7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eden-, petten- en stroohoeden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" calcext:value-type="float">
            <text:p>9</text:p>
          </table:table-cell>
          <table:table-cell table:style-name="ce44" office:value-type="float" office:value="101" calcext:value-type="float">
            <text:p>10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hak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4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zaagmolenaars, houtzagers, hout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12" calcext:value-type="float">
            <text:p>1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uisleerlingen</text:p>
          </table:table-cell>
          <table:table-cell table:style-name="Default"/>
          <table:table-cell table:style-name="ce26" office:value-type="float" office:value="289" calcext:value-type="float">
            <text:p>289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579" calcext:value-type="float">
            <text:p>579</text:p>
          </table:table-cell>
          <table:table-cell table:style-name="ce45" office:value-type="float" office:value="1168" calcext:value-type="float">
            <text:p>1,1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44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leggers van levensbehoef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8" calcext:value-type="float">
            <text:p>48</text:p>
          </table:table-cell>
          <table:table-cell table:style-name="ce33"/>
          <table:table-cell table:style-name="ce33" office:value-type="float" office:value="48" calcext:value-type="float">
            <text:p>48</text:p>
          </table:table-cell>
          <table:table-cell table:style-name="ce33"/>
          <table:table-cell table:style-name="ce44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uweliers, goud- en zilversmed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ders, wolkamm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senmakers (smeer- en was-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binet- en schrijnwerkers, kunstdraaij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97" calcext:value-type="float">
            <text:p>39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landmag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zee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lkbranders, cement- en tras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ntoor- en winkelbedienden, pakhuisknecht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57" calcext:value-type="float">
            <text:p>57</text:p>
          </table:table-cell>
          <table:table-cell table:style-name="ce44" office:value-type="float" office:value="470" calcext:value-type="float">
            <text:p>4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make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84" calcext:value-type="float">
            <text:p>184</text:p>
          </table:table-cell>
          <table:table-cell table:style-name="ce33"/>
          <table:table-cell table:style-name="ce34" office:value-type="float" office:value="2597" calcext:value-type="float">
            <text:p>2,597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2794" calcext:value-type="float">
            <text:p>2,794</text:p>
          </table:table-cell>
          <table:table-cell table:style-name="ce33" office:value-type="float" office:value="3" calcext:value-type="float">
            <text:p>3</text:p>
          </table:table-cell>
          <table:table-cell table:style-name="ce45" office:value-type="float" office:value="2797" calcext:value-type="float">
            <text:p>2,79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en- en gemaaktgoe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inhandelaars, winkeli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string" calcext:value-type="string">
            <text:p>1.06</text:p>
          </table:table-cell>
          <table:table-cell table:style-name="ce33" office:value-type="float" office:value="723" calcext:value-type="float">
            <text:p>723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3" office:value-type="float" office:value="723" calcext:value-type="float">
            <text:p>723</text:p>
          </table:table-cell>
          <table:table-cell table:style-name="ce45" office:value-type="float" office:value="1784" calcext:value-type="float">
            <text:p>1,78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52" calcext:value-type="float">
            <text:p>152</text:p>
          </table:table-cell>
          <table:table-cell table:style-name="ce33"/>
          <table:table-cell table:style-name="ce33" office:value-type="float" office:value="156" calcext:value-type="float">
            <text:p>156</text:p>
          </table:table-cell>
          <table:table-cell table:style-name="ce33"/>
          <table:table-cell table:style-name="ce44" office:value-type="float" office:value="156" calcext:value-type="float">
            <text:p>1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ompen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4" office:value-type="float" office:value="1236" calcext:value-type="float">
            <text:p>1,23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1.26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1261" calcext:value-type="float">
            <text:p>1,2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noopenmakers</text:p>
          </table:table-cell>
          <table:table-cell table:style-name="Default"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enbran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plieden van verschillenden aard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1379" calcext:value-type="float">
            <text:p>1,379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string" calcext:value-type="string">
            <text:p>1.403/1</text:p>
          </table:table-cell>
          <table:table-cell table:style-name="ce33" office:value-type="float" office:value="205" calcext:value-type="float">
            <text:p>205</text:p>
          </table:table-cell>
          <table:table-cell table:style-name="ce45" office:value-type="float" office:value="1608" calcext:value-type="float">
            <text:p>1,60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molenaa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9" calcext:value-type="float">
            <text:p>9</text:p>
          </table:table-cell>
          <table:table-cell table:style-name="ce44" office:value-type="float" office:value="514" calcext:value-type="float">
            <text:p>5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versch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330" calcext:value-type="float">
            <text:p>3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, klok- en geelgie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houders 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3" calcext:value-type="float">
            <text:p>23</text:p>
          </table:table-cell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leerlingen</text:p>
          </table:table-cell>
          <table:table-cell table:style-name="Default"/>
          <table:table-cell table:style-name="ce26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112" calcext:value-type="float">
            <text:p>112</text:p>
          </table:table-cell>
          <table:table-cell table:style-name="ce44" office:value-type="float" office:value="426" calcext:value-type="float">
            <text:p>4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ankind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ers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06" calcext:value-type="float">
            <text:p>106</text:p>
          </table:table-cell>
          <table:table-cell table:style-name="ce44" office:value-type="float" office:value="347" calcext:value-type="float">
            <text:p>3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m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b- en dijkwerkers, heibaz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61" calcext:value-type="float">
            <text:p>61</text:p>
          </table:table-cell>
          <table:table-cell table:style-name="ce33"/>
          <table:table-cell table:style-name="ce33" office:value-type="float" office:value="65" calcext:value-type="float">
            <text:p>65</text:p>
          </table:table-cell>
          <table:table-cell table:style-name="ce33"/>
          <table:table-cell table:style-name="ce44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oeghouders, tappers enz.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230" calcext:value-type="float">
            <text:p>230</text:p>
          </table:table-cell>
          <table:table-cell table:style-name="ce44" office:value-type="float" office:value="863" calcext:value-type="float">
            <text:p>8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dfabrijkanten en vuurwerk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jers, sjouwers, schoenpoetsers</text:p>
          </table:table-cell>
          <table:table-cell table:style-name="Default"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04" calcext:value-type="float">
            <text:p>1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64" calcext:value-type="float">
            <text:p>164</text:p>
          </table:table-cell>
          <table:table-cell table:style-name="ce33"/>
          <table:table-cell table:style-name="ce33" office:value-type="float" office:value="164" calcext:value-type="float">
            <text:p>164</text:p>
          </table:table-cell>
          <table:table-cell table:style-name="ce33"/>
          <table:table-cell table:style-name="ce44" office:value-type="float" office:value="164" calcext:value-type="float">
            <text:p>1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34" office:value-type="float" office:value="1674" calcext:value-type="float">
            <text:p>1,674</text:p>
          </table:table-cell>
          <table:table-cell table:style-name="ce33"/>
          <table:table-cell table:style-name="ce34" office:value-type="float" office:value="1706" calcext:value-type="float">
            <text:p>1,706</text:p>
          </table:table-cell>
          <table:table-cell table:style-name="ce33"/>
          <table:table-cell table:style-name="ce45" office:value-type="float" office:value="1706" calcext:value-type="float">
            <text:p>1,7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ipers, koepel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431" calcext:value-type="float">
            <text:p>431</text:p>
          </table:table-cell>
          <table:table-cell table:style-name="ce33"/>
          <table:table-cell table:style-name="ce33" office:value-type="float" office:value="453" calcext:value-type="float">
            <text:p>453</text:p>
          </table:table-cell>
          <table:table-cell table:style-name="ce33"/>
          <table:table-cell table:style-name="ce44" office:value-type="float" office:value="453" calcext:value-type="float">
            <text:p>4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enaars, goochelaa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koopers, muzijk- en teekenhandela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l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123" calcext:value-type="float">
            <text:p>1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schild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rkensnijd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bouwers</text:p>
          </table:table-cell>
          <table:table-cell table:style-name="Default"/>
          <table:table-cell table:style-name="ce26" office:value-type="float" office:value="47" calcext:value-type="float">
            <text:p>4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500" calcext:value-type="float">
            <text:p>500</text:p>
          </table:table-cell>
          <table:table-cell table:style-name="ce34" office:value-type="float" office:value="26348" calcext:value-type="float">
            <text:p>26,348</text:p>
          </table:table-cell>
          <table:table-cell table:style-name="ce34" office:value-type="float" office:value="6935" calcext:value-type="float">
            <text:p>6,935</text:p>
          </table:table-cell>
          <table:table-cell table:style-name="ce34" office:value-type="float" office:value="27412" calcext:value-type="float">
            <text:p>27,412</text:p>
          </table:table-cell>
          <table:table-cell table:style-name="ce34" office:value-type="float" office:value="7517" calcext:value-type="float">
            <text:p>7,517</text:p>
          </table:table-cell>
          <table:table-cell table:style-name="ce45" office:value-type="float" office:value="34929" calcext:value-type="float">
            <text:p>34,9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leerling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meters en teekenaars bij het kadaster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taarnopste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leerlingen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eerbereiders en looij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01" calcext:value-type="float">
            <text:p>20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ett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hoofden</text:p>
          </table:table-cell>
          <table:table-cell table:style-name="Default"/>
          <table:table-cell table:style-name="ce26"/>
          <table:table-cell table:style-name="ce33" table:number-columns-repeated="5"/>
          <table:table-cell table:number-columns-repeated="4" table:style-name="ce33" office:value-type="float" office:value="21" calcext:value-type="float">
            <text:p>21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dienstdoend personeel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4" calcext:value-type="float">
            <text:p>34</text:p>
          </table:table-cell>
          <table:table-cell table:style-name="ce4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ni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gieters en pomp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4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wit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jm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gazijn- en pakhuis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kerlaars en kargadoo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den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61" calcext:value-type="float">
            <text:p>1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kooplieden</text:p>
          </table:table-cell>
          <table:table-cell table:style-name="Default"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werklieden</text:p>
          </table:table-cell>
          <table:table-cell table:style-name="Default"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6" calcext:value-type="float">
            <text:p>106</text:p>
          </table:table-cell>
          <table:table-cell table:style-name="ce33"/>
          <table:table-cell table:style-name="ce33" office:value-type="float" office:value="107" calcext:value-type="float">
            <text:p>107</text:p>
          </table:table-cell>
          <table:table-cell table:style-name="ce33"/>
          <table:table-cell table:style-name="ce44" office:value-type="float" office:value="107" calcext:value-type="float">
            <text:p>1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ttenmakers</text:p>
          </table:table-cell>
          <table:table-cell table:style-name="Default"/>
          <table:table-cell table:style-name="ce26"/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number-columns-repeated="3"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krapbereiders en 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sters (keur-, markt-, waag-), afsla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lk-, boter-, kaas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ssenmakers en slijp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selaars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4" office:value-type="float" office:value="1510" calcext:value-type="float">
            <text:p>1,510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1532" calcext:value-type="float">
            <text:p>1,532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1533" calcext:value-type="float">
            <text:p>1,5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demaakst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69" calcext:value-type="float">
            <text:p>69</text:p>
          </table:table-cell>
          <table:table-cell table:style-name="ce33"/>
          <table:table-cell table:style-name="ce33" office:value-type="float" office:value="69" calcext:value-type="float">
            <text:p>69</text:p>
          </table:table-cell>
          <table:table-cell table:style-name="ce44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len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4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ut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ijn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6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4065" calcext:value-type="float">
            <text:p>4,065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4273" calcext:value-type="float">
            <text:p>4,273</text:p>
          </table:table-cell>
          <table:table-cell table:style-name="ce45" office:value-type="float" office:value="4276" calcext:value-type="float">
            <text:p>4,2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chtwer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3" calcext:value-type="float">
            <text:p>83</text:p>
          </table:table-cell>
          <table:table-cell table:style-name="ce33"/>
          <table:table-cell table:style-name="ce33" office:value-type="float" office:value="83" calcext:value-type="float">
            <text:p>83</text:p>
          </table:table-cell>
          <table:table-cell table:style-name="ce33"/>
          <table:table-cell table:style-name="ce44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 (kandidaat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8" calcext:value-type="float">
            <text:p>38</text:p>
          </table:table-cell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/>
          <table:table-cell table:style-name="ce44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lieslagers en molen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64" calcext:value-type="float">
            <text:p>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mroepers, aanpl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142" calcext:value-type="float">
            <text:p>142</text:p>
          </table:table-cell>
          <table:table-cell table:style-name="ce44" office:value-type="float" office:value="752" calcext:value-type="float">
            <text:p>7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pzigters, conducteurs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44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rgeldraaijers, straatmuz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58" calcext:value-type="float">
            <text:p>5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beest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51" calcext:value-type="float">
            <text:p>51</text:p>
          </table:table-cell>
          <table:table-cell table:style-name="ce44" office:value-type="float" office:value="551" calcext:value-type="float">
            <text:p>5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162" calcext:value-type="float">
            <text:p>1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handel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werklieden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85" calcext:value-type="float">
            <text:p>85</text:p>
          </table:table-cell>
          <table:table-cell table:style-name="ce44" office:value-type="float" office:value="474" calcext:value-type="float">
            <text:p>4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rapluie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ennenberei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- en teer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aat- en steendrukkers, plaatsnij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eistergieters, boets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19" calcext:value-type="float">
            <text:p>419</text:p>
          </table:table-cell>
          <table:table-cell table:style-name="ce33"/>
          <table:table-cell table:style-name="ce33" office:value-type="float" office:value="419" calcext:value-type="float">
            <text:p>419</text:p>
          </table:table-cell>
          <table:table-cell table:style-name="ce33"/>
          <table:table-cell table:style-name="ce44" office:value-type="float" office:value="419" calcext:value-type="float">
            <text:p>4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rokur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ublieke vrouwen, publiekhuishou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jp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gterlijke magt (ambtenaren der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44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eniers, partikuli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454" calcext:value-type="float">
            <text:p>454</text:p>
          </table:table-cell>
          <table:table-cell table:style-name="ce44" office:value-type="float" office:value="861" calcext:value-type="float">
            <text:p>8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-, wagen-, koffer-, zadelma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10" calcext:value-type="float">
            <text:p>10</text:p>
          </table:table-cell>
          <table:table-cell table:style-name="ce44" office:value-type="float" office:value="614" calcext:value-type="float">
            <text:p>6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schil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aarslijp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ut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2" calcext:value-type="float">
            <text:p>42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/>
          <table:table-cell table:style-name="ce4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70" calcext:value-type="float">
            <text:p>70</text:p>
          </table:table-cell>
          <table:table-cell table:style-name="ce33"/>
          <table:table-cell table:style-name="ce33" office:value-type="float" office:value="72" calcext:value-type="float">
            <text:p>72</text:p>
          </table:table-cell>
          <table:table-cell table:style-name="ce33"/>
          <table:table-cell table:style-name="ce44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sw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lpvisschers, schul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rm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lder (huis-), glazenmakers</text:p>
          </table:table-cell>
          <table:table-cell table:style-name="Default"/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56" calcext:value-type="float">
            <text:p>56</text:p>
          </table:table-cell>
          <table:table-cell table:style-name="ce33"/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990" calcext:value-type="float">
            <text:p>9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8" calcext:value-type="float">
            <text:p>28</text:p>
          </table:table-cell>
          <table:table-cell table:style-name="ce33"/>
          <table:table-cell table:style-name="ce34" office:value-type="float" office:value="1253" calcext:value-type="float">
            <text:p>1,253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float" office:value="1287" calcext:value-type="float">
            <text:p>1,287</text:p>
          </table:table-cell>
          <table:table-cell table:style-name="ce33" office:value-type="float" office:value="4" calcext:value-type="float">
            <text:p>4</text:p>
          </table:table-cell>
          <table:table-cell table:style-name="ce45" office:value-type="float" office:value="1291" calcext:value-type="float">
            <text:p>1,29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enmakers en lappers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8" calcext:value-type="float">
            <text:p>148</text:p>
          </table:table-cell>
          <table:table-cell table:style-name="ce33"/>
          <table:table-cell table:style-name="ce34" office:value-type="float" office:value="2444" calcext:value-type="float">
            <text:p>2,444</text:p>
          </table:table-cell>
          <table:table-cell table:style-name="ce33" office:value-type="float" office:value="12" calcext:value-type="float">
            <text:p>12</text:p>
          </table:table-cell>
          <table:table-cell table:style-name="ce34" office:value-type="float" office:value="2610" calcext:value-type="float">
            <text:p>2,610</text:p>
          </table:table-cell>
          <table:table-cell table:style-name="ce33" office:value-type="float" office:value="12" calcext:value-type="float">
            <text:p>12</text:p>
          </table:table-cell>
          <table:table-cell table:style-name="ce45" office:value-type="float" office:value="2622" calcext:value-type="float">
            <text:p>2,6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lleerlingen</text:p>
          </table:table-cell>
          <table:table-cell table:style-name="Default"/>
          <table:table-cell table:style-name="ce27" office:value-type="float" office:value="10931" calcext:value-type="float">
            <text:p>10,931</text:p>
          </table:table-cell>
          <table:table-cell table:style-name="ce34" office:value-type="float" office:value="9574" calcext:value-type="float">
            <text:p>9,574</text:p>
          </table:table-cell>
          <table:table-cell table:style-name="ce34" office:value-type="float" office:value="4718" calcext:value-type="float">
            <text:p>4,718</text:p>
          </table:table-cell>
          <table:table-cell table:style-name="ce34" office:value-type="float" office:value="4057" calcext:value-type="float">
            <text:p>4,057</text:p>
          </table:table-cell>
          <table:table-cell table:style-name="ce34" office:value-type="float" office:value="4880" calcext:value-type="float">
            <text:p>4,880</text:p>
          </table:table-cell>
          <table:table-cell table:style-name="ce34" office:value-type="float" office:value="3536" calcext:value-type="float">
            <text:p>3,536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272" calcext:value-type="float">
            <text:p>272</text:p>
          </table:table-cell>
          <table:table-cell table:style-name="ce34" office:value-type="float" office:value="20938" calcext:value-type="float">
            <text:p>20,938</text:p>
          </table:table-cell>
          <table:table-cell table:style-name="ce34" office:value-type="float" office:value="17439" calcext:value-type="float">
            <text:p>17,439</text:p>
          </table:table-cell>
          <table:table-cell table:style-name="ce45" office:value-type="float" office:value="38377" calcext:value-type="float">
            <text:p>38,3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rsteenveg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grof-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9" calcext:value-type="float">
            <text:p>9</text:p>
          </table:table-cell>
          <table:table-cell table:style-name="ce44" office:value-type="float" office:value="676" calcext:value-type="float">
            <text:p>6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hoef-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81" calcext:value-type="float">
            <text:p>1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kagchel- en andere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64" calcext:value-type="float">
            <text:p>64</text:p>
          </table:table-cell>
          <table:table-cell table:style-name="ce33"/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14" calcext:value-type="float">
            <text:p>14</text:p>
          </table:table-cell>
          <table:table-cell table:style-name="ce44" office:value-type="float" office:value="776" calcext:value-type="float">
            <text:p>7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ollici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eldenfabrijkanten en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egel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nners, spoelders, wevers</text:p>
          </table:table-cell>
          <table:table-cell table:style-name="Default"/>
          <table:table-cell table:style-name="ce2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55" calcext:value-type="float">
            <text:p>55</text:p>
          </table:table-cell>
          <table:table-cell table:style-name="ce34" office:value-type="float" office:value="2595" calcext:value-type="float">
            <text:p>2,595</text:p>
          </table:table-cell>
          <table:table-cell table:style-name="ce33" office:value-type="float" office:value="562" calcext:value-type="float">
            <text:p>562</text:p>
          </table:table-cell>
          <table:table-cell table:style-name="ce34" office:value-type="float" office:value="2815" calcext:value-type="float">
            <text:p>2,815</text:p>
          </table:table-cell>
          <table:table-cell table:style-name="ce33" office:value-type="float" office:value="621" calcext:value-type="float">
            <text:p>621</text:p>
          </table:table-cell>
          <table:table-cell table:style-name="ce45" office:value-type="float" office:value="3436" calcext:value-type="float">
            <text:p>3,4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oorweg- en stoombootbeamb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jker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alhouders, rijtuigverhuu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houw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kolen-, hout- en turf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lzi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elen-bekleeders, draaijers, matt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1" calcext:value-type="float">
            <text:p>21</text:p>
          </table:table-cell>
          <table:table-cell table:style-name="ce44" office:value-type="float" office:value="316" calcext:value-type="float">
            <text:p>3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ffenverwers, glanz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110" calcext:value-type="float">
            <text:p>1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raat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44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hooge scholen, athenaea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26" calcext:value-type="float">
            <text:p>26</text:p>
          </table:table-cell>
          <table:table-cell table:style-name="ce33"/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academien, clinische scholen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seminarien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9" calcext:value-type="float">
            <text:p>49</text:p>
          </table:table-cell>
          <table:table-cell table:style-name="ce33"/>
          <table:table-cell table:style-name="ce33" office:value-type="float" office:value="119" calcext:value-type="float">
            <text:p>119</text:p>
          </table:table-cell>
          <table:table-cell table:style-name="ce33"/>
          <table:table-cell table:style-name="ce33" office:value-type="float" office:value="169" calcext:value-type="float">
            <text:p>169</text:p>
          </table:table-cell>
          <table:table-cell table:style-name="ce33"/>
          <table:table-cell table:style-name="ce44" office:value-type="float" office:value="169" calcext:value-type="float">
            <text:p>1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kadoors, witt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64" calcext:value-type="float">
            <text:p>64</text:p>
          </table:table-cell>
          <table:table-cell table:style-name="ce33"/>
          <table:table-cell table:style-name="ce33" office:value-type="float" office:value="65" calcext:value-type="float">
            <text:p>65</text:p>
          </table:table-cell>
          <table:table-cell table:style-name="ce33"/>
          <table:table-cell table:style-name="ce44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ijfsel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- en pastijb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raffinad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almeesters, translateu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fabrijkanten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71" calcext:value-type="float">
            <text:p>1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kervers</text:p>
          </table:table-cell>
          <table:table-cell table:style-name="Default"/>
          <table:table-cell table:style-name="ce26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59" calcext:value-type="float">
            <text:p>59</text:p>
          </table:table-cell>
          <table:table-cell table:style-name="ce33"/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77" calcext:value-type="float">
            <text:p>1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plant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1318" calcext:value-type="float">
            <text:p>1,318</text:p>
          </table:table-cell>
          <table:table-cell table:style-name="ce33" office:value-type="float" office:value="185" calcext:value-type="float">
            <text:p>185</text:p>
          </table:table-cell>
          <table:table-cell table:style-name="ce34" office:value-type="float" office:value="1335" calcext:value-type="float">
            <text:p>1,335</text:p>
          </table:table-cell>
          <table:table-cell table:style-name="ce33" office:value-type="float" office:value="188" calcext:value-type="float">
            <text:p>188</text:p>
          </table:table-cell>
          <table:table-cell table:style-name="ce45" office:value-type="float" office:value="1523" calcext:value-type="float">
            <text:p>1,5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pijtfabrijkant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mmerlieden, kistenmakers</text:p>
          </table:table-cell>
          <table:table-cell table:style-name="Default"/>
          <table:table-cell table:style-name="ce26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122" calcext:value-type="float">
            <text:p>122</text:p>
          </table:table-cell>
          <table:table-cell table:style-name="ce33"/>
          <table:table-cell table:style-name="ce34" office:value-type="float" office:value="3494" calcext:value-type="float">
            <text:p>3,494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3618" calcext:value-type="float">
            <text:p>3,618</text:p>
          </table:table-cell>
          <table:table-cell table:style-name="ce33" office:value-type="float" office:value="3" calcext:value-type="float">
            <text:p>3</text:p>
          </table:table-cell>
          <table:table-cell table:style-name="ce45" office:value-type="float" office:value="3621" calcext:value-type="float">
            <text:p>3,6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nnegiet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169" calcext:value-type="float">
            <text:p>1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uwslagers, baanwerk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27" calcext:value-type="float">
            <text:p>1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raan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urf-, koorn- en kolendra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itdragers, uitventers, leurd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30" calcext:value-type="float">
            <text:p>30</text:p>
          </table:table-cell>
          <table:table-cell table:style-name="ce44" office:value-type="float" office:value="115" calcext:value-type="float">
            <text:p>1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urwerk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95" calcext:value-type="float">
            <text:p>19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arts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6" calcext:value-type="float">
            <text:p>66</text:p>
          </table:table-cell>
          <table:table-cell table:style-name="ce33"/>
          <table:table-cell table:style-name="ce33" office:value-type="float" office:value="66" calcext:value-type="float">
            <text:p>66</text:p>
          </table:table-cell>
          <table:table-cell table:style-name="ce33"/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nlieden, turfbo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ndu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gulders, lijstenma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ll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droogers en rookers</text:p>
          </table:table-cell>
          <table:table-cell table:style-name="Default"/>
          <table:table-cell table:style-name="ce26"/>
          <table:table-cell table:style-name="ce33" table:number-columns-repeated="6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schers</text:p>
          </table:table-cell>
          <table:table-cell table:style-name="Default"/>
          <table:table-cell table:style-name="ce26"/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513" calcext:value-type="float">
            <text:p>5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leeschhouwers, spekslagers, poeli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675" calcext:value-type="float">
            <text:p>67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ddenra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1316" calcext:value-type="float">
            <text:p>1,316</text:p>
          </table:table-cell>
          <table:table-cell table:style-name="ce33" office:value-type="float" office:value="15" calcext:value-type="float">
            <text:p>15</text:p>
          </table:table-cell>
          <table:table-cell table:style-name="ce34" office:value-type="float" office:value="1333" calcext:value-type="float">
            <text:p>1,333</text:p>
          </table:table-cell>
          <table:table-cell table:style-name="ce33" office:value-type="float" office:value="17" calcext:value-type="float">
            <text:p>17</text:p>
          </table:table-cell>
          <table:table-cell table:style-name="ce45" office:value-type="float" office:value="1350" calcext:value-type="float">
            <text:p>1,3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gelverkoopers, kooiboer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57" calcext:value-type="float">
            <text:p>57</text:p>
          </table:table-cell>
          <table:table-cell table:style-name="ce33"/>
          <table:table-cell table:style-name="ce33" office:value-type="float" office:value="57" calcext:value-type="float">
            <text:p>57</text:p>
          </table:table-cell>
          <table:table-cell table:style-name="ce33"/>
          <table:table-cell table:style-name="ce44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fel- en poffertjesbakk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termolen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4" calcext:value-type="float">
            <text:p>64</text:p>
          </table:table-cell>
          <table:table-cell table:style-name="ce33"/>
          <table:table-cell table:style-name="ce33" office:value-type="float" office:value="64" calcext:value-type="float">
            <text:p>64</text:p>
          </table:table-cell>
          <table:table-cell table:style-name="ce33"/>
          <table:table-cell table:style-name="ce44" office:value-type="float" office:value="64" calcext:value-type="float">
            <text:p>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 table:style-name="Default"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26" calcext:value-type="float">
            <text:p>26</text:p>
          </table:table-cell>
          <table:table-cell table:style-name="ce33"/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ijnhandelaa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78" calcext:value-type="float">
            <text:p>7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kmees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- en koperdr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giet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kwaarnemers, commissionnai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32" calcext:value-type="float">
            <text:p>1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kkenmakers en verhuur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nd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pzi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ekenoppass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utzied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ardveg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velstokken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jdeteelt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schillende beroepen</text:p>
          </table:table-cell>
          <table:table-cell table:style-name="Default"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nder beroep</text:p>
          </table:table-cell>
          <table:table-cell table:style-name="Default"/>
          <table:table-cell table:style-name="ce27" office:value-type="float" office:value="31341" calcext:value-type="float">
            <text:p>31,341</text:p>
          </table:table-cell>
          <table:table-cell table:style-name="ce34" office:value-type="float" office:value="31720" calcext:value-type="float">
            <text:p>31,720</text:p>
          </table:table-cell>
          <table:table-cell table:style-name="ce34" office:value-type="float" office:value="3297" calcext:value-type="float">
            <text:p>3,297</text:p>
          </table:table-cell>
          <table:table-cell table:style-name="ce34" office:value-type="float" office:value="3879" calcext:value-type="float">
            <text:p>3,879</text:p>
          </table:table-cell>
          <table:table-cell table:style-name="ce34" office:value-type="float" office:value="6890" calcext:value-type="float">
            <text:p>6,890</text:p>
          </table:table-cell>
          <table:table-cell table:style-name="ce34" office:value-type="float" office:value="9532" calcext:value-type="float">
            <text:p>9,532</text:p>
          </table:table-cell>
          <table:table-cell table:style-name="ce34" office:value-type="float" office:value="11476" calcext:value-type="float">
            <text:p>11,476</text:p>
          </table:table-cell>
          <table:table-cell table:style-name="ce34" office:value-type="float" office:value="80895" calcext:value-type="float">
            <text:p>80,895</text:p>
          </table:table-cell>
          <table:table-cell table:style-name="ce33" office:value-type="string" calcext:value-type="string">
            <text:p>53.008/1</text:p>
          </table:table-cell>
          <table:table-cell table:style-name="ce33" office:value-type="string" calcext:value-type="string">
            <text:p>126.059/2</text:p>
          </table:table-cell>
          <table:table-cell table:style-name="ce45" office:value-type="float" office:value="179067" calcext:value-type="float">
            <text:p>179,06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roep onbekend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string" calcext:value-type="string">
            <text:p>TOTAAL</text:p>
          </table:table-cell>
          <table:table-cell table:style-name="Default"/>
          <table:table-cell table:style-name="ce28" office:value-type="float" office:value="42676" calcext:value-type="float">
            <text:p>42,676</text:p>
          </table:table-cell>
          <table:table-cell table:style-name="ce35" office:value-type="float" office:value="41614" calcext:value-type="float">
            <text:p>41,614</text:p>
          </table:table-cell>
          <table:table-cell table:style-name="ce35" office:value-type="float" office:value="8479" calcext:value-type="float">
            <text:p>8,479</text:p>
          </table:table-cell>
          <table:table-cell table:style-name="ce35" office:value-type="float" office:value="8204" calcext:value-type="float">
            <text:p>8,204</text:p>
          </table:table-cell>
          <table:table-cell table:style-name="ce35" office:value-type="float" office:value="16247" calcext:value-type="float">
            <text:p>16,247</text:p>
          </table:table-cell>
          <table:table-cell table:style-name="ce35" office:value-type="float" office:value="15465" calcext:value-type="float">
            <text:p>15,465</text:p>
          </table:table-cell>
          <table:table-cell table:style-name="ce35" office:value-type="float" office:value="118602" calcext:value-type="float">
            <text:p>118,602</text:p>
          </table:table-cell>
          <table:table-cell table:style-name="ce35" office:value-type="float" office:value="119386" calcext:value-type="float">
            <text:p>119,386</text:p>
          </table:table-cell>
          <table:table-cell table:style-name="ce39" office:value-type="string" calcext:value-type="string">
            <text:p>186.01</text:p>
          </table:table-cell>
          <table:table-cell table:style-name="ce35" office:value-type="float" office:value="184706" calcext:value-type="float">
            <text:p>184,706</text:p>
          </table:table-cell>
          <table:table-cell table:style-name="ce46" office:value-type="float" office:value="370716" calcext:value-type="float">
            <text:p>370,7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1. De knechts en leerlingen zijn onder de beroepen begrepen.</text:p>
          </table:table-cell>
          <table:table-cell table:style-name="ce10" table:number-columns-repeated="12"/>
          <table:table-cell table:style-name="ce47"/>
          <table:table-cell table:number-columns-repeated="1010"/>
        </table:table-row>
        <table:table-row table:style-name="ro4" table:number-rows-repeated="10470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10" table:number-columns-repeated="2" table:default-cell-style-name="Default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number-columns-repeated="3" table:default-cell-style-name="ce5"/>
        <table:table-column table:style-name="co10" table:number-columns-repeated="1016" table:default-cell-style-name="Default"/>
        <table:table-row table:style-name="ro4">
          <table:table-cell table:style-name="ce60"/>
          <table:table-cell/>
          <table:table-cell table:style-name="ce61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61" table:number-columns-repeated="3"/>
          <table:table-cell table:number-columns-repeated="1021"/>
        </table:table-row>
        <table:table-row table:style-name="ro4">
          <table:table-cell table:style-name="ce62" office:value-type="string" calcext:value-type="string">
            <text:p>Editregel</text:p>
          </table:table-cell>
          <table:table-cell table:style-name="ce62" office:value-type="string" calcext:value-type="string">
            <text:p>Deel telling</text:p>
          </table:table-cell>
          <table:table-cell table:style-name="ce62" office:value-type="string" calcext:value-type="string">
            <text:p>Rolnummer</text:p>
          </table:table-cell>
          <table:table-cell table:style-name="ce62" office:value-type="string" calcext:value-type="string">
            <text:p>Noten in de bron</text:p>
          </table:table-cell>
          <table:table-cell table:number-columns-repeated="1020"/>
        </table:table-row>
        <table:table-row table:style-name="ro4">
          <table:table-cell table:style-name="ce63" table:number-columns-repeated="5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64" office:value-type="float" office:value="22449" calcext:value-type="float">
            <text:p>224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01" calcext:value-type="float">
            <text:p>3804680056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50" calcext:value-type="float">
            <text:p>224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02" calcext:value-type="float">
            <text:p>3804680056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51" calcext:value-type="float">
            <text:p>224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03" calcext:value-type="float">
            <text:p>3804680056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52" calcext:value-type="float">
            <text:p>224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04" calcext:value-type="float">
            <text:p>3804680056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53" calcext:value-type="float">
            <text:p>224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05" calcext:value-type="float">
            <text:p>3804680056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54" calcext:value-type="float">
            <text:p>224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06" calcext:value-type="float">
            <text:p>3804680056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55" calcext:value-type="float">
            <text:p>224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07" calcext:value-type="float">
            <text:p>3804680056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56" calcext:value-type="float">
            <text:p>224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08" calcext:value-type="float">
            <text:p>3804680056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57" calcext:value-type="float">
            <text:p>224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09" calcext:value-type="float">
            <text:p>3804680056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58" calcext:value-type="float">
            <text:p>224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10" calcext:value-type="float">
            <text:p>3804680056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59" calcext:value-type="float">
            <text:p>224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11" calcext:value-type="float">
            <text:p>3804680056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60" calcext:value-type="float">
            <text:p>224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12" calcext:value-type="float">
            <text:p>3804680056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61" calcext:value-type="float">
            <text:p>224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13" calcext:value-type="float">
            <text:p>3804680056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62" calcext:value-type="float">
            <text:p>224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14" calcext:value-type="float">
            <text:p>3804680056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63" calcext:value-type="float">
            <text:p>224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15" calcext:value-type="float">
            <text:p>3804680056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64" calcext:value-type="float">
            <text:p>224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16" calcext:value-type="float">
            <text:p>3804680056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65" calcext:value-type="float">
            <text:p>224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17" calcext:value-type="float">
            <text:p>3804680056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66" calcext:value-type="float">
            <text:p>224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18" calcext:value-type="float">
            <text:p>3804680056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67" calcext:value-type="float">
            <text:p>224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19" calcext:value-type="float">
            <text:p>3804680056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68" calcext:value-type="float">
            <text:p>224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20" calcext:value-type="float">
            <text:p>3804680056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69" calcext:value-type="float">
            <text:p>224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21" calcext:value-type="float">
            <text:p>3804680056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70" calcext:value-type="float">
            <text:p>224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22" calcext:value-type="float">
            <text:p>3804680056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71" calcext:value-type="float">
            <text:p>224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23" calcext:value-type="float">
            <text:p>3804680056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72" calcext:value-type="float">
            <text:p>224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24" calcext:value-type="float">
            <text:p>3804680056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73" calcext:value-type="float">
            <text:p>224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25" calcext:value-type="float">
            <text:p>3804680056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74" calcext:value-type="float">
            <text:p>224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26" calcext:value-type="float">
            <text:p>3804680056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75" calcext:value-type="float">
            <text:p>224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27" calcext:value-type="float">
            <text:p>3804680056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76" calcext:value-type="float">
            <text:p>224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28" calcext:value-type="float">
            <text:p>3804680056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77" calcext:value-type="float">
            <text:p>224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29" calcext:value-type="float">
            <text:p>3804680056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78" calcext:value-type="float">
            <text:p>224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30" calcext:value-type="float">
            <text:p>3804680056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79" calcext:value-type="float">
            <text:p>224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31" calcext:value-type="float">
            <text:p>3804680056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80" calcext:value-type="float">
            <text:p>224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32" calcext:value-type="float">
            <text:p>3804680056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81" calcext:value-type="float">
            <text:p>224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33" calcext:value-type="float">
            <text:p>3804680056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82" calcext:value-type="float">
            <text:p>224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34" calcext:value-type="float">
            <text:p>3804680056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83" calcext:value-type="float">
            <text:p>224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35" calcext:value-type="float">
            <text:p>3804680056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84" calcext:value-type="float">
            <text:p>224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36" calcext:value-type="float">
            <text:p>3804680056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85" calcext:value-type="float">
            <text:p>224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37" calcext:value-type="float">
            <text:p>3804680056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86" calcext:value-type="float">
            <text:p>224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38" calcext:value-type="float">
            <text:p>3804680056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87" calcext:value-type="float">
            <text:p>224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39" calcext:value-type="float">
            <text:p>3804680056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88" calcext:value-type="float">
            <text:p>224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40" calcext:value-type="float">
            <text:p>3804680056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89" calcext:value-type="float">
            <text:p>224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41" calcext:value-type="float">
            <text:p>3804680056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90" calcext:value-type="float">
            <text:p>224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42" calcext:value-type="float">
            <text:p>3804680056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91" calcext:value-type="float">
            <text:p>224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43" calcext:value-type="float">
            <text:p>3804680056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92" calcext:value-type="float">
            <text:p>224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44" calcext:value-type="float">
            <text:p>3804680056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93" calcext:value-type="float">
            <text:p>224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45" calcext:value-type="float">
            <text:p>3804680056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94" calcext:value-type="float">
            <text:p>224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46" calcext:value-type="float">
            <text:p>3804680056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95" calcext:value-type="float">
            <text:p>224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47" calcext:value-type="float">
            <text:p>3804680056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96" calcext:value-type="float">
            <text:p>224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48" calcext:value-type="float">
            <text:p>3804680056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97" calcext:value-type="float">
            <text:p>224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49" calcext:value-type="float">
            <text:p>3804680056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98" calcext:value-type="float">
            <text:p>224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50" calcext:value-type="float">
            <text:p>3804680056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499" calcext:value-type="float">
            <text:p>224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51" calcext:value-type="float">
            <text:p>3804680056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00" calcext:value-type="float">
            <text:p>225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52" calcext:value-type="float">
            <text:p>3804680056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01" calcext:value-type="float">
            <text:p>225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601053" calcext:value-type="float">
            <text:p>3804680056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02" calcext:value-type="float">
            <text:p>225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01" calcext:value-type="float">
            <text:p>3804680057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03" calcext:value-type="float">
            <text:p>225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02" calcext:value-type="float">
            <text:p>3804680057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04" calcext:value-type="float">
            <text:p>225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03" calcext:value-type="float">
            <text:p>3804680057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05" calcext:value-type="float">
            <text:p>225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04" calcext:value-type="float">
            <text:p>3804680057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06" calcext:value-type="float">
            <text:p>225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05" calcext:value-type="float">
            <text:p>3804680057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07" calcext:value-type="float">
            <text:p>225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06" calcext:value-type="float">
            <text:p>3804680057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08" calcext:value-type="float">
            <text:p>225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07" calcext:value-type="float">
            <text:p>3804680057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09" calcext:value-type="float">
            <text:p>225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08" calcext:value-type="float">
            <text:p>3804680057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10" calcext:value-type="float">
            <text:p>225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09" calcext:value-type="float">
            <text:p>3804680057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11" calcext:value-type="float">
            <text:p>225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10" calcext:value-type="float">
            <text:p>3804680057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12" calcext:value-type="float">
            <text:p>225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11" calcext:value-type="float">
            <text:p>3804680057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13" calcext:value-type="float">
            <text:p>225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12" calcext:value-type="float">
            <text:p>3804680057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14" calcext:value-type="float">
            <text:p>225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13" calcext:value-type="float">
            <text:p>3804680057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15" calcext:value-type="float">
            <text:p>225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14" calcext:value-type="float">
            <text:p>3804680057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16" calcext:value-type="float">
            <text:p>225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15" calcext:value-type="float">
            <text:p>3804680057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17" calcext:value-type="float">
            <text:p>225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16" calcext:value-type="float">
            <text:p>3804680057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18" calcext:value-type="float">
            <text:p>225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17" calcext:value-type="float">
            <text:p>3804680057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19" calcext:value-type="float">
            <text:p>225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18" calcext:value-type="float">
            <text:p>3804680057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20" calcext:value-type="float">
            <text:p>225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19" calcext:value-type="float">
            <text:p>3804680057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21" calcext:value-type="float">
            <text:p>225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20" calcext:value-type="float">
            <text:p>3804680057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22" calcext:value-type="float">
            <text:p>225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21" calcext:value-type="float">
            <text:p>3804680057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23" calcext:value-type="float">
            <text:p>225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22" calcext:value-type="float">
            <text:p>3804680057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24" calcext:value-type="float">
            <text:p>225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23" calcext:value-type="float">
            <text:p>3804680057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25" calcext:value-type="float">
            <text:p>225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24" calcext:value-type="float">
            <text:p>3804680057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26" calcext:value-type="float">
            <text:p>225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25" calcext:value-type="float">
            <text:p>3804680057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27" calcext:value-type="float">
            <text:p>225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26" calcext:value-type="float">
            <text:p>3804680057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28" calcext:value-type="float">
            <text:p>225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27" calcext:value-type="float">
            <text:p>3804680057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29" calcext:value-type="float">
            <text:p>225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28" calcext:value-type="float">
            <text:p>3804680057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30" calcext:value-type="float">
            <text:p>225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29" calcext:value-type="float">
            <text:p>3804680057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31" calcext:value-type="float">
            <text:p>225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30" calcext:value-type="float">
            <text:p>3804680057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32" calcext:value-type="float">
            <text:p>225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31" calcext:value-type="float">
            <text:p>3804680057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33" calcext:value-type="float">
            <text:p>225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32" calcext:value-type="float">
            <text:p>3804680057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34" calcext:value-type="float">
            <text:p>225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33" calcext:value-type="float">
            <text:p>3804680057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35" calcext:value-type="float">
            <text:p>225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34" calcext:value-type="float">
            <text:p>3804680057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36" calcext:value-type="float">
            <text:p>225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35" calcext:value-type="float">
            <text:p>3804680057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37" calcext:value-type="float">
            <text:p>225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36" calcext:value-type="float">
            <text:p>3804680057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38" calcext:value-type="float">
            <text:p>225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37" calcext:value-type="float">
            <text:p>3804680057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39" calcext:value-type="float">
            <text:p>225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38" calcext:value-type="float">
            <text:p>3804680057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40" calcext:value-type="float">
            <text:p>225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39" calcext:value-type="float">
            <text:p>3804680057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41" calcext:value-type="float">
            <text:p>225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40" calcext:value-type="float">
            <text:p>3804680057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42" calcext:value-type="float">
            <text:p>225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41" calcext:value-type="float">
            <text:p>3804680057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43" calcext:value-type="float">
            <text:p>225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42" calcext:value-type="float">
            <text:p>3804680057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44" calcext:value-type="float">
            <text:p>225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43" calcext:value-type="float">
            <text:p>3804680057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45" calcext:value-type="float">
            <text:p>225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44" calcext:value-type="float">
            <text:p>3804680057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46" calcext:value-type="float">
            <text:p>225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45" calcext:value-type="float">
            <text:p>3804680057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47" calcext:value-type="float">
            <text:p>225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46" calcext:value-type="float">
            <text:p>3804680057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48" calcext:value-type="float">
            <text:p>225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47" calcext:value-type="float">
            <text:p>3804680057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49" calcext:value-type="float">
            <text:p>225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48" calcext:value-type="float">
            <text:p>3804680057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50" calcext:value-type="float">
            <text:p>225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49" calcext:value-type="float">
            <text:p>3804680057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51" calcext:value-type="float">
            <text:p>225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50" calcext:value-type="float">
            <text:p>3804680057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52" calcext:value-type="float">
            <text:p>225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8005701051" calcext:value-type="float">
            <text:p>3804680057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53" calcext:value-type="float">
            <text:p>225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01" calcext:value-type="float">
            <text:p>380469005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54" calcext:value-type="float">
            <text:p>225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02" calcext:value-type="float">
            <text:p>3804690058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55" calcext:value-type="float">
            <text:p>225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03" calcext:value-type="float">
            <text:p>3804690058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56" calcext:value-type="float">
            <text:p>225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04" calcext:value-type="float">
            <text:p>3804690058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57" calcext:value-type="float">
            <text:p>225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05" calcext:value-type="float">
            <text:p>3804690058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58" calcext:value-type="float">
            <text:p>225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06" calcext:value-type="float">
            <text:p>3804690058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59" calcext:value-type="float">
            <text:p>225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07" calcext:value-type="float">
            <text:p>3804690058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60" calcext:value-type="float">
            <text:p>225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08" calcext:value-type="float">
            <text:p>3804690058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61" calcext:value-type="float">
            <text:p>225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09" calcext:value-type="float">
            <text:p>3804690058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62" calcext:value-type="float">
            <text:p>225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10" calcext:value-type="float">
            <text:p>3804690058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63" calcext:value-type="float">
            <text:p>225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11" calcext:value-type="float">
            <text:p>3804690058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64" calcext:value-type="float">
            <text:p>225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12" calcext:value-type="float">
            <text:p>3804690058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65" calcext:value-type="float">
            <text:p>225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13" calcext:value-type="float">
            <text:p>3804690058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66" calcext:value-type="float">
            <text:p>225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14" calcext:value-type="float">
            <text:p>3804690058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67" calcext:value-type="float">
            <text:p>225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15" calcext:value-type="float">
            <text:p>3804690058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68" calcext:value-type="float">
            <text:p>225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16" calcext:value-type="float">
            <text:p>3804690058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69" calcext:value-type="float">
            <text:p>225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17" calcext:value-type="float">
            <text:p>3804690058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70" calcext:value-type="float">
            <text:p>225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18" calcext:value-type="float">
            <text:p>3804690058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71" calcext:value-type="float">
            <text:p>225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19" calcext:value-type="float">
            <text:p>3804690058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72" calcext:value-type="float">
            <text:p>225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20" calcext:value-type="float">
            <text:p>3804690058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73" calcext:value-type="float">
            <text:p>225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21" calcext:value-type="float">
            <text:p>3804690058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74" calcext:value-type="float">
            <text:p>225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22" calcext:value-type="float">
            <text:p>3804690058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75" calcext:value-type="float">
            <text:p>225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23" calcext:value-type="float">
            <text:p>3804690058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76" calcext:value-type="float">
            <text:p>225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24" calcext:value-type="float">
            <text:p>3804690058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77" calcext:value-type="float">
            <text:p>225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25" calcext:value-type="float">
            <text:p>3804690058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78" calcext:value-type="float">
            <text:p>225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26" calcext:value-type="float">
            <text:p>3804690058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79" calcext:value-type="float">
            <text:p>225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27" calcext:value-type="float">
            <text:p>3804690058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80" calcext:value-type="float">
            <text:p>225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28" calcext:value-type="float">
            <text:p>3804690058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81" calcext:value-type="float">
            <text:p>225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29" calcext:value-type="float">
            <text:p>3804690058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82" calcext:value-type="float">
            <text:p>225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30" calcext:value-type="float">
            <text:p>3804690058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83" calcext:value-type="float">
            <text:p>225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31" calcext:value-type="float">
            <text:p>3804690058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84" calcext:value-type="float">
            <text:p>225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32" calcext:value-type="float">
            <text:p>3804690058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85" calcext:value-type="float">
            <text:p>225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33" calcext:value-type="float">
            <text:p>3804690058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86" calcext:value-type="float">
            <text:p>225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34" calcext:value-type="float">
            <text:p>3804690058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87" calcext:value-type="float">
            <text:p>225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35" calcext:value-type="float">
            <text:p>3804690058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88" calcext:value-type="float">
            <text:p>225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36" calcext:value-type="float">
            <text:p>3804690058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89" calcext:value-type="float">
            <text:p>225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37" calcext:value-type="float">
            <text:p>3804690058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90" calcext:value-type="float">
            <text:p>225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38" calcext:value-type="float">
            <text:p>3804690058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91" calcext:value-type="float">
            <text:p>225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39" calcext:value-type="float">
            <text:p>3804690058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92" calcext:value-type="float">
            <text:p>225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40" calcext:value-type="float">
            <text:p>3804690058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93" calcext:value-type="float">
            <text:p>225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41" calcext:value-type="float">
            <text:p>3804690058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94" calcext:value-type="float">
            <text:p>225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42" calcext:value-type="float">
            <text:p>3804690058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95" calcext:value-type="float">
            <text:p>225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43" calcext:value-type="float">
            <text:p>3804690058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96" calcext:value-type="float">
            <text:p>225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44" calcext:value-type="float">
            <text:p>3804690058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97" calcext:value-type="float">
            <text:p>225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45" calcext:value-type="float">
            <text:p>3804690058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98" calcext:value-type="float">
            <text:p>225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46" calcext:value-type="float">
            <text:p>3804690058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599" calcext:value-type="float">
            <text:p>225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47" calcext:value-type="float">
            <text:p>3804690058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00" calcext:value-type="float">
            <text:p>226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48" calcext:value-type="float">
            <text:p>3804690058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01" calcext:value-type="float">
            <text:p>226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49" calcext:value-type="float">
            <text:p>3804690058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02" calcext:value-type="float">
            <text:p>226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50" calcext:value-type="float">
            <text:p>3804690058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03" calcext:value-type="float">
            <text:p>226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51" calcext:value-type="float">
            <text:p>3804690058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04" calcext:value-type="float">
            <text:p>226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801052" calcext:value-type="float">
            <text:p>3804690058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05" calcext:value-type="float">
            <text:p>226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01" calcext:value-type="float">
            <text:p>380469005901001</text:p>
          </table:table-cell>
          <table:table-cell table:style-name="TL_20_Metadata" office:value-type="string" calcext:value-type="string">
            <text:p>380469005901001* <text:s/>Hieronder begrepen de fabrijkanten van katoen, hennep, vlas, wol en zijde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06" calcext:value-type="float">
            <text:p>226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02" calcext:value-type="float">
            <text:p>3804690059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07" calcext:value-type="float">
            <text:p>226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03" calcext:value-type="float">
            <text:p>3804690059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08" calcext:value-type="float">
            <text:p>226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04" calcext:value-type="float">
            <text:p>3804690059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09" calcext:value-type="float">
            <text:p>226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05" calcext:value-type="float">
            <text:p>3804690059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10" calcext:value-type="float">
            <text:p>226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06" calcext:value-type="float">
            <text:p>3804690059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11" calcext:value-type="float">
            <text:p>226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07" calcext:value-type="float">
            <text:p>3804690059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12" calcext:value-type="float">
            <text:p>226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08" calcext:value-type="float">
            <text:p>3804690059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13" calcext:value-type="float">
            <text:p>226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09" calcext:value-type="float">
            <text:p>3804690059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14" calcext:value-type="float">
            <text:p>226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10" calcext:value-type="float">
            <text:p>3804690059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15" calcext:value-type="float">
            <text:p>226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11" calcext:value-type="float">
            <text:p>3804690059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16" calcext:value-type="float">
            <text:p>226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12" calcext:value-type="float">
            <text:p>3804690059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17" calcext:value-type="float">
            <text:p>226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13" calcext:value-type="float">
            <text:p>3804690059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18" calcext:value-type="float">
            <text:p>226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14" calcext:value-type="float">
            <text:p>3804690059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19" calcext:value-type="float">
            <text:p>226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15" calcext:value-type="float">
            <text:p>3804690059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20" calcext:value-type="float">
            <text:p>226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16" calcext:value-type="float">
            <text:p>3804690059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21" calcext:value-type="float">
            <text:p>226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17" calcext:value-type="float">
            <text:p>3804690059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22" calcext:value-type="float">
            <text:p>226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18" calcext:value-type="float">
            <text:p>3804690059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23" calcext:value-type="float">
            <text:p>226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19" calcext:value-type="float">
            <text:p>3804690059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24" calcext:value-type="float">
            <text:p>226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20" calcext:value-type="float">
            <text:p>3804690059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25" calcext:value-type="float">
            <text:p>226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21" calcext:value-type="float">
            <text:p>3804690059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26" calcext:value-type="float">
            <text:p>226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22" calcext:value-type="float">
            <text:p>3804690059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27" calcext:value-type="float">
            <text:p>226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23" calcext:value-type="float">
            <text:p>3804690059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28" calcext:value-type="float">
            <text:p>226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25" calcext:value-type="float">
            <text:p>3804690059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29" calcext:value-type="float">
            <text:p>226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26" calcext:value-type="float">
            <text:p>380469005901026</text:p>
          </table:table-cell>
          <table:table-cell table:style-name="TL_20_Metadata" office:value-type="string" calcext:value-type="string">
            <text:p>380469005901024? <text:s/>De bode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30" calcext:value-type="float">
            <text:p>226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27" calcext:value-type="float">
            <text:p>3804690059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31" calcext:value-type="float">
            <text:p>226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28" calcext:value-type="float">
            <text:p>3804690059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32" calcext:value-type="float">
            <text:p>226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29" calcext:value-type="float">
            <text:p>3804690059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33" calcext:value-type="float">
            <text:p>226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30" calcext:value-type="float">
            <text:p>3804690059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34" calcext:value-type="float">
            <text:p>226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31" calcext:value-type="float">
            <text:p>3804690059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35" calcext:value-type="float">
            <text:p>226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32" calcext:value-type="float">
            <text:p>3804690059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36" calcext:value-type="float">
            <text:p>226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33" calcext:value-type="float">
            <text:p>3804690059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37" calcext:value-type="float">
            <text:p>226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34" calcext:value-type="float">
            <text:p>3804690059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38" calcext:value-type="float">
            <text:p>226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35" calcext:value-type="float">
            <text:p>3804690059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39" calcext:value-type="float">
            <text:p>226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36" calcext:value-type="float">
            <text:p>3804690059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40" calcext:value-type="float">
            <text:p>226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37" calcext:value-type="float">
            <text:p>3804690059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41" calcext:value-type="float">
            <text:p>226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38" calcext:value-type="float">
            <text:p>3804690059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42" calcext:value-type="float">
            <text:p>226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39" calcext:value-type="float">
            <text:p>3804690059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43" calcext:value-type="float">
            <text:p>226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40" calcext:value-type="float">
            <text:p>3804690059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44" calcext:value-type="float">
            <text:p>226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41" calcext:value-type="float">
            <text:p>3804690059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45" calcext:value-type="float">
            <text:p>226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42" calcext:value-type="float">
            <text:p>3804690059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46" calcext:value-type="float">
            <text:p>226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43" calcext:value-type="float">
            <text:p>3804690059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47" calcext:value-type="float">
            <text:p>226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44" calcext:value-type="float">
            <text:p>3804690059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48" calcext:value-type="float">
            <text:p>226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45" calcext:value-type="float">
            <text:p>3804690059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49" calcext:value-type="float">
            <text:p>226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46" calcext:value-type="float">
            <text:p>3804690059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50" calcext:value-type="float">
            <text:p>226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47" calcext:value-type="float">
            <text:p>3804690059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51" calcext:value-type="float">
            <text:p>226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48" calcext:value-type="float">
            <text:p>3804690059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52" calcext:value-type="float">
            <text:p>226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49" calcext:value-type="float">
            <text:p>3804690059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53" calcext:value-type="float">
            <text:p>226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69005901050" calcext:value-type="float">
            <text:p>3804690059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54" calcext:value-type="float">
            <text:p>226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01" calcext:value-type="float">
            <text:p>380470006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55" calcext:value-type="float">
            <text:p>226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02" calcext:value-type="float">
            <text:p>3804700060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56" calcext:value-type="float">
            <text:p>226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03" calcext:value-type="float">
            <text:p>3804700060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57" calcext:value-type="float">
            <text:p>226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04" calcext:value-type="float">
            <text:p>3804700060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58" calcext:value-type="float">
            <text:p>226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05" calcext:value-type="float">
            <text:p>3804700060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59" calcext:value-type="float">
            <text:p>226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06" calcext:value-type="float">
            <text:p>3804700060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60" calcext:value-type="float">
            <text:p>226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07" calcext:value-type="float">
            <text:p>3804700060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61" calcext:value-type="float">
            <text:p>226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08" calcext:value-type="float">
            <text:p>3804700060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62" calcext:value-type="float">
            <text:p>226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09" calcext:value-type="float">
            <text:p>3804700060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63" calcext:value-type="float">
            <text:p>226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10" calcext:value-type="float">
            <text:p>3804700060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64" calcext:value-type="float">
            <text:p>226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11" calcext:value-type="float">
            <text:p>3804700060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65" calcext:value-type="float">
            <text:p>226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12" calcext:value-type="float">
            <text:p>3804700060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66" calcext:value-type="float">
            <text:p>226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13" calcext:value-type="float">
            <text:p>3804700060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67" calcext:value-type="float">
            <text:p>226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14" calcext:value-type="float">
            <text:p>3804700060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68" calcext:value-type="float">
            <text:p>226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15" calcext:value-type="float">
            <text:p>3804700060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69" calcext:value-type="float">
            <text:p>226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16" calcext:value-type="float">
            <text:p>3804700060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70" calcext:value-type="float">
            <text:p>226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17" calcext:value-type="float">
            <text:p>3804700060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71" calcext:value-type="float">
            <text:p>226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18" calcext:value-type="float">
            <text:p>3804700060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72" calcext:value-type="float">
            <text:p>226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19" calcext:value-type="float">
            <text:p>3804700060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73" calcext:value-type="float">
            <text:p>226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20" calcext:value-type="float">
            <text:p>3804700060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74" calcext:value-type="float">
            <text:p>226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21" calcext:value-type="float">
            <text:p>3804700060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75" calcext:value-type="float">
            <text:p>226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22" calcext:value-type="float">
            <text:p>3804700060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76" calcext:value-type="float">
            <text:p>226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23" calcext:value-type="float">
            <text:p>3804700060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77" calcext:value-type="float">
            <text:p>226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24" calcext:value-type="float">
            <text:p>3804700060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78" calcext:value-type="float">
            <text:p>226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25" calcext:value-type="float">
            <text:p>3804700060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79" calcext:value-type="float">
            <text:p>226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26" calcext:value-type="float">
            <text:p>3804700060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80" calcext:value-type="float">
            <text:p>226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27" calcext:value-type="float">
            <text:p>3804700060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81" calcext:value-type="float">
            <text:p>226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28" calcext:value-type="float">
            <text:p>3804700060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82" calcext:value-type="float">
            <text:p>226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29" calcext:value-type="float">
            <text:p>3804700060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83" calcext:value-type="float">
            <text:p>226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30" calcext:value-type="float">
            <text:p>3804700060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84" calcext:value-type="float">
            <text:p>226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31" calcext:value-type="float">
            <text:p>3804700060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85" calcext:value-type="float">
            <text:p>226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32" calcext:value-type="float">
            <text:p>3804700060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86" calcext:value-type="float">
            <text:p>226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33" calcext:value-type="float">
            <text:p>3804700060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87" calcext:value-type="float">
            <text:p>226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34" calcext:value-type="float">
            <text:p>3804700060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88" calcext:value-type="float">
            <text:p>226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35" calcext:value-type="float">
            <text:p>3804700060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89" calcext:value-type="float">
            <text:p>226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36" calcext:value-type="float">
            <text:p>3804700060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90" calcext:value-type="float">
            <text:p>226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37" calcext:value-type="float">
            <text:p>3804700060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91" calcext:value-type="float">
            <text:p>226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38" calcext:value-type="float">
            <text:p>3804700060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92" calcext:value-type="float">
            <text:p>226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39" calcext:value-type="float">
            <text:p>3804700060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93" calcext:value-type="float">
            <text:p>226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40" calcext:value-type="float">
            <text:p>3804700060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94" calcext:value-type="float">
            <text:p>226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41" calcext:value-type="float">
            <text:p>3804700060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95" calcext:value-type="float">
            <text:p>226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42" calcext:value-type="float">
            <text:p>3804700060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96" calcext:value-type="float">
            <text:p>226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43" calcext:value-type="float">
            <text:p>3804700060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97" calcext:value-type="float">
            <text:p>226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44" calcext:value-type="float">
            <text:p>3804700060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98" calcext:value-type="float">
            <text:p>226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45" calcext:value-type="float">
            <text:p>3804700060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699" calcext:value-type="float">
            <text:p>226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46" calcext:value-type="float">
            <text:p>3804700060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00" calcext:value-type="float">
            <text:p>227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47" calcext:value-type="float">
            <text:p>3804700060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01" calcext:value-type="float">
            <text:p>227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48" calcext:value-type="float">
            <text:p>3804700060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02" calcext:value-type="float">
            <text:p>227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49" calcext:value-type="float">
            <text:p>3804700060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03" calcext:value-type="float">
            <text:p>227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50" calcext:value-type="float">
            <text:p>3804700060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04" calcext:value-type="float">
            <text:p>227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51" calcext:value-type="float">
            <text:p>3804700060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05" calcext:value-type="float">
            <text:p>227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001052" calcext:value-type="float">
            <text:p>3804700060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06" calcext:value-type="float">
            <text:p>227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01" calcext:value-type="float">
            <text:p>3804700061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07" calcext:value-type="float">
            <text:p>227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02" calcext:value-type="float">
            <text:p>3804700061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08" calcext:value-type="float">
            <text:p>227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03" calcext:value-type="float">
            <text:p>3804700061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09" calcext:value-type="float">
            <text:p>227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04" calcext:value-type="float">
            <text:p>3804700061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10" calcext:value-type="float">
            <text:p>227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05" calcext:value-type="float">
            <text:p>3804700061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11" calcext:value-type="float">
            <text:p>227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06" calcext:value-type="float">
            <text:p>3804700061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12" calcext:value-type="float">
            <text:p>227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07" calcext:value-type="float">
            <text:p>3804700061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13" calcext:value-type="float">
            <text:p>227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08" calcext:value-type="float">
            <text:p>3804700061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14" calcext:value-type="float">
            <text:p>227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09" calcext:value-type="float">
            <text:p>3804700061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15" calcext:value-type="float">
            <text:p>227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10" calcext:value-type="float">
            <text:p>3804700061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16" calcext:value-type="float">
            <text:p>227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11" calcext:value-type="float">
            <text:p>3804700061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17" calcext:value-type="float">
            <text:p>227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12" calcext:value-type="float">
            <text:p>3804700061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18" calcext:value-type="float">
            <text:p>227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13" calcext:value-type="float">
            <text:p>3804700061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19" calcext:value-type="float">
            <text:p>227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14" calcext:value-type="float">
            <text:p>3804700061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20" calcext:value-type="float">
            <text:p>227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15" calcext:value-type="float">
            <text:p>3804700061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21" calcext:value-type="float">
            <text:p>227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16" calcext:value-type="float">
            <text:p>3804700061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22" calcext:value-type="float">
            <text:p>227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17" calcext:value-type="float">
            <text:p>3804700061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23" calcext:value-type="float">
            <text:p>227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18" calcext:value-type="float">
            <text:p>3804700061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24" calcext:value-type="float">
            <text:p>227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19" calcext:value-type="float">
            <text:p>3804700061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25" calcext:value-type="float">
            <text:p>227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20" calcext:value-type="float">
            <text:p>3804700061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26" calcext:value-type="float">
            <text:p>227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21" calcext:value-type="float">
            <text:p>3804700061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27" calcext:value-type="float">
            <text:p>227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22" calcext:value-type="float">
            <text:p>3804700061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28" calcext:value-type="float">
            <text:p>227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23" calcext:value-type="float">
            <text:p>3804700061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29" calcext:value-type="float">
            <text:p>227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24" calcext:value-type="float">
            <text:p>3804700061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30" calcext:value-type="float">
            <text:p>227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25" calcext:value-type="float">
            <text:p>3804700061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31" calcext:value-type="float">
            <text:p>227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26" calcext:value-type="float">
            <text:p>3804700061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32" calcext:value-type="float">
            <text:p>227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27" calcext:value-type="float">
            <text:p>3804700061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33" calcext:value-type="float">
            <text:p>227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28" calcext:value-type="float">
            <text:p>3804700061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34" calcext:value-type="float">
            <text:p>227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29" calcext:value-type="float">
            <text:p>3804700061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35" calcext:value-type="float">
            <text:p>227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30" calcext:value-type="float">
            <text:p>3804700061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36" calcext:value-type="float">
            <text:p>227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31" calcext:value-type="float">
            <text:p>3804700061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37" calcext:value-type="float">
            <text:p>227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32" calcext:value-type="float">
            <text:p>3804700061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38" calcext:value-type="float">
            <text:p>227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33" calcext:value-type="float">
            <text:p>3804700061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39" calcext:value-type="float">
            <text:p>227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34" calcext:value-type="float">
            <text:p>3804700061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40" calcext:value-type="float">
            <text:p>227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35" calcext:value-type="float">
            <text:p>3804700061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41" calcext:value-type="float">
            <text:p>227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36" calcext:value-type="float">
            <text:p>3804700061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42" calcext:value-type="float">
            <text:p>227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37" calcext:value-type="float">
            <text:p>3804700061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43" calcext:value-type="float">
            <text:p>227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0006101038" calcext:value-type="float">
            <text:p>3804700061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44" calcext:value-type="float">
            <text:p>227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01" calcext:value-type="float">
            <text:p>380471006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45" calcext:value-type="float">
            <text:p>227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02" calcext:value-type="float">
            <text:p>3804710062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46" calcext:value-type="float">
            <text:p>227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03" calcext:value-type="float">
            <text:p>3804710062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47" calcext:value-type="float">
            <text:p>227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04" calcext:value-type="float">
            <text:p>3804710062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48" calcext:value-type="float">
            <text:p>227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05" calcext:value-type="float">
            <text:p>3804710062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49" calcext:value-type="float">
            <text:p>227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06" calcext:value-type="float">
            <text:p>3804710062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50" calcext:value-type="float">
            <text:p>227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07" calcext:value-type="float">
            <text:p>3804710062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51" calcext:value-type="float">
            <text:p>227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08" calcext:value-type="float">
            <text:p>3804710062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52" calcext:value-type="float">
            <text:p>227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09" calcext:value-type="float">
            <text:p>3804710062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53" calcext:value-type="float">
            <text:p>227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10" calcext:value-type="float">
            <text:p>3804710062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54" calcext:value-type="float">
            <text:p>227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11" calcext:value-type="float">
            <text:p>3804710062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55" calcext:value-type="float">
            <text:p>227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12" calcext:value-type="float">
            <text:p>3804710062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56" calcext:value-type="float">
            <text:p>227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13" calcext:value-type="float">
            <text:p>3804710062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57" calcext:value-type="float">
            <text:p>227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14" calcext:value-type="float">
            <text:p>3804710062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58" calcext:value-type="float">
            <text:p>227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15" calcext:value-type="float">
            <text:p>3804710062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59" calcext:value-type="float">
            <text:p>227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16" calcext:value-type="float">
            <text:p>3804710062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60" calcext:value-type="float">
            <text:p>227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17" calcext:value-type="float">
            <text:p>3804710062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61" calcext:value-type="float">
            <text:p>227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18" calcext:value-type="float">
            <text:p>3804710062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62" calcext:value-type="float">
            <text:p>227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19" calcext:value-type="float">
            <text:p>3804710062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63" calcext:value-type="float">
            <text:p>227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20" calcext:value-type="float">
            <text:p>3804710062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64" calcext:value-type="float">
            <text:p>227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21" calcext:value-type="float">
            <text:p>3804710062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65" calcext:value-type="float">
            <text:p>227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22" calcext:value-type="float">
            <text:p>3804710062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66" calcext:value-type="float">
            <text:p>227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23" calcext:value-type="float">
            <text:p>3804710062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67" calcext:value-type="float">
            <text:p>227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24" calcext:value-type="float">
            <text:p>3804710062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68" calcext:value-type="float">
            <text:p>227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25" calcext:value-type="float">
            <text:p>3804710062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69" calcext:value-type="float">
            <text:p>227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26" calcext:value-type="float">
            <text:p>3804710062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70" calcext:value-type="float">
            <text:p>227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27" calcext:value-type="float">
            <text:p>3804710062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71" calcext:value-type="float">
            <text:p>227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28" calcext:value-type="float">
            <text:p>3804710062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72" calcext:value-type="float">
            <text:p>227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29" calcext:value-type="float">
            <text:p>3804710062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73" calcext:value-type="float">
            <text:p>227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30" calcext:value-type="float">
            <text:p>3804710062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74" calcext:value-type="float">
            <text:p>227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31" calcext:value-type="float">
            <text:p>3804710062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75" calcext:value-type="float">
            <text:p>227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32" calcext:value-type="float">
            <text:p>3804710062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76" calcext:value-type="float">
            <text:p>227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33" calcext:value-type="float">
            <text:p>3804710062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77" calcext:value-type="float">
            <text:p>227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34" calcext:value-type="float">
            <text:p>3804710062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78" calcext:value-type="float">
            <text:p>227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35" calcext:value-type="float">
            <text:p>3804710062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79" calcext:value-type="float">
            <text:p>227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36" calcext:value-type="float">
            <text:p>3804710062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80" calcext:value-type="float">
            <text:p>227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37" calcext:value-type="float">
            <text:p>3804710062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81" calcext:value-type="float">
            <text:p>227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38" calcext:value-type="float">
            <text:p>3804710062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82" calcext:value-type="float">
            <text:p>227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39" calcext:value-type="float">
            <text:p>3804710062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83" calcext:value-type="float">
            <text:p>227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40" calcext:value-type="float">
            <text:p>3804710062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84" calcext:value-type="float">
            <text:p>227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41" calcext:value-type="float">
            <text:p>3804710062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85" calcext:value-type="float">
            <text:p>227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42" calcext:value-type="float">
            <text:p>3804710062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86" calcext:value-type="float">
            <text:p>227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43" calcext:value-type="float">
            <text:p>3804710062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87" calcext:value-type="float">
            <text:p>227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44" calcext:value-type="float">
            <text:p>3804710062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88" calcext:value-type="float">
            <text:p>227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45" calcext:value-type="float">
            <text:p>3804710062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89" calcext:value-type="float">
            <text:p>227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46" calcext:value-type="float">
            <text:p>3804710062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90" calcext:value-type="float">
            <text:p>227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47" calcext:value-type="float">
            <text:p>3804710062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91" calcext:value-type="float">
            <text:p>227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48" calcext:value-type="float">
            <text:p>3804710062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92" calcext:value-type="float">
            <text:p>227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49" calcext:value-type="float">
            <text:p>3804710062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93" calcext:value-type="float">
            <text:p>227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50" calcext:value-type="float">
            <text:p>3804710062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94" calcext:value-type="float">
            <text:p>227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51" calcext:value-type="float">
            <text:p>3804710062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95" calcext:value-type="float">
            <text:p>227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52" calcext:value-type="float">
            <text:p>3804710062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96" calcext:value-type="float">
            <text:p>227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201053" calcext:value-type="float">
            <text:p>3804710062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97" calcext:value-type="float">
            <text:p>227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01" calcext:value-type="float">
            <text:p>3804710063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98" calcext:value-type="float">
            <text:p>227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02" calcext:value-type="float">
            <text:p>3804710063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799" calcext:value-type="float">
            <text:p>227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03" calcext:value-type="float">
            <text:p>3804710063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00" calcext:value-type="float">
            <text:p>228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04" calcext:value-type="float">
            <text:p>3804710063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01" calcext:value-type="float">
            <text:p>228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05" calcext:value-type="float">
            <text:p>3804710063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02" calcext:value-type="float">
            <text:p>228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06" calcext:value-type="float">
            <text:p>3804710063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03" calcext:value-type="float">
            <text:p>228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07" calcext:value-type="float">
            <text:p>3804710063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04" calcext:value-type="float">
            <text:p>228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08" calcext:value-type="float">
            <text:p>3804710063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05" calcext:value-type="float">
            <text:p>228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09" calcext:value-type="float">
            <text:p>3804710063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06" calcext:value-type="float">
            <text:p>228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10" calcext:value-type="float">
            <text:p>3804710063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07" calcext:value-type="float">
            <text:p>228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11" calcext:value-type="float">
            <text:p>3804710063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08" calcext:value-type="float">
            <text:p>228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12" calcext:value-type="float">
            <text:p>3804710063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09" calcext:value-type="float">
            <text:p>228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13" calcext:value-type="float">
            <text:p>3804710063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10" calcext:value-type="float">
            <text:p>228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14" calcext:value-type="float">
            <text:p>3804710063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11" calcext:value-type="float">
            <text:p>228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15" calcext:value-type="float">
            <text:p>3804710063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12" calcext:value-type="float">
            <text:p>228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16" calcext:value-type="float">
            <text:p>3804710063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13" calcext:value-type="float">
            <text:p>228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17" calcext:value-type="float">
            <text:p>3804710063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14" calcext:value-type="float">
            <text:p>228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18" calcext:value-type="float">
            <text:p>3804710063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15" calcext:value-type="float">
            <text:p>228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19" calcext:value-type="float">
            <text:p>3804710063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16" calcext:value-type="float">
            <text:p>228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20" calcext:value-type="float">
            <text:p>3804710063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17" calcext:value-type="float">
            <text:p>228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21" calcext:value-type="float">
            <text:p>3804710063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18" calcext:value-type="float">
            <text:p>228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22" calcext:value-type="float">
            <text:p>3804710063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19" calcext:value-type="float">
            <text:p>228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23" calcext:value-type="float">
            <text:p>3804710063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20" calcext:value-type="float">
            <text:p>228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24" calcext:value-type="float">
            <text:p>3804710063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21" calcext:value-type="float">
            <text:p>228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25" calcext:value-type="float">
            <text:p>3804710063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22" calcext:value-type="float">
            <text:p>228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26" calcext:value-type="float">
            <text:p>3804710063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23" calcext:value-type="float">
            <text:p>228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27" calcext:value-type="float">
            <text:p>3804710063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24" calcext:value-type="float">
            <text:p>228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28" calcext:value-type="float">
            <text:p>3804710063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25" calcext:value-type="float">
            <text:p>228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29" calcext:value-type="float">
            <text:p>3804710063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26" calcext:value-type="float">
            <text:p>228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30" calcext:value-type="float">
            <text:p>3804710063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27" calcext:value-type="float">
            <text:p>228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31" calcext:value-type="float">
            <text:p>3804710063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28" calcext:value-type="float">
            <text:p>228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32" calcext:value-type="float">
            <text:p>3804710063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29" calcext:value-type="float">
            <text:p>228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33" calcext:value-type="float">
            <text:p>3804710063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30" calcext:value-type="float">
            <text:p>228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34" calcext:value-type="float">
            <text:p>3804710063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31" calcext:value-type="float">
            <text:p>228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35" calcext:value-type="float">
            <text:p>3804710063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32" calcext:value-type="float">
            <text:p>228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36" calcext:value-type="float">
            <text:p>3804710063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33" calcext:value-type="float">
            <text:p>228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37" calcext:value-type="float">
            <text:p>3804710063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34" calcext:value-type="float">
            <text:p>228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38" calcext:value-type="float">
            <text:p>3804710063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35" calcext:value-type="float">
            <text:p>228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39" calcext:value-type="float">
            <text:p>3804710063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36" calcext:value-type="float">
            <text:p>228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40" calcext:value-type="float">
            <text:p>3804710063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37" calcext:value-type="float">
            <text:p>228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41" calcext:value-type="float">
            <text:p>3804710063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38" calcext:value-type="float">
            <text:p>228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42" calcext:value-type="float">
            <text:p>3804710063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39" calcext:value-type="float">
            <text:p>228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43" calcext:value-type="float">
            <text:p>3804710063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40" calcext:value-type="float">
            <text:p>228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44" calcext:value-type="float">
            <text:p>3804710063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41" calcext:value-type="float">
            <text:p>228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45" calcext:value-type="float">
            <text:p>3804710063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42" calcext:value-type="float">
            <text:p>228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46" calcext:value-type="float">
            <text:p>3804710063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43" calcext:value-type="float">
            <text:p>228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47" calcext:value-type="float">
            <text:p>3804710063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44" calcext:value-type="float">
            <text:p>228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48" calcext:value-type="float">
            <text:p>3804710063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45" calcext:value-type="float">
            <text:p>228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49" calcext:value-type="float">
            <text:p>3804710063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46" calcext:value-type="float">
            <text:p>228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50" calcext:value-type="float">
            <text:p>3804710063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47" calcext:value-type="float">
            <text:p>228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1006301051" calcext:value-type="float">
            <text:p>3804710063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48" calcext:value-type="float">
            <text:p>228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01" calcext:value-type="float">
            <text:p>380472006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49" calcext:value-type="float">
            <text:p>228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02" calcext:value-type="float">
            <text:p>3804720064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50" calcext:value-type="float">
            <text:p>228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03" calcext:value-type="float">
            <text:p>3804720064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51" calcext:value-type="float">
            <text:p>228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04" calcext:value-type="float">
            <text:p>3804720064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52" calcext:value-type="float">
            <text:p>228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05" calcext:value-type="float">
            <text:p>3804720064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53" calcext:value-type="float">
            <text:p>228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06" calcext:value-type="float">
            <text:p>3804720064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54" calcext:value-type="float">
            <text:p>228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07" calcext:value-type="float">
            <text:p>3804720064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55" calcext:value-type="float">
            <text:p>228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08" calcext:value-type="float">
            <text:p>3804720064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56" calcext:value-type="float">
            <text:p>228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09" calcext:value-type="float">
            <text:p>3804720064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57" calcext:value-type="float">
            <text:p>228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10" calcext:value-type="float">
            <text:p>3804720064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58" calcext:value-type="float">
            <text:p>228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11" calcext:value-type="float">
            <text:p>3804720064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59" calcext:value-type="float">
            <text:p>228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12" calcext:value-type="float">
            <text:p>3804720064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60" calcext:value-type="float">
            <text:p>228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13" calcext:value-type="float">
            <text:p>3804720064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61" calcext:value-type="float">
            <text:p>228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14" calcext:value-type="float">
            <text:p>3804720064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62" calcext:value-type="float">
            <text:p>228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15" calcext:value-type="float">
            <text:p>3804720064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63" calcext:value-type="float">
            <text:p>228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16" calcext:value-type="float">
            <text:p>3804720064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64" calcext:value-type="float">
            <text:p>228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17" calcext:value-type="float">
            <text:p>3804720064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65" calcext:value-type="float">
            <text:p>228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18" calcext:value-type="float">
            <text:p>3804720064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66" calcext:value-type="float">
            <text:p>228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19" calcext:value-type="float">
            <text:p>3804720064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67" calcext:value-type="float">
            <text:p>228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20" calcext:value-type="float">
            <text:p>3804720064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68" calcext:value-type="float">
            <text:p>228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21" calcext:value-type="float">
            <text:p>3804720064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69" calcext:value-type="float">
            <text:p>228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22" calcext:value-type="float">
            <text:p>3804720064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70" calcext:value-type="float">
            <text:p>228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23" calcext:value-type="float">
            <text:p>3804720064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71" calcext:value-type="float">
            <text:p>228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24" calcext:value-type="float">
            <text:p>3804720064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72" calcext:value-type="float">
            <text:p>228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25" calcext:value-type="float">
            <text:p>3804720064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73" calcext:value-type="float">
            <text:p>228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26" calcext:value-type="float">
            <text:p>3804720064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74" calcext:value-type="float">
            <text:p>228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27" calcext:value-type="float">
            <text:p>3804720064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75" calcext:value-type="float">
            <text:p>228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28" calcext:value-type="float">
            <text:p>3804720064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76" calcext:value-type="float">
            <text:p>228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29" calcext:value-type="float">
            <text:p>3804720064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77" calcext:value-type="float">
            <text:p>228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30" calcext:value-type="float">
            <text:p>3804720064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78" calcext:value-type="float">
            <text:p>228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31" calcext:value-type="float">
            <text:p>3804720064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79" calcext:value-type="float">
            <text:p>228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32" calcext:value-type="float">
            <text:p>3804720064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80" calcext:value-type="float">
            <text:p>228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33" calcext:value-type="float">
            <text:p>3804720064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81" calcext:value-type="float">
            <text:p>228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34" calcext:value-type="float">
            <text:p>3804720064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82" calcext:value-type="float">
            <text:p>228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35" calcext:value-type="float">
            <text:p>3804720064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83" calcext:value-type="float">
            <text:p>228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36" calcext:value-type="float">
            <text:p>3804720064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84" calcext:value-type="float">
            <text:p>228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37" calcext:value-type="float">
            <text:p>3804720064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85" calcext:value-type="float">
            <text:p>228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38" calcext:value-type="float">
            <text:p>3804720064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86" calcext:value-type="float">
            <text:p>228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39" calcext:value-type="float">
            <text:p>3804720064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87" calcext:value-type="float">
            <text:p>228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40" calcext:value-type="float">
            <text:p>3804720064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88" calcext:value-type="float">
            <text:p>228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41" calcext:value-type="float">
            <text:p>3804720064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89" calcext:value-type="float">
            <text:p>228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42" calcext:value-type="float">
            <text:p>3804720064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90" calcext:value-type="float">
            <text:p>228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43" calcext:value-type="float">
            <text:p>3804720064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91" calcext:value-type="float">
            <text:p>228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44" calcext:value-type="float">
            <text:p>3804720064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92" calcext:value-type="float">
            <text:p>228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45" calcext:value-type="float">
            <text:p>3804720064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93" calcext:value-type="float">
            <text:p>228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46" calcext:value-type="float">
            <text:p>3804720064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94" calcext:value-type="float">
            <text:p>228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47" calcext:value-type="float">
            <text:p>3804720064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95" calcext:value-type="float">
            <text:p>228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48" calcext:value-type="float">
            <text:p>3804720064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96" calcext:value-type="float">
            <text:p>228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49" calcext:value-type="float">
            <text:p>3804720064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97" calcext:value-type="float">
            <text:p>228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50" calcext:value-type="float">
            <text:p>3804720064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98" calcext:value-type="float">
            <text:p>228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51" calcext:value-type="float">
            <text:p>3804720064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899" calcext:value-type="float">
            <text:p>228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401052" calcext:value-type="float">
            <text:p>3804720064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00" calcext:value-type="float">
            <text:p>229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01" calcext:value-type="float">
            <text:p>380472006501001</text:p>
          </table:table-cell>
          <table:table-cell table:style-name="TL_20_Metadata" office:value-type="string" calcext:value-type="string">
            <text:p>380472006501001* <text:s/>Hieronder begrepen de fabrijkanten van katoen, hennep, vlas, wol en zijde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01" calcext:value-type="float">
            <text:p>229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02" calcext:value-type="float">
            <text:p>3804720065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02" calcext:value-type="float">
            <text:p>229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03" calcext:value-type="float">
            <text:p>3804720065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03" calcext:value-type="float">
            <text:p>229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04" calcext:value-type="float">
            <text:p>3804720065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04" calcext:value-type="float">
            <text:p>229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05" calcext:value-type="float">
            <text:p>3804720065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05" calcext:value-type="float">
            <text:p>229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06" calcext:value-type="float">
            <text:p>3804720065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06" calcext:value-type="float">
            <text:p>229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07" calcext:value-type="float">
            <text:p>3804720065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07" calcext:value-type="float">
            <text:p>229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08" calcext:value-type="float">
            <text:p>3804720065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08" calcext:value-type="float">
            <text:p>229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09" calcext:value-type="float">
            <text:p>3804720065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09" calcext:value-type="float">
            <text:p>229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10" calcext:value-type="float">
            <text:p>3804720065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10" calcext:value-type="float">
            <text:p>229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11" calcext:value-type="float">
            <text:p>3804720065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11" calcext:value-type="float">
            <text:p>229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12" calcext:value-type="float">
            <text:p>3804720065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12" calcext:value-type="float">
            <text:p>229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13" calcext:value-type="float">
            <text:p>3804720065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13" calcext:value-type="float">
            <text:p>229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14" calcext:value-type="float">
            <text:p>3804720065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14" calcext:value-type="float">
            <text:p>229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15" calcext:value-type="float">
            <text:p>3804720065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15" calcext:value-type="float">
            <text:p>229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16" calcext:value-type="float">
            <text:p>3804720065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16" calcext:value-type="float">
            <text:p>229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17" calcext:value-type="float">
            <text:p>3804720065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17" calcext:value-type="float">
            <text:p>229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18" calcext:value-type="float">
            <text:p>3804720065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18" calcext:value-type="float">
            <text:p>229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19" calcext:value-type="float">
            <text:p>3804720065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19" calcext:value-type="float">
            <text:p>229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20" calcext:value-type="float">
            <text:p>3804720065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20" calcext:value-type="float">
            <text:p>229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21" calcext:value-type="float">
            <text:p>3804720065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21" calcext:value-type="float">
            <text:p>229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22" calcext:value-type="float">
            <text:p>3804720065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22" calcext:value-type="float">
            <text:p>229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23" calcext:value-type="float">
            <text:p>380472006501023</text:p>
          </table:table-cell>
          <table:table-cell table:style-name="TL_20_Metadata" office:value-type="string" calcext:value-type="string">
            <text:p>380472006501024? <text:s/>De bode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23" calcext:value-type="float">
            <text:p>229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24" calcext:value-type="float">
            <text:p>3804720065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24" calcext:value-type="float">
            <text:p>229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25" calcext:value-type="float">
            <text:p>380472006501025</text:p>
          </table:table-cell>
          <table:table-cell table:style-name="TL_20_Metadata" office:value-type="string" calcext:value-type="string">
            <text:p>380472006501024? <text:s/>De bode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25" calcext:value-type="float">
            <text:p>229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26" calcext:value-type="float">
            <text:p>3804720065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26" calcext:value-type="float">
            <text:p>229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27" calcext:value-type="float">
            <text:p>3804720065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27" calcext:value-type="float">
            <text:p>229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28" calcext:value-type="float">
            <text:p>3804720065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28" calcext:value-type="float">
            <text:p>229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29" calcext:value-type="float">
            <text:p>3804720065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29" calcext:value-type="float">
            <text:p>229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30" calcext:value-type="float">
            <text:p>3804720065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30" calcext:value-type="float">
            <text:p>229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31" calcext:value-type="float">
            <text:p>3804720065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31" calcext:value-type="float">
            <text:p>229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32" calcext:value-type="float">
            <text:p>3804720065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32" calcext:value-type="float">
            <text:p>229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33" calcext:value-type="float">
            <text:p>3804720065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33" calcext:value-type="float">
            <text:p>229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34" calcext:value-type="float">
            <text:p>3804720065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34" calcext:value-type="float">
            <text:p>229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35" calcext:value-type="float">
            <text:p>3804720065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35" calcext:value-type="float">
            <text:p>229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36" calcext:value-type="float">
            <text:p>3804720065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36" calcext:value-type="float">
            <text:p>229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37" calcext:value-type="float">
            <text:p>3804720065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37" calcext:value-type="float">
            <text:p>229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38" calcext:value-type="float">
            <text:p>3804720065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38" calcext:value-type="float">
            <text:p>229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39" calcext:value-type="float">
            <text:p>3804720065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39" calcext:value-type="float">
            <text:p>229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40" calcext:value-type="float">
            <text:p>3804720065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40" calcext:value-type="float">
            <text:p>229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41" calcext:value-type="float">
            <text:p>3804720065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41" calcext:value-type="float">
            <text:p>229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42" calcext:value-type="float">
            <text:p>3804720065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42" calcext:value-type="float">
            <text:p>229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43" calcext:value-type="float">
            <text:p>3804720065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43" calcext:value-type="float">
            <text:p>229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44" calcext:value-type="float">
            <text:p>3804720065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44" calcext:value-type="float">
            <text:p>229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45" calcext:value-type="float">
            <text:p>3804720065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45" calcext:value-type="float">
            <text:p>229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46" calcext:value-type="float">
            <text:p>3804720065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46" calcext:value-type="float">
            <text:p>229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47" calcext:value-type="float">
            <text:p>3804720065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47" calcext:value-type="float">
            <text:p>229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48" calcext:value-type="float">
            <text:p>3804720065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48" calcext:value-type="float">
            <text:p>229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49" calcext:value-type="float">
            <text:p>3804720065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49" calcext:value-type="float">
            <text:p>229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2006501050" calcext:value-type="float">
            <text:p>3804720065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50" calcext:value-type="float">
            <text:p>229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01" calcext:value-type="float">
            <text:p>3804730066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51" calcext:value-type="float">
            <text:p>229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02" calcext:value-type="float">
            <text:p>3804730066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52" calcext:value-type="float">
            <text:p>229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03" calcext:value-type="float">
            <text:p>3804730066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53" calcext:value-type="float">
            <text:p>229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04" calcext:value-type="float">
            <text:p>3804730066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54" calcext:value-type="float">
            <text:p>229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05" calcext:value-type="float">
            <text:p>3804730066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55" calcext:value-type="float">
            <text:p>229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06" calcext:value-type="float">
            <text:p>3804730066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56" calcext:value-type="float">
            <text:p>229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07" calcext:value-type="float">
            <text:p>3804730066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57" calcext:value-type="float">
            <text:p>229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08" calcext:value-type="float">
            <text:p>3804730066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58" calcext:value-type="float">
            <text:p>229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09" calcext:value-type="float">
            <text:p>3804730066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59" calcext:value-type="float">
            <text:p>229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10" calcext:value-type="float">
            <text:p>3804730066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60" calcext:value-type="float">
            <text:p>229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11" calcext:value-type="float">
            <text:p>3804730066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61" calcext:value-type="float">
            <text:p>229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12" calcext:value-type="float">
            <text:p>3804730066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62" calcext:value-type="float">
            <text:p>229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13" calcext:value-type="float">
            <text:p>3804730066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63" calcext:value-type="float">
            <text:p>229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14" calcext:value-type="float">
            <text:p>3804730066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64" calcext:value-type="float">
            <text:p>229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15" calcext:value-type="float">
            <text:p>3804730066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65" calcext:value-type="float">
            <text:p>229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16" calcext:value-type="float">
            <text:p>3804730066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66" calcext:value-type="float">
            <text:p>229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17" calcext:value-type="float">
            <text:p>3804730066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67" calcext:value-type="float">
            <text:p>229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18" calcext:value-type="float">
            <text:p>3804730066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68" calcext:value-type="float">
            <text:p>229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19" calcext:value-type="float">
            <text:p>3804730066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69" calcext:value-type="float">
            <text:p>229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20" calcext:value-type="float">
            <text:p>3804730066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70" calcext:value-type="float">
            <text:p>229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21" calcext:value-type="float">
            <text:p>3804730066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71" calcext:value-type="float">
            <text:p>229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22" calcext:value-type="float">
            <text:p>3804730066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72" calcext:value-type="float">
            <text:p>229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23" calcext:value-type="float">
            <text:p>3804730066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73" calcext:value-type="float">
            <text:p>229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24" calcext:value-type="float">
            <text:p>3804730066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74" calcext:value-type="float">
            <text:p>229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25" calcext:value-type="float">
            <text:p>3804730066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75" calcext:value-type="float">
            <text:p>229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26" calcext:value-type="float">
            <text:p>3804730066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76" calcext:value-type="float">
            <text:p>229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27" calcext:value-type="float">
            <text:p>3804730066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77" calcext:value-type="float">
            <text:p>229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28" calcext:value-type="float">
            <text:p>3804730066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78" calcext:value-type="float">
            <text:p>229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29" calcext:value-type="float">
            <text:p>3804730066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79" calcext:value-type="float">
            <text:p>229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30" calcext:value-type="float">
            <text:p>3804730066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80" calcext:value-type="float">
            <text:p>229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31" calcext:value-type="float">
            <text:p>3804730066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81" calcext:value-type="float">
            <text:p>229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32" calcext:value-type="float">
            <text:p>3804730066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82" calcext:value-type="float">
            <text:p>229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33" calcext:value-type="float">
            <text:p>3804730066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83" calcext:value-type="float">
            <text:p>229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34" calcext:value-type="float">
            <text:p>3804730066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84" calcext:value-type="float">
            <text:p>229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35" calcext:value-type="float">
            <text:p>3804730066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85" calcext:value-type="float">
            <text:p>229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36" calcext:value-type="float">
            <text:p>3804730066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86" calcext:value-type="float">
            <text:p>229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37" calcext:value-type="float">
            <text:p>3804730066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87" calcext:value-type="float">
            <text:p>229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38" calcext:value-type="float">
            <text:p>3804730066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88" calcext:value-type="float">
            <text:p>229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39" calcext:value-type="float">
            <text:p>3804730066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89" calcext:value-type="float">
            <text:p>229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40" calcext:value-type="float">
            <text:p>3804730066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90" calcext:value-type="float">
            <text:p>229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41" calcext:value-type="float">
            <text:p>3804730066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91" calcext:value-type="float">
            <text:p>229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42" calcext:value-type="float">
            <text:p>3804730066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92" calcext:value-type="float">
            <text:p>229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43" calcext:value-type="float">
            <text:p>3804730066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93" calcext:value-type="float">
            <text:p>229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44" calcext:value-type="float">
            <text:p>3804730066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94" calcext:value-type="float">
            <text:p>229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45" calcext:value-type="float">
            <text:p>3804730066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95" calcext:value-type="float">
            <text:p>229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46" calcext:value-type="float">
            <text:p>3804730066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96" calcext:value-type="float">
            <text:p>229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47" calcext:value-type="float">
            <text:p>3804730066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97" calcext:value-type="float">
            <text:p>229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48" calcext:value-type="float">
            <text:p>3804730066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98" calcext:value-type="float">
            <text:p>229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49" calcext:value-type="float">
            <text:p>3804730066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2999" calcext:value-type="float">
            <text:p>229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50" calcext:value-type="float">
            <text:p>3804730066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00" calcext:value-type="float">
            <text:p>230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51" calcext:value-type="float">
            <text:p>3804730066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01" calcext:value-type="float">
            <text:p>230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601052" calcext:value-type="float">
            <text:p>3804730066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02" calcext:value-type="float">
            <text:p>230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01" calcext:value-type="float">
            <text:p>3804730067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03" calcext:value-type="float">
            <text:p>230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02" calcext:value-type="float">
            <text:p>3804730067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04" calcext:value-type="float">
            <text:p>230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03" calcext:value-type="float">
            <text:p>3804730067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05" calcext:value-type="float">
            <text:p>230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04" calcext:value-type="float">
            <text:p>3804730067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06" calcext:value-type="float">
            <text:p>230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05" calcext:value-type="float">
            <text:p>3804730067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07" calcext:value-type="float">
            <text:p>230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06" calcext:value-type="float">
            <text:p>3804730067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08" calcext:value-type="float">
            <text:p>230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07" calcext:value-type="float">
            <text:p>3804730067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09" calcext:value-type="float">
            <text:p>230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08" calcext:value-type="float">
            <text:p>3804730067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10" calcext:value-type="float">
            <text:p>230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09" calcext:value-type="float">
            <text:p>3804730067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11" calcext:value-type="float">
            <text:p>230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10" calcext:value-type="float">
            <text:p>3804730067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12" calcext:value-type="float">
            <text:p>230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11" calcext:value-type="float">
            <text:p>3804730067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13" calcext:value-type="float">
            <text:p>230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12" calcext:value-type="float">
            <text:p>3804730067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14" calcext:value-type="float">
            <text:p>230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13" calcext:value-type="float">
            <text:p>3804730067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15" calcext:value-type="float">
            <text:p>230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14" calcext:value-type="float">
            <text:p>3804730067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16" calcext:value-type="float">
            <text:p>230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15" calcext:value-type="float">
            <text:p>3804730067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17" calcext:value-type="float">
            <text:p>230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16" calcext:value-type="float">
            <text:p>3804730067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18" calcext:value-type="float">
            <text:p>230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17" calcext:value-type="float">
            <text:p>3804730067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19" calcext:value-type="float">
            <text:p>230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18" calcext:value-type="float">
            <text:p>3804730067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20" calcext:value-type="float">
            <text:p>230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19" calcext:value-type="float">
            <text:p>3804730067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21" calcext:value-type="float">
            <text:p>230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20" calcext:value-type="float">
            <text:p>3804730067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22" calcext:value-type="float">
            <text:p>230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21" calcext:value-type="float">
            <text:p>3804730067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23" calcext:value-type="float">
            <text:p>230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22" calcext:value-type="float">
            <text:p>3804730067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24" calcext:value-type="float">
            <text:p>230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23" calcext:value-type="float">
            <text:p>3804730067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25" calcext:value-type="float">
            <text:p>230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24" calcext:value-type="float">
            <text:p>3804730067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26" calcext:value-type="float">
            <text:p>230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25" calcext:value-type="float">
            <text:p>3804730067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27" calcext:value-type="float">
            <text:p>230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26" calcext:value-type="float">
            <text:p>3804730067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28" calcext:value-type="float">
            <text:p>230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27" calcext:value-type="float">
            <text:p>3804730067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29" calcext:value-type="float">
            <text:p>230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28" calcext:value-type="float">
            <text:p>3804730067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30" calcext:value-type="float">
            <text:p>230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29" calcext:value-type="float">
            <text:p>3804730067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31" calcext:value-type="float">
            <text:p>230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30" calcext:value-type="float">
            <text:p>3804730067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32" calcext:value-type="float">
            <text:p>230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31" calcext:value-type="float">
            <text:p>3804730067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33" calcext:value-type="float">
            <text:p>230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32" calcext:value-type="float">
            <text:p>3804730067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34" calcext:value-type="float">
            <text:p>230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33" calcext:value-type="float">
            <text:p>3804730067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35" calcext:value-type="float">
            <text:p>230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34" calcext:value-type="float">
            <text:p>3804730067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36" calcext:value-type="float">
            <text:p>230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35" calcext:value-type="float">
            <text:p>3804730067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37" calcext:value-type="float">
            <text:p>230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36" calcext:value-type="float">
            <text:p>3804730067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38" calcext:value-type="float">
            <text:p>230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37" calcext:value-type="float">
            <text:p>3804730067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39" calcext:value-type="float">
            <text:p>230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3006701038" calcext:value-type="float">
            <text:p>3804730067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40" calcext:value-type="float">
            <text:p>230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01" calcext:value-type="float">
            <text:p>380474006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41" calcext:value-type="float">
            <text:p>230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02" calcext:value-type="float">
            <text:p>3804740068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42" calcext:value-type="float">
            <text:p>230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03" calcext:value-type="float">
            <text:p>3804740068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43" calcext:value-type="float">
            <text:p>230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04" calcext:value-type="float">
            <text:p>3804740068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44" calcext:value-type="float">
            <text:p>230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05" calcext:value-type="float">
            <text:p>3804740068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45" calcext:value-type="float">
            <text:p>230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06" calcext:value-type="float">
            <text:p>3804740068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46" calcext:value-type="float">
            <text:p>230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07" calcext:value-type="float">
            <text:p>3804740068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47" calcext:value-type="float">
            <text:p>230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08" calcext:value-type="float">
            <text:p>3804740068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48" calcext:value-type="float">
            <text:p>230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09" calcext:value-type="float">
            <text:p>3804740068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49" calcext:value-type="float">
            <text:p>230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10" calcext:value-type="float">
            <text:p>3804740068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50" calcext:value-type="float">
            <text:p>230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11" calcext:value-type="float">
            <text:p>3804740068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51" calcext:value-type="float">
            <text:p>230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12" calcext:value-type="float">
            <text:p>3804740068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52" calcext:value-type="float">
            <text:p>230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13" calcext:value-type="float">
            <text:p>3804740068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53" calcext:value-type="float">
            <text:p>230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14" calcext:value-type="float">
            <text:p>3804740068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54" calcext:value-type="float">
            <text:p>230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15" calcext:value-type="float">
            <text:p>3804740068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55" calcext:value-type="float">
            <text:p>230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16" calcext:value-type="float">
            <text:p>3804740068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56" calcext:value-type="float">
            <text:p>230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17" calcext:value-type="float">
            <text:p>3804740068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57" calcext:value-type="float">
            <text:p>230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18" calcext:value-type="float">
            <text:p>3804740068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58" calcext:value-type="float">
            <text:p>230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19" calcext:value-type="float">
            <text:p>3804740068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59" calcext:value-type="float">
            <text:p>230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20" calcext:value-type="float">
            <text:p>3804740068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60" calcext:value-type="float">
            <text:p>230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21" calcext:value-type="float">
            <text:p>3804740068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61" calcext:value-type="float">
            <text:p>230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22" calcext:value-type="float">
            <text:p>3804740068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62" calcext:value-type="float">
            <text:p>230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23" calcext:value-type="float">
            <text:p>3804740068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63" calcext:value-type="float">
            <text:p>230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24" calcext:value-type="float">
            <text:p>3804740068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64" calcext:value-type="float">
            <text:p>230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25" calcext:value-type="float">
            <text:p>3804740068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65" calcext:value-type="float">
            <text:p>230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26" calcext:value-type="float">
            <text:p>3804740068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66" calcext:value-type="float">
            <text:p>230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27" calcext:value-type="float">
            <text:p>3804740068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67" calcext:value-type="float">
            <text:p>230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28" calcext:value-type="float">
            <text:p>3804740068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68" calcext:value-type="float">
            <text:p>230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29" calcext:value-type="float">
            <text:p>3804740068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69" calcext:value-type="float">
            <text:p>230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30" calcext:value-type="float">
            <text:p>3804740068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70" calcext:value-type="float">
            <text:p>230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31" calcext:value-type="float">
            <text:p>3804740068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71" calcext:value-type="float">
            <text:p>230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32" calcext:value-type="float">
            <text:p>3804740068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72" calcext:value-type="float">
            <text:p>230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33" calcext:value-type="float">
            <text:p>3804740068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73" calcext:value-type="float">
            <text:p>230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34" calcext:value-type="float">
            <text:p>3804740068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74" calcext:value-type="float">
            <text:p>230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35" calcext:value-type="float">
            <text:p>3804740068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75" calcext:value-type="float">
            <text:p>230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36" calcext:value-type="float">
            <text:p>3804740068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76" calcext:value-type="float">
            <text:p>230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37" calcext:value-type="float">
            <text:p>3804740068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77" calcext:value-type="float">
            <text:p>230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38" calcext:value-type="float">
            <text:p>3804740068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78" calcext:value-type="float">
            <text:p>230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39" calcext:value-type="float">
            <text:p>3804740068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79" calcext:value-type="float">
            <text:p>230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40" calcext:value-type="float">
            <text:p>3804740068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80" calcext:value-type="float">
            <text:p>230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41" calcext:value-type="float">
            <text:p>3804740068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81" calcext:value-type="float">
            <text:p>230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42" calcext:value-type="float">
            <text:p>3804740068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82" calcext:value-type="float">
            <text:p>230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43" calcext:value-type="float">
            <text:p>3804740068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83" calcext:value-type="float">
            <text:p>230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44" calcext:value-type="float">
            <text:p>3804740068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84" calcext:value-type="float">
            <text:p>230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45" calcext:value-type="float">
            <text:p>3804740068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85" calcext:value-type="float">
            <text:p>230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46" calcext:value-type="float">
            <text:p>3804740068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86" calcext:value-type="float">
            <text:p>230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47" calcext:value-type="float">
            <text:p>3804740068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87" calcext:value-type="float">
            <text:p>230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48" calcext:value-type="float">
            <text:p>3804740068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88" calcext:value-type="float">
            <text:p>230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49" calcext:value-type="float">
            <text:p>3804740068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89" calcext:value-type="float">
            <text:p>230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50" calcext:value-type="float">
            <text:p>3804740068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90" calcext:value-type="float">
            <text:p>230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51" calcext:value-type="float">
            <text:p>3804740068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91" calcext:value-type="float">
            <text:p>230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52" calcext:value-type="float">
            <text:p>3804740068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92" calcext:value-type="float">
            <text:p>230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801053" calcext:value-type="float">
            <text:p>3804740068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93" calcext:value-type="float">
            <text:p>230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01" calcext:value-type="float">
            <text:p>3804740069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94" calcext:value-type="float">
            <text:p>230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02" calcext:value-type="float">
            <text:p>3804740069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95" calcext:value-type="float">
            <text:p>230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03" calcext:value-type="float">
            <text:p>3804740069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96" calcext:value-type="float">
            <text:p>230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04" calcext:value-type="float">
            <text:p>3804740069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97" calcext:value-type="float">
            <text:p>230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05" calcext:value-type="float">
            <text:p>3804740069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98" calcext:value-type="float">
            <text:p>230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06" calcext:value-type="float">
            <text:p>3804740069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099" calcext:value-type="float">
            <text:p>230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07" calcext:value-type="float">
            <text:p>3804740069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00" calcext:value-type="float">
            <text:p>231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08" calcext:value-type="float">
            <text:p>3804740069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01" calcext:value-type="float">
            <text:p>231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09" calcext:value-type="float">
            <text:p>3804740069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02" calcext:value-type="float">
            <text:p>231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10" calcext:value-type="float">
            <text:p>3804740069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03" calcext:value-type="float">
            <text:p>231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11" calcext:value-type="float">
            <text:p>3804740069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04" calcext:value-type="float">
            <text:p>231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12" calcext:value-type="float">
            <text:p>3804740069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05" calcext:value-type="float">
            <text:p>231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13" calcext:value-type="float">
            <text:p>3804740069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06" calcext:value-type="float">
            <text:p>231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14" calcext:value-type="float">
            <text:p>3804740069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07" calcext:value-type="float">
            <text:p>231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15" calcext:value-type="float">
            <text:p>3804740069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08" calcext:value-type="float">
            <text:p>231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16" calcext:value-type="float">
            <text:p>3804740069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09" calcext:value-type="float">
            <text:p>231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17" calcext:value-type="float">
            <text:p>3804740069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10" calcext:value-type="float">
            <text:p>231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18" calcext:value-type="float">
            <text:p>3804740069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11" calcext:value-type="float">
            <text:p>231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19" calcext:value-type="float">
            <text:p>3804740069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12" calcext:value-type="float">
            <text:p>231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20" calcext:value-type="float">
            <text:p>3804740069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13" calcext:value-type="float">
            <text:p>231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21" calcext:value-type="float">
            <text:p>3804740069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14" calcext:value-type="float">
            <text:p>231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22" calcext:value-type="float">
            <text:p>3804740069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15" calcext:value-type="float">
            <text:p>231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23" calcext:value-type="float">
            <text:p>3804740069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16" calcext:value-type="float">
            <text:p>231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24" calcext:value-type="float">
            <text:p>3804740069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17" calcext:value-type="float">
            <text:p>231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25" calcext:value-type="float">
            <text:p>3804740069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18" calcext:value-type="float">
            <text:p>231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26" calcext:value-type="float">
            <text:p>3804740069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19" calcext:value-type="float">
            <text:p>231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27" calcext:value-type="float">
            <text:p>3804740069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20" calcext:value-type="float">
            <text:p>231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28" calcext:value-type="float">
            <text:p>3804740069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21" calcext:value-type="float">
            <text:p>231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29" calcext:value-type="float">
            <text:p>3804740069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22" calcext:value-type="float">
            <text:p>231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30" calcext:value-type="float">
            <text:p>3804740069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23" calcext:value-type="float">
            <text:p>231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31" calcext:value-type="float">
            <text:p>3804740069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24" calcext:value-type="float">
            <text:p>231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32" calcext:value-type="float">
            <text:p>3804740069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25" calcext:value-type="float">
            <text:p>231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33" calcext:value-type="float">
            <text:p>3804740069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26" calcext:value-type="float">
            <text:p>231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34" calcext:value-type="float">
            <text:p>3804740069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27" calcext:value-type="float">
            <text:p>231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35" calcext:value-type="float">
            <text:p>3804740069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28" calcext:value-type="float">
            <text:p>231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36" calcext:value-type="float">
            <text:p>3804740069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29" calcext:value-type="float">
            <text:p>231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37" calcext:value-type="float">
            <text:p>3804740069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30" calcext:value-type="float">
            <text:p>231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38" calcext:value-type="float">
            <text:p>3804740069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31" calcext:value-type="float">
            <text:p>231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39" calcext:value-type="float">
            <text:p>3804740069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32" calcext:value-type="float">
            <text:p>231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40" calcext:value-type="float">
            <text:p>3804740069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33" calcext:value-type="float">
            <text:p>231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41" calcext:value-type="float">
            <text:p>3804740069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34" calcext:value-type="float">
            <text:p>231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42" calcext:value-type="float">
            <text:p>3804740069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35" calcext:value-type="float">
            <text:p>231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43" calcext:value-type="float">
            <text:p>3804740069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36" calcext:value-type="float">
            <text:p>231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44" calcext:value-type="float">
            <text:p>3804740069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37" calcext:value-type="float">
            <text:p>231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45" calcext:value-type="float">
            <text:p>3804740069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38" calcext:value-type="float">
            <text:p>231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46" calcext:value-type="float">
            <text:p>3804740069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39" calcext:value-type="float">
            <text:p>231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47" calcext:value-type="float">
            <text:p>3804740069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40" calcext:value-type="float">
            <text:p>231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48" calcext:value-type="float">
            <text:p>3804740069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41" calcext:value-type="float">
            <text:p>231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49" calcext:value-type="float">
            <text:p>3804740069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42" calcext:value-type="float">
            <text:p>231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50" calcext:value-type="float">
            <text:p>3804740069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43" calcext:value-type="float">
            <text:p>231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4006901051" calcext:value-type="float">
            <text:p>3804740069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44" calcext:value-type="float">
            <text:p>231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01" calcext:value-type="float">
            <text:p>380475007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45" calcext:value-type="float">
            <text:p>231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02" calcext:value-type="float">
            <text:p>3804750070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46" calcext:value-type="float">
            <text:p>231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03" calcext:value-type="float">
            <text:p>3804750070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47" calcext:value-type="float">
            <text:p>231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04" calcext:value-type="float">
            <text:p>3804750070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48" calcext:value-type="float">
            <text:p>231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05" calcext:value-type="float">
            <text:p>3804750070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49" calcext:value-type="float">
            <text:p>231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06" calcext:value-type="float">
            <text:p>3804750070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50" calcext:value-type="float">
            <text:p>231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07" calcext:value-type="float">
            <text:p>3804750070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51" calcext:value-type="float">
            <text:p>231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08" calcext:value-type="float">
            <text:p>3804750070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52" calcext:value-type="float">
            <text:p>231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09" calcext:value-type="float">
            <text:p>3804750070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53" calcext:value-type="float">
            <text:p>231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10" calcext:value-type="float">
            <text:p>3804750070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54" calcext:value-type="float">
            <text:p>231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11" calcext:value-type="float">
            <text:p>3804750070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55" calcext:value-type="float">
            <text:p>231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12" calcext:value-type="float">
            <text:p>3804750070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56" calcext:value-type="float">
            <text:p>231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13" calcext:value-type="float">
            <text:p>3804750070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57" calcext:value-type="float">
            <text:p>231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14" calcext:value-type="float">
            <text:p>3804750070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58" calcext:value-type="float">
            <text:p>231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15" calcext:value-type="float">
            <text:p>3804750070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59" calcext:value-type="float">
            <text:p>231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16" calcext:value-type="float">
            <text:p>3804750070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60" calcext:value-type="float">
            <text:p>231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17" calcext:value-type="float">
            <text:p>3804750070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61" calcext:value-type="float">
            <text:p>231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18" calcext:value-type="float">
            <text:p>3804750070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62" calcext:value-type="float">
            <text:p>231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19" calcext:value-type="float">
            <text:p>3804750070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63" calcext:value-type="float">
            <text:p>231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20" calcext:value-type="float">
            <text:p>3804750070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64" calcext:value-type="float">
            <text:p>231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21" calcext:value-type="float">
            <text:p>3804750070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65" calcext:value-type="float">
            <text:p>231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22" calcext:value-type="float">
            <text:p>3804750070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66" calcext:value-type="float">
            <text:p>231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23" calcext:value-type="float">
            <text:p>3804750070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67" calcext:value-type="float">
            <text:p>231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24" calcext:value-type="float">
            <text:p>3804750070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68" calcext:value-type="float">
            <text:p>231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25" calcext:value-type="float">
            <text:p>3804750070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69" calcext:value-type="float">
            <text:p>231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26" calcext:value-type="float">
            <text:p>3804750070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70" calcext:value-type="float">
            <text:p>231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27" calcext:value-type="float">
            <text:p>3804750070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71" calcext:value-type="float">
            <text:p>231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28" calcext:value-type="float">
            <text:p>3804750070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72" calcext:value-type="float">
            <text:p>231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29" calcext:value-type="float">
            <text:p>3804750070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73" calcext:value-type="float">
            <text:p>231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30" calcext:value-type="float">
            <text:p>3804750070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74" calcext:value-type="float">
            <text:p>231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31" calcext:value-type="float">
            <text:p>3804750070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75" calcext:value-type="float">
            <text:p>231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32" calcext:value-type="float">
            <text:p>3804750070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76" calcext:value-type="float">
            <text:p>231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33" calcext:value-type="float">
            <text:p>3804750070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77" calcext:value-type="float">
            <text:p>231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34" calcext:value-type="float">
            <text:p>3804750070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78" calcext:value-type="float">
            <text:p>231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35" calcext:value-type="float">
            <text:p>3804750070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79" calcext:value-type="float">
            <text:p>231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36" calcext:value-type="float">
            <text:p>3804750070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80" calcext:value-type="float">
            <text:p>231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37" calcext:value-type="float">
            <text:p>3804750070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81" calcext:value-type="float">
            <text:p>231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38" calcext:value-type="float">
            <text:p>3804750070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82" calcext:value-type="float">
            <text:p>231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39" calcext:value-type="float">
            <text:p>3804750070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83" calcext:value-type="float">
            <text:p>231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40" calcext:value-type="float">
            <text:p>3804750070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84" calcext:value-type="float">
            <text:p>231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41" calcext:value-type="float">
            <text:p>3804750070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85" calcext:value-type="float">
            <text:p>231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42" calcext:value-type="float">
            <text:p>3804750070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86" calcext:value-type="float">
            <text:p>231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43" calcext:value-type="float">
            <text:p>3804750070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87" calcext:value-type="float">
            <text:p>231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44" calcext:value-type="float">
            <text:p>3804750070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88" calcext:value-type="float">
            <text:p>231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45" calcext:value-type="float">
            <text:p>3804750070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89" calcext:value-type="float">
            <text:p>231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46" calcext:value-type="float">
            <text:p>3804750070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90" calcext:value-type="float">
            <text:p>231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47" calcext:value-type="float">
            <text:p>3804750070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91" calcext:value-type="float">
            <text:p>231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48" calcext:value-type="float">
            <text:p>3804750070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92" calcext:value-type="float">
            <text:p>231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49" calcext:value-type="float">
            <text:p>3804750070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93" calcext:value-type="float">
            <text:p>231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50" calcext:value-type="float">
            <text:p>3804750070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94" calcext:value-type="float">
            <text:p>231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51" calcext:value-type="float">
            <text:p>3804750070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95" calcext:value-type="float">
            <text:p>231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001052" calcext:value-type="float">
            <text:p>3804750070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96" calcext:value-type="float">
            <text:p>231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01" calcext:value-type="float">
            <text:p>380475007101001</text:p>
          </table:table-cell>
          <table:table-cell table:style-name="TL_20_Metadata" office:value-type="string" calcext:value-type="string">
            <text:p>380475007101001* <text:s/>Hieronder begrepen de fabrijkanten van katoen, hennep, vlas, wol en zijde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97" calcext:value-type="float">
            <text:p>231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02" calcext:value-type="float">
            <text:p>3804750071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98" calcext:value-type="float">
            <text:p>231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03" calcext:value-type="float">
            <text:p>3804750071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199" calcext:value-type="float">
            <text:p>231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04" calcext:value-type="float">
            <text:p>3804750071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00" calcext:value-type="float">
            <text:p>232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05" calcext:value-type="float">
            <text:p>3804750071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01" calcext:value-type="float">
            <text:p>232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06" calcext:value-type="float">
            <text:p>3804750071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02" calcext:value-type="float">
            <text:p>232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07" calcext:value-type="float">
            <text:p>3804750071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03" calcext:value-type="float">
            <text:p>232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08" calcext:value-type="float">
            <text:p>3804750071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04" calcext:value-type="float">
            <text:p>232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09" calcext:value-type="float">
            <text:p>3804750071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05" calcext:value-type="float">
            <text:p>232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10" calcext:value-type="float">
            <text:p>3804750071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06" calcext:value-type="float">
            <text:p>232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11" calcext:value-type="float">
            <text:p>3804750071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07" calcext:value-type="float">
            <text:p>232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12" calcext:value-type="float">
            <text:p>3804750071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08" calcext:value-type="float">
            <text:p>232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13" calcext:value-type="float">
            <text:p>3804750071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09" calcext:value-type="float">
            <text:p>232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14" calcext:value-type="float">
            <text:p>3804750071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10" calcext:value-type="float">
            <text:p>232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15" calcext:value-type="float">
            <text:p>3804750071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11" calcext:value-type="float">
            <text:p>232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16" calcext:value-type="float">
            <text:p>3804750071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12" calcext:value-type="float">
            <text:p>232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17" calcext:value-type="float">
            <text:p>3804750071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13" calcext:value-type="float">
            <text:p>232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18" calcext:value-type="float">
            <text:p>3804750071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14" calcext:value-type="float">
            <text:p>232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19" calcext:value-type="float">
            <text:p>3804750071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15" calcext:value-type="float">
            <text:p>232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20" calcext:value-type="float">
            <text:p>3804750071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16" calcext:value-type="float">
            <text:p>232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21" calcext:value-type="float">
            <text:p>3804750071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17" calcext:value-type="float">
            <text:p>232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22" calcext:value-type="float">
            <text:p>3804750071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18" calcext:value-type="float">
            <text:p>232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23" calcext:value-type="float">
            <text:p>3804750071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19" calcext:value-type="float">
            <text:p>232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24" calcext:value-type="float">
            <text:p>380475007101024</text:p>
          </table:table-cell>
          <table:table-cell table:style-name="TL_20_Metadata" office:value-type="string" calcext:value-type="string">
            <text:p>380475007101024? <text:s/>De bode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20" calcext:value-type="float">
            <text:p>232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25" calcext:value-type="float">
            <text:p>3804750071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21" calcext:value-type="float">
            <text:p>232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26" calcext:value-type="float">
            <text:p>380475007101026</text:p>
          </table:table-cell>
          <table:table-cell table:style-name="TL_20_Metadata" office:value-type="string" calcext:value-type="string">
            <text:p>380475007101024? <text:s/>De bode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22" calcext:value-type="float">
            <text:p>232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27" calcext:value-type="float">
            <text:p>3804750071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23" calcext:value-type="float">
            <text:p>232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28" calcext:value-type="float">
            <text:p>3804750071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24" calcext:value-type="float">
            <text:p>232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29" calcext:value-type="float">
            <text:p>3804750071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25" calcext:value-type="float">
            <text:p>232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30" calcext:value-type="float">
            <text:p>3804750071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26" calcext:value-type="float">
            <text:p>232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31" calcext:value-type="float">
            <text:p>3804750071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27" calcext:value-type="float">
            <text:p>232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32" calcext:value-type="float">
            <text:p>3804750071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28" calcext:value-type="float">
            <text:p>232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33" calcext:value-type="float">
            <text:p>3804750071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29" calcext:value-type="float">
            <text:p>232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34" calcext:value-type="float">
            <text:p>3804750071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30" calcext:value-type="float">
            <text:p>232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35" calcext:value-type="float">
            <text:p>3804750071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31" calcext:value-type="float">
            <text:p>232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36" calcext:value-type="float">
            <text:p>3804750071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32" calcext:value-type="float">
            <text:p>232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37" calcext:value-type="float">
            <text:p>3804750071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33" calcext:value-type="float">
            <text:p>232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38" calcext:value-type="float">
            <text:p>3804750071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34" calcext:value-type="float">
            <text:p>232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39" calcext:value-type="float">
            <text:p>3804750071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35" calcext:value-type="float">
            <text:p>232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40" calcext:value-type="float">
            <text:p>3804750071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36" calcext:value-type="float">
            <text:p>232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41" calcext:value-type="float">
            <text:p>3804750071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37" calcext:value-type="float">
            <text:p>232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42" calcext:value-type="float">
            <text:p>3804750071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38" calcext:value-type="float">
            <text:p>232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43" calcext:value-type="float">
            <text:p>3804750071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39" calcext:value-type="float">
            <text:p>232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44" calcext:value-type="float">
            <text:p>3804750071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40" calcext:value-type="float">
            <text:p>232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45" calcext:value-type="float">
            <text:p>3804750071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41" calcext:value-type="float">
            <text:p>232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46" calcext:value-type="float">
            <text:p>3804750071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42" calcext:value-type="float">
            <text:p>232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47" calcext:value-type="float">
            <text:p>3804750071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43" calcext:value-type="float">
            <text:p>232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48" calcext:value-type="float">
            <text:p>3804750071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44" calcext:value-type="float">
            <text:p>232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49" calcext:value-type="float">
            <text:p>3804750071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45" calcext:value-type="float">
            <text:p>232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5007101050" calcext:value-type="float">
            <text:p>3804750071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46" calcext:value-type="float">
            <text:p>232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01" calcext:value-type="float">
            <text:p>380476007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47" calcext:value-type="float">
            <text:p>232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02" calcext:value-type="float">
            <text:p>3804760072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48" calcext:value-type="float">
            <text:p>232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03" calcext:value-type="float">
            <text:p>3804760072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49" calcext:value-type="float">
            <text:p>232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04" calcext:value-type="float">
            <text:p>3804760072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50" calcext:value-type="float">
            <text:p>232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05" calcext:value-type="float">
            <text:p>3804760072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51" calcext:value-type="float">
            <text:p>232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06" calcext:value-type="float">
            <text:p>3804760072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52" calcext:value-type="float">
            <text:p>232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07" calcext:value-type="float">
            <text:p>3804760072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53" calcext:value-type="float">
            <text:p>232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08" calcext:value-type="float">
            <text:p>3804760072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54" calcext:value-type="float">
            <text:p>232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09" calcext:value-type="float">
            <text:p>3804760072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55" calcext:value-type="float">
            <text:p>232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10" calcext:value-type="float">
            <text:p>3804760072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56" calcext:value-type="float">
            <text:p>232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11" calcext:value-type="float">
            <text:p>3804760072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57" calcext:value-type="float">
            <text:p>232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12" calcext:value-type="float">
            <text:p>3804760072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58" calcext:value-type="float">
            <text:p>232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13" calcext:value-type="float">
            <text:p>3804760072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59" calcext:value-type="float">
            <text:p>232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14" calcext:value-type="float">
            <text:p>3804760072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60" calcext:value-type="float">
            <text:p>232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15" calcext:value-type="float">
            <text:p>3804760072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61" calcext:value-type="float">
            <text:p>232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16" calcext:value-type="float">
            <text:p>3804760072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62" calcext:value-type="float">
            <text:p>232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17" calcext:value-type="float">
            <text:p>3804760072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63" calcext:value-type="float">
            <text:p>232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18" calcext:value-type="float">
            <text:p>3804760072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64" calcext:value-type="float">
            <text:p>232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19" calcext:value-type="float">
            <text:p>3804760072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65" calcext:value-type="float">
            <text:p>232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20" calcext:value-type="float">
            <text:p>3804760072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66" calcext:value-type="float">
            <text:p>232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21" calcext:value-type="float">
            <text:p>3804760072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67" calcext:value-type="float">
            <text:p>232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22" calcext:value-type="float">
            <text:p>3804760072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68" calcext:value-type="float">
            <text:p>232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23" calcext:value-type="float">
            <text:p>3804760072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69" calcext:value-type="float">
            <text:p>232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24" calcext:value-type="float">
            <text:p>3804760072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70" calcext:value-type="float">
            <text:p>232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25" calcext:value-type="float">
            <text:p>3804760072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71" calcext:value-type="float">
            <text:p>232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26" calcext:value-type="float">
            <text:p>3804760072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72" calcext:value-type="float">
            <text:p>232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27" calcext:value-type="float">
            <text:p>3804760072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73" calcext:value-type="float">
            <text:p>232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28" calcext:value-type="float">
            <text:p>3804760072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74" calcext:value-type="float">
            <text:p>232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29" calcext:value-type="float">
            <text:p>3804760072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75" calcext:value-type="float">
            <text:p>232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30" calcext:value-type="float">
            <text:p>3804760072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76" calcext:value-type="float">
            <text:p>232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31" calcext:value-type="float">
            <text:p>3804760072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77" calcext:value-type="float">
            <text:p>232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32" calcext:value-type="float">
            <text:p>3804760072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78" calcext:value-type="float">
            <text:p>232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33" calcext:value-type="float">
            <text:p>3804760072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79" calcext:value-type="float">
            <text:p>232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34" calcext:value-type="float">
            <text:p>3804760072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80" calcext:value-type="float">
            <text:p>232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35" calcext:value-type="float">
            <text:p>3804760072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81" calcext:value-type="float">
            <text:p>232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36" calcext:value-type="float">
            <text:p>3804760072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82" calcext:value-type="float">
            <text:p>232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37" calcext:value-type="float">
            <text:p>3804760072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83" calcext:value-type="float">
            <text:p>232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38" calcext:value-type="float">
            <text:p>3804760072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84" calcext:value-type="float">
            <text:p>232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39" calcext:value-type="float">
            <text:p>3804760072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85" calcext:value-type="float">
            <text:p>232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40" calcext:value-type="float">
            <text:p>3804760072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86" calcext:value-type="float">
            <text:p>232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41" calcext:value-type="float">
            <text:p>3804760072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87" calcext:value-type="float">
            <text:p>232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42" calcext:value-type="float">
            <text:p>3804760072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88" calcext:value-type="float">
            <text:p>232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43" calcext:value-type="float">
            <text:p>3804760072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89" calcext:value-type="float">
            <text:p>232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44" calcext:value-type="float">
            <text:p>3804760072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90" calcext:value-type="float">
            <text:p>232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45" calcext:value-type="float">
            <text:p>3804760072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91" calcext:value-type="float">
            <text:p>232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46" calcext:value-type="float">
            <text:p>3804760072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92" calcext:value-type="float">
            <text:p>232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47" calcext:value-type="float">
            <text:p>3804760072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93" calcext:value-type="float">
            <text:p>232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48" calcext:value-type="float">
            <text:p>3804760072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94" calcext:value-type="float">
            <text:p>232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49" calcext:value-type="float">
            <text:p>3804760072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95" calcext:value-type="float">
            <text:p>232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50" calcext:value-type="float">
            <text:p>3804760072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96" calcext:value-type="float">
            <text:p>232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51" calcext:value-type="float">
            <text:p>3804760072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97" calcext:value-type="float">
            <text:p>232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201052" calcext:value-type="float">
            <text:p>3804760072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98" calcext:value-type="float">
            <text:p>232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01" calcext:value-type="float">
            <text:p>3804760073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299" calcext:value-type="float">
            <text:p>232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02" calcext:value-type="float">
            <text:p>3804760073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00" calcext:value-type="float">
            <text:p>233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03" calcext:value-type="float">
            <text:p>3804760073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01" calcext:value-type="float">
            <text:p>233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04" calcext:value-type="float">
            <text:p>3804760073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02" calcext:value-type="float">
            <text:p>233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05" calcext:value-type="float">
            <text:p>3804760073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03" calcext:value-type="float">
            <text:p>233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06" calcext:value-type="float">
            <text:p>3804760073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04" calcext:value-type="float">
            <text:p>233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07" calcext:value-type="float">
            <text:p>3804760073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05" calcext:value-type="float">
            <text:p>233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08" calcext:value-type="float">
            <text:p>3804760073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06" calcext:value-type="float">
            <text:p>233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09" calcext:value-type="float">
            <text:p>3804760073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07" calcext:value-type="float">
            <text:p>233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10" calcext:value-type="float">
            <text:p>3804760073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08" calcext:value-type="float">
            <text:p>233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11" calcext:value-type="float">
            <text:p>3804760073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09" calcext:value-type="float">
            <text:p>233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12" calcext:value-type="float">
            <text:p>3804760073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10" calcext:value-type="float">
            <text:p>233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13" calcext:value-type="float">
            <text:p>3804760073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11" calcext:value-type="float">
            <text:p>233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14" calcext:value-type="float">
            <text:p>3804760073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12" calcext:value-type="float">
            <text:p>233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15" calcext:value-type="float">
            <text:p>3804760073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13" calcext:value-type="float">
            <text:p>233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16" calcext:value-type="float">
            <text:p>3804760073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14" calcext:value-type="float">
            <text:p>233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17" calcext:value-type="float">
            <text:p>3804760073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15" calcext:value-type="float">
            <text:p>233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18" calcext:value-type="float">
            <text:p>3804760073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16" calcext:value-type="float">
            <text:p>233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19" calcext:value-type="float">
            <text:p>3804760073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17" calcext:value-type="float">
            <text:p>233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20" calcext:value-type="float">
            <text:p>3804760073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18" calcext:value-type="float">
            <text:p>233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21" calcext:value-type="float">
            <text:p>3804760073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19" calcext:value-type="float">
            <text:p>233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22" calcext:value-type="float">
            <text:p>3804760073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20" calcext:value-type="float">
            <text:p>233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23" calcext:value-type="float">
            <text:p>3804760073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21" calcext:value-type="float">
            <text:p>233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24" calcext:value-type="float">
            <text:p>3804760073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22" calcext:value-type="float">
            <text:p>233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25" calcext:value-type="float">
            <text:p>3804760073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23" calcext:value-type="float">
            <text:p>233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26" calcext:value-type="float">
            <text:p>3804760073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24" calcext:value-type="float">
            <text:p>233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27" calcext:value-type="float">
            <text:p>3804760073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25" calcext:value-type="float">
            <text:p>233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28" calcext:value-type="float">
            <text:p>3804760073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26" calcext:value-type="float">
            <text:p>233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29" calcext:value-type="float">
            <text:p>3804760073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27" calcext:value-type="float">
            <text:p>233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30" calcext:value-type="float">
            <text:p>3804760073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28" calcext:value-type="float">
            <text:p>233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31" calcext:value-type="float">
            <text:p>3804760073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29" calcext:value-type="float">
            <text:p>233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32" calcext:value-type="float">
            <text:p>3804760073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30" calcext:value-type="float">
            <text:p>233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33" calcext:value-type="float">
            <text:p>3804760073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31" calcext:value-type="float">
            <text:p>233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34" calcext:value-type="float">
            <text:p>3804760073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32" calcext:value-type="float">
            <text:p>233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35" calcext:value-type="float">
            <text:p>3804760073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33" calcext:value-type="float">
            <text:p>233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36" calcext:value-type="float">
            <text:p>380476007301036</text:p>
          </table:table-cell>
          <table:table-cell table:style-name="TL_20_Metadata" office:value-type="string" calcext:value-type="string">
            <text:p>3804760073010361 <text:s/>Hieronder drie van onbekenden ouderdom.</text:p>
          </table:table-cell>
          <table:table-cell table:style-name="TL_20_Metadata" office:value-type="string" calcext:value-type="string">
            <text:p>3804760073010362 <text:s/>Hieronder twee en dertig van onbekenden ouderdom.</text:p>
          </table:table-cell>
          <table:table-cell table:number-columns-repeated="1019"/>
        </table:table-row>
        <table:table-row table:style-name="ro4">
          <table:table-cell table:style-name="ce64" office:value-type="float" office:value="23334" calcext:value-type="float">
            <text:p>233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37" calcext:value-type="float">
            <text:p>3804760073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35" calcext:value-type="float">
            <text:p>233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6007301038" calcext:value-type="float">
            <text:p>3804760073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36" calcext:value-type="float">
            <text:p>233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01" calcext:value-type="float">
            <text:p>380477007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37" calcext:value-type="float">
            <text:p>233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02" calcext:value-type="float">
            <text:p>3804770074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38" calcext:value-type="float">
            <text:p>233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03" calcext:value-type="float">
            <text:p>3804770074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39" calcext:value-type="float">
            <text:p>233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04" calcext:value-type="float">
            <text:p>3804770074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40" calcext:value-type="float">
            <text:p>233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05" calcext:value-type="float">
            <text:p>3804770074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41" calcext:value-type="float">
            <text:p>233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06" calcext:value-type="float">
            <text:p>3804770074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42" calcext:value-type="float">
            <text:p>233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07" calcext:value-type="float">
            <text:p>3804770074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43" calcext:value-type="float">
            <text:p>233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08" calcext:value-type="float">
            <text:p>3804770074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44" calcext:value-type="float">
            <text:p>233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09" calcext:value-type="float">
            <text:p>3804770074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45" calcext:value-type="float">
            <text:p>233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10" calcext:value-type="float">
            <text:p>3804770074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46" calcext:value-type="float">
            <text:p>233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11" calcext:value-type="float">
            <text:p>3804770074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47" calcext:value-type="float">
            <text:p>233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12" calcext:value-type="float">
            <text:p>3804770074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48" calcext:value-type="float">
            <text:p>233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13" calcext:value-type="float">
            <text:p>380477007401013</text:p>
          </table:table-cell>
          <table:table-cell table:style-name="TL_20_Metadata" office:value-type="string" calcext:value-type="string">
            <text:p>3804770074010131 <text:s/>Hieronder twee van onbekenden ouderdom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49" calcext:value-type="float">
            <text:p>233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14" calcext:value-type="float">
            <text:p>3804770074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50" calcext:value-type="float">
            <text:p>233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15" calcext:value-type="float">
            <text:p>3804770074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51" calcext:value-type="float">
            <text:p>233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16" calcext:value-type="float">
            <text:p>3804770074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52" calcext:value-type="float">
            <text:p>233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17" calcext:value-type="float">
            <text:p>3804770074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53" calcext:value-type="float">
            <text:p>233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18" calcext:value-type="float">
            <text:p>3804770074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54" calcext:value-type="float">
            <text:p>233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19" calcext:value-type="float">
            <text:p>3804770074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55" calcext:value-type="float">
            <text:p>233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20" calcext:value-type="float">
            <text:p>3804770074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56" calcext:value-type="float">
            <text:p>233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21" calcext:value-type="float">
            <text:p>3804770074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57" calcext:value-type="float">
            <text:p>233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22" calcext:value-type="float">
            <text:p>3804770074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58" calcext:value-type="float">
            <text:p>233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23" calcext:value-type="float">
            <text:p>3804770074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59" calcext:value-type="float">
            <text:p>233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24" calcext:value-type="float">
            <text:p>3804770074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60" calcext:value-type="float">
            <text:p>233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25" calcext:value-type="float">
            <text:p>3804770074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61" calcext:value-type="float">
            <text:p>233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26" calcext:value-type="float">
            <text:p>3804770074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62" calcext:value-type="float">
            <text:p>233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27" calcext:value-type="float">
            <text:p>3804770074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63" calcext:value-type="float">
            <text:p>233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28" calcext:value-type="float">
            <text:p>3804770074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64" calcext:value-type="float">
            <text:p>233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29" calcext:value-type="float">
            <text:p>3804770074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65" calcext:value-type="float">
            <text:p>233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30" calcext:value-type="float">
            <text:p>3804770074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66" calcext:value-type="float">
            <text:p>233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31" calcext:value-type="float">
            <text:p>3804770074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67" calcext:value-type="float">
            <text:p>233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32" calcext:value-type="float">
            <text:p>3804770074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68" calcext:value-type="float">
            <text:p>233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33" calcext:value-type="float">
            <text:p>3804770074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69" calcext:value-type="float">
            <text:p>233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34" calcext:value-type="float">
            <text:p>3804770074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70" calcext:value-type="float">
            <text:p>233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35" calcext:value-type="float">
            <text:p>3804770074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71" calcext:value-type="float">
            <text:p>233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36" calcext:value-type="float">
            <text:p>3804770074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72" calcext:value-type="float">
            <text:p>233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37" calcext:value-type="float">
            <text:p>3804770074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73" calcext:value-type="float">
            <text:p>233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38" calcext:value-type="float">
            <text:p>3804770074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74" calcext:value-type="float">
            <text:p>233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39" calcext:value-type="float">
            <text:p>3804770074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75" calcext:value-type="float">
            <text:p>233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40" calcext:value-type="float">
            <text:p>3804770074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76" calcext:value-type="float">
            <text:p>233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41" calcext:value-type="float">
            <text:p>3804770074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77" calcext:value-type="float">
            <text:p>233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42" calcext:value-type="float">
            <text:p>3804770074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78" calcext:value-type="float">
            <text:p>233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43" calcext:value-type="float">
            <text:p>3804770074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79" calcext:value-type="float">
            <text:p>233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44" calcext:value-type="float">
            <text:p>3804770074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80" calcext:value-type="float">
            <text:p>233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45" calcext:value-type="float">
            <text:p>3804770074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81" calcext:value-type="float">
            <text:p>233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46" calcext:value-type="float">
            <text:p>3804770074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82" calcext:value-type="float">
            <text:p>233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47" calcext:value-type="float">
            <text:p>3804770074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83" calcext:value-type="float">
            <text:p>233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48" calcext:value-type="float">
            <text:p>3804770074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84" calcext:value-type="float">
            <text:p>233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49" calcext:value-type="float">
            <text:p>380477007401049</text:p>
          </table:table-cell>
          <table:table-cell table:style-name="TL_20_Metadata" office:value-type="string" calcext:value-type="string">
            <text:p>3804770074010492 <text:s/>Hieronder een van onbekenden ouderdom.</text:p>
          </table:table-cell>
          <table:table-cell table:style-name="TL_20_Metadata" office:value-type="string" calcext:value-type="string">
            <text:p>3804770074010493 <text:s/>Hieronder twee van onbekenden ouderdom.</text:p>
          </table:table-cell>
          <table:table-cell table:number-columns-repeated="1019"/>
        </table:table-row>
        <table:table-row table:style-name="ro4">
          <table:table-cell table:style-name="ce64" office:value-type="float" office:value="23385" calcext:value-type="float">
            <text:p>233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50" calcext:value-type="float">
            <text:p>3804770074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86" calcext:value-type="float">
            <text:p>233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51" calcext:value-type="float">
            <text:p>3804770074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87" calcext:value-type="float">
            <text:p>233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52" calcext:value-type="float">
            <text:p>3804770074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88" calcext:value-type="float">
            <text:p>233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401053" calcext:value-type="float">
            <text:p>3804770074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89" calcext:value-type="float">
            <text:p>233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01" calcext:value-type="float">
            <text:p>3804770075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90" calcext:value-type="float">
            <text:p>233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02" calcext:value-type="float">
            <text:p>3804770075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91" calcext:value-type="float">
            <text:p>233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03" calcext:value-type="float">
            <text:p>3804770075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92" calcext:value-type="float">
            <text:p>233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04" calcext:value-type="float">
            <text:p>3804770075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93" calcext:value-type="float">
            <text:p>233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05" calcext:value-type="float">
            <text:p>3804770075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94" calcext:value-type="float">
            <text:p>233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06" calcext:value-type="float">
            <text:p>3804770075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95" calcext:value-type="float">
            <text:p>233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07" calcext:value-type="float">
            <text:p>3804770075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96" calcext:value-type="float">
            <text:p>233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08" calcext:value-type="float">
            <text:p>3804770075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97" calcext:value-type="float">
            <text:p>233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09" calcext:value-type="float">
            <text:p>3804770075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98" calcext:value-type="float">
            <text:p>233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10" calcext:value-type="float">
            <text:p>3804770075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399" calcext:value-type="float">
            <text:p>233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11" calcext:value-type="float">
            <text:p>3804770075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00" calcext:value-type="float">
            <text:p>234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12" calcext:value-type="float">
            <text:p>3804770075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01" calcext:value-type="float">
            <text:p>234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13" calcext:value-type="float">
            <text:p>3804770075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02" calcext:value-type="float">
            <text:p>234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14" calcext:value-type="float">
            <text:p>3804770075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03" calcext:value-type="float">
            <text:p>234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15" calcext:value-type="float">
            <text:p>3804770075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04" calcext:value-type="float">
            <text:p>234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16" calcext:value-type="float">
            <text:p>3804770075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05" calcext:value-type="float">
            <text:p>234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17" calcext:value-type="float">
            <text:p>3804770075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06" calcext:value-type="float">
            <text:p>234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18" calcext:value-type="float">
            <text:p>3804770075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07" calcext:value-type="float">
            <text:p>234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19" calcext:value-type="float">
            <text:p>3804770075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08" calcext:value-type="float">
            <text:p>234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20" calcext:value-type="float">
            <text:p>3804770075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09" calcext:value-type="float">
            <text:p>234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21" calcext:value-type="float">
            <text:p>3804770075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10" calcext:value-type="float">
            <text:p>234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22" calcext:value-type="float">
            <text:p>3804770075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11" calcext:value-type="float">
            <text:p>234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23" calcext:value-type="float">
            <text:p>3804770075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12" calcext:value-type="float">
            <text:p>234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24" calcext:value-type="float">
            <text:p>3804770075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13" calcext:value-type="float">
            <text:p>234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25" calcext:value-type="float">
            <text:p>3804770075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14" calcext:value-type="float">
            <text:p>234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26" calcext:value-type="float">
            <text:p>3804770075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15" calcext:value-type="float">
            <text:p>234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27" calcext:value-type="float">
            <text:p>3804770075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16" calcext:value-type="float">
            <text:p>234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28" calcext:value-type="float">
            <text:p>3804770075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17" calcext:value-type="float">
            <text:p>234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29" calcext:value-type="float">
            <text:p>3804770075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18" calcext:value-type="float">
            <text:p>234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30" calcext:value-type="float">
            <text:p>3804770075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19" calcext:value-type="float">
            <text:p>234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31" calcext:value-type="float">
            <text:p>3804770075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20" calcext:value-type="float">
            <text:p>234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32" calcext:value-type="float">
            <text:p>3804770075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21" calcext:value-type="float">
            <text:p>234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33" calcext:value-type="float">
            <text:p>3804770075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22" calcext:value-type="float">
            <text:p>234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34" calcext:value-type="float">
            <text:p>3804770075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23" calcext:value-type="float">
            <text:p>234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35" calcext:value-type="float">
            <text:p>3804770075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24" calcext:value-type="float">
            <text:p>234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36" calcext:value-type="float">
            <text:p>3804770075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25" calcext:value-type="float">
            <text:p>234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37" calcext:value-type="float">
            <text:p>3804770075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26" calcext:value-type="float">
            <text:p>234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38" calcext:value-type="float">
            <text:p>3804770075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27" calcext:value-type="float">
            <text:p>234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39" calcext:value-type="float">
            <text:p>3804770075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28" calcext:value-type="float">
            <text:p>234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40" calcext:value-type="float">
            <text:p>3804770075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29" calcext:value-type="float">
            <text:p>234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41" calcext:value-type="float">
            <text:p>3804770075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30" calcext:value-type="float">
            <text:p>234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42" calcext:value-type="float">
            <text:p>3804770075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31" calcext:value-type="float">
            <text:p>234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43" calcext:value-type="float">
            <text:p>3804770075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32" calcext:value-type="float">
            <text:p>234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44" calcext:value-type="float">
            <text:p>3804770075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33" calcext:value-type="float">
            <text:p>234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45" calcext:value-type="float">
            <text:p>3804770075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34" calcext:value-type="float">
            <text:p>234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46" calcext:value-type="float">
            <text:p>3804770075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35" calcext:value-type="float">
            <text:p>234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47" calcext:value-type="float">
            <text:p>3804770075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36" calcext:value-type="float">
            <text:p>234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48" calcext:value-type="float">
            <text:p>3804770075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37" calcext:value-type="float">
            <text:p>234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49" calcext:value-type="float">
            <text:p>3804770075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38" calcext:value-type="float">
            <text:p>234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50" calcext:value-type="float">
            <text:p>3804770075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39" calcext:value-type="float">
            <text:p>234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7007501051" calcext:value-type="float">
            <text:p>3804770075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40" calcext:value-type="float">
            <text:p>234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01" calcext:value-type="float">
            <text:p>3804780076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41" calcext:value-type="float">
            <text:p>234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02" calcext:value-type="float">
            <text:p>3804780076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42" calcext:value-type="float">
            <text:p>234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03" calcext:value-type="float">
            <text:p>3804780076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43" calcext:value-type="float">
            <text:p>234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04" calcext:value-type="float">
            <text:p>3804780076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44" calcext:value-type="float">
            <text:p>234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05" calcext:value-type="float">
            <text:p>3804780076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45" calcext:value-type="float">
            <text:p>234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06" calcext:value-type="float">
            <text:p>3804780076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46" calcext:value-type="float">
            <text:p>234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07" calcext:value-type="float">
            <text:p>3804780076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47" calcext:value-type="float">
            <text:p>234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08" calcext:value-type="float">
            <text:p>380478007601008</text:p>
          </table:table-cell>
          <table:table-cell table:style-name="TL_20_Metadata" office:value-type="string" calcext:value-type="string">
            <text:p>3804780076010081 <text:s/>Hieronder een van onbekenden ouderdom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48" calcext:value-type="float">
            <text:p>234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09" calcext:value-type="float">
            <text:p>3804780076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49" calcext:value-type="float">
            <text:p>234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10" calcext:value-type="float">
            <text:p>3804780076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50" calcext:value-type="float">
            <text:p>234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11" calcext:value-type="float">
            <text:p>3804780076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51" calcext:value-type="float">
            <text:p>234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12" calcext:value-type="float">
            <text:p>3804780076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52" calcext:value-type="float">
            <text:p>234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13" calcext:value-type="float">
            <text:p>3804780076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53" calcext:value-type="float">
            <text:p>234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14" calcext:value-type="float">
            <text:p>3804780076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54" calcext:value-type="float">
            <text:p>234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15" calcext:value-type="float">
            <text:p>3804780076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55" calcext:value-type="float">
            <text:p>234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16" calcext:value-type="float">
            <text:p>3804780076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56" calcext:value-type="float">
            <text:p>234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17" calcext:value-type="float">
            <text:p>3804780076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57" calcext:value-type="float">
            <text:p>234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18" calcext:value-type="float">
            <text:p>3804780076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58" calcext:value-type="float">
            <text:p>234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19" calcext:value-type="float">
            <text:p>3804780076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59" calcext:value-type="float">
            <text:p>234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20" calcext:value-type="float">
            <text:p>3804780076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60" calcext:value-type="float">
            <text:p>234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21" calcext:value-type="float">
            <text:p>3804780076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61" calcext:value-type="float">
            <text:p>234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22" calcext:value-type="float">
            <text:p>3804780076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62" calcext:value-type="float">
            <text:p>234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23" calcext:value-type="float">
            <text:p>3804780076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63" calcext:value-type="float">
            <text:p>234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24" calcext:value-type="float">
            <text:p>3804780076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64" calcext:value-type="float">
            <text:p>234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25" calcext:value-type="float">
            <text:p>3804780076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65" calcext:value-type="float">
            <text:p>234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26" calcext:value-type="float">
            <text:p>3804780076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66" calcext:value-type="float">
            <text:p>234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27" calcext:value-type="float">
            <text:p>3804780076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67" calcext:value-type="float">
            <text:p>234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28" calcext:value-type="float">
            <text:p>3804780076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68" calcext:value-type="float">
            <text:p>234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29" calcext:value-type="float">
            <text:p>3804780076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69" calcext:value-type="float">
            <text:p>234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30" calcext:value-type="float">
            <text:p>3804780076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70" calcext:value-type="float">
            <text:p>234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31" calcext:value-type="float">
            <text:p>3804780076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71" calcext:value-type="float">
            <text:p>234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32" calcext:value-type="float">
            <text:p>3804780076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72" calcext:value-type="float">
            <text:p>234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33" calcext:value-type="float">
            <text:p>3804780076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73" calcext:value-type="float">
            <text:p>234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34" calcext:value-type="float">
            <text:p>3804780076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74" calcext:value-type="float">
            <text:p>234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35" calcext:value-type="float">
            <text:p>3804780076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75" calcext:value-type="float">
            <text:p>234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36" calcext:value-type="float">
            <text:p>3804780076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76" calcext:value-type="float">
            <text:p>234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37" calcext:value-type="float">
            <text:p>3804780076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77" calcext:value-type="float">
            <text:p>234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38" calcext:value-type="float">
            <text:p>3804780076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78" calcext:value-type="float">
            <text:p>234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39" calcext:value-type="float">
            <text:p>3804780076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79" calcext:value-type="float">
            <text:p>234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40" calcext:value-type="float">
            <text:p>3804780076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80" calcext:value-type="float">
            <text:p>234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41" calcext:value-type="float">
            <text:p>3804780076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81" calcext:value-type="float">
            <text:p>234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42" calcext:value-type="float">
            <text:p>3804780076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82" calcext:value-type="float">
            <text:p>234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43" calcext:value-type="float">
            <text:p>3804780076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83" calcext:value-type="float">
            <text:p>234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44" calcext:value-type="float">
            <text:p>3804780076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84" calcext:value-type="float">
            <text:p>234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45" calcext:value-type="float">
            <text:p>3804780076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85" calcext:value-type="float">
            <text:p>234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46" calcext:value-type="float">
            <text:p>3804780076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86" calcext:value-type="float">
            <text:p>234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47" calcext:value-type="float">
            <text:p>3804780076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87" calcext:value-type="float">
            <text:p>234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48" calcext:value-type="float">
            <text:p>3804780076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88" calcext:value-type="float">
            <text:p>234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49" calcext:value-type="float">
            <text:p>3804780076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89" calcext:value-type="float">
            <text:p>234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50" calcext:value-type="float">
            <text:p>3804780076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90" calcext:value-type="float">
            <text:p>234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51" calcext:value-type="float">
            <text:p>3804780076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91" calcext:value-type="float">
            <text:p>234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601052" calcext:value-type="float">
            <text:p>3804780076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92" calcext:value-type="float">
            <text:p>234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01" calcext:value-type="float">
            <text:p>380478007701001</text:p>
          </table:table-cell>
          <table:table-cell table:style-name="TL_20_Metadata" office:value-type="string" calcext:value-type="string">
            <text:p>380478007701001* <text:s/>Hieronder begrepen de fabrijkanten van katoen, hennep, vlas, wol en zijde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93" calcext:value-type="float">
            <text:p>234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02" calcext:value-type="float">
            <text:p>3804780077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94" calcext:value-type="float">
            <text:p>234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03" calcext:value-type="float">
            <text:p>3804780077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95" calcext:value-type="float">
            <text:p>234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04" calcext:value-type="float">
            <text:p>3804780077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96" calcext:value-type="float">
            <text:p>234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05" calcext:value-type="float">
            <text:p>3804780077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97" calcext:value-type="float">
            <text:p>234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06" calcext:value-type="float">
            <text:p>3804780077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98" calcext:value-type="float">
            <text:p>234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07" calcext:value-type="float">
            <text:p>3804780077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499" calcext:value-type="float">
            <text:p>234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08" calcext:value-type="float">
            <text:p>3804780077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00" calcext:value-type="float">
            <text:p>235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09" calcext:value-type="float">
            <text:p>3804780077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01" calcext:value-type="float">
            <text:p>235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10" calcext:value-type="float">
            <text:p>3804780077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02" calcext:value-type="float">
            <text:p>235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11" calcext:value-type="float">
            <text:p>3804780077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03" calcext:value-type="float">
            <text:p>235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12" calcext:value-type="float">
            <text:p>3804780077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04" calcext:value-type="float">
            <text:p>235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13" calcext:value-type="float">
            <text:p>3804780077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05" calcext:value-type="float">
            <text:p>235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14" calcext:value-type="float">
            <text:p>3804780077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06" calcext:value-type="float">
            <text:p>235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15" calcext:value-type="float">
            <text:p>3804780077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07" calcext:value-type="float">
            <text:p>235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16" calcext:value-type="float">
            <text:p>3804780077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08" calcext:value-type="float">
            <text:p>235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17" calcext:value-type="float">
            <text:p>3804780077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09" calcext:value-type="float">
            <text:p>235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18" calcext:value-type="float">
            <text:p>3804780077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10" calcext:value-type="float">
            <text:p>235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19" calcext:value-type="float">
            <text:p>3804780077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11" calcext:value-type="float">
            <text:p>235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20" calcext:value-type="float">
            <text:p>3804780077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12" calcext:value-type="float">
            <text:p>235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21" calcext:value-type="float">
            <text:p>3804780077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13" calcext:value-type="float">
            <text:p>235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22" calcext:value-type="float">
            <text:p>3804780077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14" calcext:value-type="float">
            <text:p>235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23" calcext:value-type="float">
            <text:p>3804780077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15" calcext:value-type="float">
            <text:p>235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24" calcext:value-type="float">
            <text:p>380478007701024</text:p>
          </table:table-cell>
          <table:table-cell table:style-name="TL_20_Metadata" office:value-type="string" calcext:value-type="string">
            <text:p>380478007701024? <text:s/>De bode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16" calcext:value-type="float">
            <text:p>235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25" calcext:value-type="float">
            <text:p>3804780077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17" calcext:value-type="float">
            <text:p>235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26" calcext:value-type="float">
            <text:p>380478007701026</text:p>
          </table:table-cell>
          <table:table-cell table:style-name="TL_20_Metadata" office:value-type="string" calcext:value-type="string">
            <text:p>380478007701024? <text:s/>De bode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18" calcext:value-type="float">
            <text:p>235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27" calcext:value-type="float">
            <text:p>3804780077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19" calcext:value-type="float">
            <text:p>235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28" calcext:value-type="float">
            <text:p>3804780077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20" calcext:value-type="float">
            <text:p>235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29" calcext:value-type="float">
            <text:p>3804780077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21" calcext:value-type="float">
            <text:p>235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30" calcext:value-type="float">
            <text:p>3804780077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22" calcext:value-type="float">
            <text:p>235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31" calcext:value-type="float">
            <text:p>3804780077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23" calcext:value-type="float">
            <text:p>235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32" calcext:value-type="float">
            <text:p>3804780077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24" calcext:value-type="float">
            <text:p>235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33" calcext:value-type="float">
            <text:p>3804780077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25" calcext:value-type="float">
            <text:p>235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34" calcext:value-type="float">
            <text:p>3804780077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26" calcext:value-type="float">
            <text:p>235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35" calcext:value-type="float">
            <text:p>3804780077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27" calcext:value-type="float">
            <text:p>235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36" calcext:value-type="float">
            <text:p>3804780077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28" calcext:value-type="float">
            <text:p>235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37" calcext:value-type="float">
            <text:p>3804780077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29" calcext:value-type="float">
            <text:p>235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38" calcext:value-type="float">
            <text:p>3804780077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30" calcext:value-type="float">
            <text:p>235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39" calcext:value-type="float">
            <text:p>3804780077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31" calcext:value-type="float">
            <text:p>235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40" calcext:value-type="float">
            <text:p>3804780077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32" calcext:value-type="float">
            <text:p>235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41" calcext:value-type="float">
            <text:p>3804780077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33" calcext:value-type="float">
            <text:p>235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42" calcext:value-type="float">
            <text:p>3804780077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34" calcext:value-type="float">
            <text:p>235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43" calcext:value-type="float">
            <text:p>3804780077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35" calcext:value-type="float">
            <text:p>235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44" calcext:value-type="float">
            <text:p>3804780077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36" calcext:value-type="float">
            <text:p>235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45" calcext:value-type="float">
            <text:p>3804780077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37" calcext:value-type="float">
            <text:p>235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46" calcext:value-type="float">
            <text:p>3804780077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38" calcext:value-type="float">
            <text:p>235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47" calcext:value-type="float">
            <text:p>3804780077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39" calcext:value-type="float">
            <text:p>235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48" calcext:value-type="float">
            <text:p>3804780077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40" calcext:value-type="float">
            <text:p>235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49" calcext:value-type="float">
            <text:p>3804780077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41" calcext:value-type="float">
            <text:p>235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8007701050" calcext:value-type="float">
            <text:p>3804780077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42" calcext:value-type="float">
            <text:p>235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01" calcext:value-type="float">
            <text:p>380479007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43" calcext:value-type="float">
            <text:p>235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02" calcext:value-type="float">
            <text:p>3804790078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44" calcext:value-type="float">
            <text:p>235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03" calcext:value-type="float">
            <text:p>3804790078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45" calcext:value-type="float">
            <text:p>235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04" calcext:value-type="float">
            <text:p>3804790078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46" calcext:value-type="float">
            <text:p>235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05" calcext:value-type="float">
            <text:p>3804790078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47" calcext:value-type="float">
            <text:p>235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06" calcext:value-type="float">
            <text:p>3804790078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48" calcext:value-type="float">
            <text:p>235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07" calcext:value-type="float">
            <text:p>3804790078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49" calcext:value-type="float">
            <text:p>235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08" calcext:value-type="float">
            <text:p>3804790078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50" calcext:value-type="float">
            <text:p>235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09" calcext:value-type="float">
            <text:p>3804790078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51" calcext:value-type="float">
            <text:p>235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10" calcext:value-type="float">
            <text:p>3804790078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52" calcext:value-type="float">
            <text:p>235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11" calcext:value-type="float">
            <text:p>3804790078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53" calcext:value-type="float">
            <text:p>235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12" calcext:value-type="float">
            <text:p>3804790078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54" calcext:value-type="float">
            <text:p>235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13" calcext:value-type="float">
            <text:p>3804790078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55" calcext:value-type="float">
            <text:p>235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14" calcext:value-type="float">
            <text:p>3804790078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56" calcext:value-type="float">
            <text:p>235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15" calcext:value-type="float">
            <text:p>3804790078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57" calcext:value-type="float">
            <text:p>235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16" calcext:value-type="float">
            <text:p>3804790078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58" calcext:value-type="float">
            <text:p>235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17" calcext:value-type="float">
            <text:p>3804790078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59" calcext:value-type="float">
            <text:p>235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18" calcext:value-type="float">
            <text:p>3804790078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60" calcext:value-type="float">
            <text:p>235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19" calcext:value-type="float">
            <text:p>3804790078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61" calcext:value-type="float">
            <text:p>235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20" calcext:value-type="float">
            <text:p>3804790078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62" calcext:value-type="float">
            <text:p>235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21" calcext:value-type="float">
            <text:p>3804790078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63" calcext:value-type="float">
            <text:p>235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22" calcext:value-type="float">
            <text:p>3804790078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64" calcext:value-type="float">
            <text:p>235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23" calcext:value-type="float">
            <text:p>3804790078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65" calcext:value-type="float">
            <text:p>235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24" calcext:value-type="float">
            <text:p>3804790078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66" calcext:value-type="float">
            <text:p>235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25" calcext:value-type="float">
            <text:p>3804790078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67" calcext:value-type="float">
            <text:p>235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26" calcext:value-type="float">
            <text:p>3804790078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68" calcext:value-type="float">
            <text:p>235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27" calcext:value-type="float">
            <text:p>3804790078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69" calcext:value-type="float">
            <text:p>235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28" calcext:value-type="float">
            <text:p>3804790078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70" calcext:value-type="float">
            <text:p>235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29" calcext:value-type="float">
            <text:p>3804790078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71" calcext:value-type="float">
            <text:p>235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30" calcext:value-type="float">
            <text:p>3804790078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72" calcext:value-type="float">
            <text:p>235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31" calcext:value-type="float">
            <text:p>3804790078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73" calcext:value-type="float">
            <text:p>235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32" calcext:value-type="float">
            <text:p>3804790078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74" calcext:value-type="float">
            <text:p>235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33" calcext:value-type="float">
            <text:p>3804790078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75" calcext:value-type="float">
            <text:p>235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34" calcext:value-type="float">
            <text:p>3804790078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76" calcext:value-type="float">
            <text:p>235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35" calcext:value-type="float">
            <text:p>3804790078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77" calcext:value-type="float">
            <text:p>235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36" calcext:value-type="float">
            <text:p>3804790078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78" calcext:value-type="float">
            <text:p>235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37" calcext:value-type="float">
            <text:p>3804790078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79" calcext:value-type="float">
            <text:p>235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38" calcext:value-type="float">
            <text:p>3804790078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80" calcext:value-type="float">
            <text:p>235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39" calcext:value-type="float">
            <text:p>3804790078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81" calcext:value-type="float">
            <text:p>235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40" calcext:value-type="float">
            <text:p>3804790078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82" calcext:value-type="float">
            <text:p>235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41" calcext:value-type="float">
            <text:p>3804790078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83" calcext:value-type="float">
            <text:p>235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42" calcext:value-type="float">
            <text:p>3804790078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84" calcext:value-type="float">
            <text:p>235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43" calcext:value-type="float">
            <text:p>3804790078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85" calcext:value-type="float">
            <text:p>235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44" calcext:value-type="float">
            <text:p>3804790078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86" calcext:value-type="float">
            <text:p>235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45" calcext:value-type="float">
            <text:p>3804790078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87" calcext:value-type="float">
            <text:p>235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46" calcext:value-type="float">
            <text:p>3804790078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88" calcext:value-type="float">
            <text:p>235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47" calcext:value-type="float">
            <text:p>3804790078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89" calcext:value-type="float">
            <text:p>235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48" calcext:value-type="float">
            <text:p>3804790078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90" calcext:value-type="float">
            <text:p>235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49" calcext:value-type="float">
            <text:p>3804790078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91" calcext:value-type="float">
            <text:p>235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50" calcext:value-type="float">
            <text:p>3804790078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92" calcext:value-type="float">
            <text:p>235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51" calcext:value-type="float">
            <text:p>3804790078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93" calcext:value-type="float">
            <text:p>235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801052" calcext:value-type="float">
            <text:p>3804790078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94" calcext:value-type="float">
            <text:p>235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01" calcext:value-type="float">
            <text:p>3804790079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95" calcext:value-type="float">
            <text:p>235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02" calcext:value-type="float">
            <text:p>3804790079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96" calcext:value-type="float">
            <text:p>235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03" calcext:value-type="float">
            <text:p>3804790079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97" calcext:value-type="float">
            <text:p>235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04" calcext:value-type="float">
            <text:p>3804790079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98" calcext:value-type="float">
            <text:p>235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05" calcext:value-type="float">
            <text:p>3804790079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599" calcext:value-type="float">
            <text:p>235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06" calcext:value-type="float">
            <text:p>3804790079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00" calcext:value-type="float">
            <text:p>236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07" calcext:value-type="float">
            <text:p>3804790079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01" calcext:value-type="float">
            <text:p>236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08" calcext:value-type="float">
            <text:p>3804790079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02" calcext:value-type="float">
            <text:p>236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09" calcext:value-type="float">
            <text:p>3804790079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03" calcext:value-type="float">
            <text:p>236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10" calcext:value-type="float">
            <text:p>3804790079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04" calcext:value-type="float">
            <text:p>236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11" calcext:value-type="float">
            <text:p>3804790079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05" calcext:value-type="float">
            <text:p>236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12" calcext:value-type="float">
            <text:p>3804790079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06" calcext:value-type="float">
            <text:p>236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13" calcext:value-type="float">
            <text:p>3804790079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07" calcext:value-type="float">
            <text:p>236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14" calcext:value-type="float">
            <text:p>3804790079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08" calcext:value-type="float">
            <text:p>236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15" calcext:value-type="float">
            <text:p>3804790079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09" calcext:value-type="float">
            <text:p>236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16" calcext:value-type="float">
            <text:p>3804790079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10" calcext:value-type="float">
            <text:p>236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17" calcext:value-type="float">
            <text:p>3804790079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11" calcext:value-type="float">
            <text:p>236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18" calcext:value-type="float">
            <text:p>3804790079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12" calcext:value-type="float">
            <text:p>236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19" calcext:value-type="float">
            <text:p>3804790079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13" calcext:value-type="float">
            <text:p>236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20" calcext:value-type="float">
            <text:p>3804790079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14" calcext:value-type="float">
            <text:p>236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21" calcext:value-type="float">
            <text:p>3804790079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15" calcext:value-type="float">
            <text:p>236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22" calcext:value-type="float">
            <text:p>3804790079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16" calcext:value-type="float">
            <text:p>236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23" calcext:value-type="float">
            <text:p>3804790079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17" calcext:value-type="float">
            <text:p>236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24" calcext:value-type="float">
            <text:p>3804790079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18" calcext:value-type="float">
            <text:p>236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25" calcext:value-type="float">
            <text:p>3804790079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19" calcext:value-type="float">
            <text:p>236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26" calcext:value-type="float">
            <text:p>3804790079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20" calcext:value-type="float">
            <text:p>236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27" calcext:value-type="float">
            <text:p>3804790079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21" calcext:value-type="float">
            <text:p>236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28" calcext:value-type="float">
            <text:p>3804790079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22" calcext:value-type="float">
            <text:p>236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29" calcext:value-type="float">
            <text:p>3804790079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23" calcext:value-type="float">
            <text:p>236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30" calcext:value-type="float">
            <text:p>3804790079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24" calcext:value-type="float">
            <text:p>236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31" calcext:value-type="float">
            <text:p>3804790079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25" calcext:value-type="float">
            <text:p>236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32" calcext:value-type="float">
            <text:p>3804790079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26" calcext:value-type="float">
            <text:p>236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33" calcext:value-type="float">
            <text:p>3804790079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27" calcext:value-type="float">
            <text:p>236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34" calcext:value-type="float">
            <text:p>3804790079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28" calcext:value-type="float">
            <text:p>236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35" calcext:value-type="float">
            <text:p>3804790079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29" calcext:value-type="float">
            <text:p>236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36" calcext:value-type="float">
            <text:p>380479007901036</text:p>
          </table:table-cell>
          <table:table-cell table:style-name="TL_20_Metadata" office:value-type="string" calcext:value-type="string">
            <text:p>3804790079010361 <text:s/>Hieronder een van onbekenden ouderdom.</text:p>
          </table:table-cell>
          <table:table-cell table:style-name="TL_20_Metadata" office:value-type="string" calcext:value-type="string">
            <text:p>3804790079010362 <text:s/>Hieronder eene van onbekenden ouderdom.</text:p>
          </table:table-cell>
          <table:table-cell table:number-columns-repeated="1019"/>
        </table:table-row>
        <table:table-row table:style-name="ro4">
          <table:table-cell table:style-name="ce64" office:value-type="float" office:value="23630" calcext:value-type="float">
            <text:p>236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37" calcext:value-type="float">
            <text:p>3804790079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31" calcext:value-type="float">
            <text:p>236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79007901038" calcext:value-type="float">
            <text:p>3804790079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32" calcext:value-type="float">
            <text:p>236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01" calcext:value-type="float">
            <text:p>380480008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33" calcext:value-type="float">
            <text:p>236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02" calcext:value-type="float">
            <text:p>3804800080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34" calcext:value-type="float">
            <text:p>236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03" calcext:value-type="float">
            <text:p>3804800080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35" calcext:value-type="float">
            <text:p>236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04" calcext:value-type="float">
            <text:p>3804800080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36" calcext:value-type="float">
            <text:p>236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05" calcext:value-type="float">
            <text:p>3804800080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37" calcext:value-type="float">
            <text:p>236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06" calcext:value-type="float">
            <text:p>3804800080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38" calcext:value-type="float">
            <text:p>236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07" calcext:value-type="float">
            <text:p>3804800080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39" calcext:value-type="float">
            <text:p>236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08" calcext:value-type="float">
            <text:p>3804800080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40" calcext:value-type="float">
            <text:p>236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09" calcext:value-type="float">
            <text:p>3804800080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41" calcext:value-type="float">
            <text:p>236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10" calcext:value-type="float">
            <text:p>3804800080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42" calcext:value-type="float">
            <text:p>236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11" calcext:value-type="float">
            <text:p>3804800080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43" calcext:value-type="float">
            <text:p>236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12" calcext:value-type="float">
            <text:p>3804800080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44" calcext:value-type="float">
            <text:p>236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13" calcext:value-type="float">
            <text:p>380480008001013</text:p>
          </table:table-cell>
          <table:table-cell table:style-name="TL_20_Metadata" office:value-type="string" calcext:value-type="string">
            <text:p>3804800080010131 <text:s/>Hieronder twee van onbekenden ouderdom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45" calcext:value-type="float">
            <text:p>236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14" calcext:value-type="float">
            <text:p>3804800080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46" calcext:value-type="float">
            <text:p>236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15" calcext:value-type="float">
            <text:p>3804800080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47" calcext:value-type="float">
            <text:p>236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16" calcext:value-type="float">
            <text:p>3804800080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48" calcext:value-type="float">
            <text:p>236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17" calcext:value-type="float">
            <text:p>3804800080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49" calcext:value-type="float">
            <text:p>236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18" calcext:value-type="float">
            <text:p>3804800080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50" calcext:value-type="float">
            <text:p>236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19" calcext:value-type="float">
            <text:p>3804800080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51" calcext:value-type="float">
            <text:p>236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20" calcext:value-type="float">
            <text:p>3804800080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52" calcext:value-type="float">
            <text:p>236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21" calcext:value-type="float">
            <text:p>3804800080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53" calcext:value-type="float">
            <text:p>236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22" calcext:value-type="float">
            <text:p>3804800080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54" calcext:value-type="float">
            <text:p>236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23" calcext:value-type="float">
            <text:p>3804800080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55" calcext:value-type="float">
            <text:p>236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24" calcext:value-type="float">
            <text:p>3804800080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56" calcext:value-type="float">
            <text:p>236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25" calcext:value-type="float">
            <text:p>3804800080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57" calcext:value-type="float">
            <text:p>236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26" calcext:value-type="float">
            <text:p>3804800080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58" calcext:value-type="float">
            <text:p>236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27" calcext:value-type="float">
            <text:p>3804800080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59" calcext:value-type="float">
            <text:p>236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28" calcext:value-type="float">
            <text:p>3804800080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60" calcext:value-type="float">
            <text:p>236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29" calcext:value-type="float">
            <text:p>3804800080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61" calcext:value-type="float">
            <text:p>236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30" calcext:value-type="float">
            <text:p>3804800080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62" calcext:value-type="float">
            <text:p>236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31" calcext:value-type="float">
            <text:p>3804800080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63" calcext:value-type="float">
            <text:p>236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32" calcext:value-type="float">
            <text:p>3804800080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64" calcext:value-type="float">
            <text:p>236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33" calcext:value-type="float">
            <text:p>3804800080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65" calcext:value-type="float">
            <text:p>236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34" calcext:value-type="float">
            <text:p>3804800080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66" calcext:value-type="float">
            <text:p>236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35" calcext:value-type="float">
            <text:p>3804800080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67" calcext:value-type="float">
            <text:p>236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36" calcext:value-type="float">
            <text:p>3804800080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68" calcext:value-type="float">
            <text:p>236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37" calcext:value-type="float">
            <text:p>3804800080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69" calcext:value-type="float">
            <text:p>236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38" calcext:value-type="float">
            <text:p>3804800080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70" calcext:value-type="float">
            <text:p>236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39" calcext:value-type="float">
            <text:p>3804800080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71" calcext:value-type="float">
            <text:p>236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40" calcext:value-type="float">
            <text:p>3804800080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72" calcext:value-type="float">
            <text:p>236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41" calcext:value-type="float">
            <text:p>3804800080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73" calcext:value-type="float">
            <text:p>236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42" calcext:value-type="float">
            <text:p>3804800080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74" calcext:value-type="float">
            <text:p>236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43" calcext:value-type="float">
            <text:p>3804800080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75" calcext:value-type="float">
            <text:p>236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44" calcext:value-type="float">
            <text:p>3804800080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76" calcext:value-type="float">
            <text:p>236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45" calcext:value-type="float">
            <text:p>3804800080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77" calcext:value-type="float">
            <text:p>236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46" calcext:value-type="float">
            <text:p>3804800080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78" calcext:value-type="float">
            <text:p>236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47" calcext:value-type="float">
            <text:p>3804800080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79" calcext:value-type="float">
            <text:p>236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48" calcext:value-type="float">
            <text:p>3804800080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80" calcext:value-type="float">
            <text:p>236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49" calcext:value-type="float">
            <text:p>380480008001049</text:p>
          </table:table-cell>
          <table:table-cell table:style-name="TL_20_Metadata" office:value-type="string" calcext:value-type="string">
            <text:p>3804800080010492 <text:s/>Hieronder een van onbekenden ouderdom.</text:p>
          </table:table-cell>
          <table:table-cell table:style-name="TL_20_Metadata" office:value-type="string" calcext:value-type="string">
            <text:p>3804800080010493 <text:s/>Hieronder twee van onbekenden ouderdom.</text:p>
          </table:table-cell>
          <table:table-cell table:number-columns-repeated="1019"/>
        </table:table-row>
        <table:table-row table:style-name="ro4">
          <table:table-cell table:style-name="ce64" office:value-type="float" office:value="23681" calcext:value-type="float">
            <text:p>236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50" calcext:value-type="float">
            <text:p>3804800080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82" calcext:value-type="float">
            <text:p>236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51" calcext:value-type="float">
            <text:p>3804800080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83" calcext:value-type="float">
            <text:p>236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52" calcext:value-type="float">
            <text:p>3804800080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84" calcext:value-type="float">
            <text:p>236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001053" calcext:value-type="float">
            <text:p>3804800080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85" calcext:value-type="float">
            <text:p>236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01" calcext:value-type="float">
            <text:p>3804800081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86" calcext:value-type="float">
            <text:p>236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02" calcext:value-type="float">
            <text:p>3804800081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87" calcext:value-type="float">
            <text:p>236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03" calcext:value-type="float">
            <text:p>3804800081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88" calcext:value-type="float">
            <text:p>236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04" calcext:value-type="float">
            <text:p>3804800081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89" calcext:value-type="float">
            <text:p>236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05" calcext:value-type="float">
            <text:p>3804800081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90" calcext:value-type="float">
            <text:p>236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06" calcext:value-type="float">
            <text:p>3804800081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91" calcext:value-type="float">
            <text:p>236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07" calcext:value-type="float">
            <text:p>3804800081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92" calcext:value-type="float">
            <text:p>236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08" calcext:value-type="float">
            <text:p>3804800081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93" calcext:value-type="float">
            <text:p>236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09" calcext:value-type="float">
            <text:p>3804800081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94" calcext:value-type="float">
            <text:p>236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10" calcext:value-type="float">
            <text:p>3804800081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95" calcext:value-type="float">
            <text:p>236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11" calcext:value-type="float">
            <text:p>3804800081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96" calcext:value-type="float">
            <text:p>236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12" calcext:value-type="float">
            <text:p>3804800081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97" calcext:value-type="float">
            <text:p>236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13" calcext:value-type="float">
            <text:p>3804800081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98" calcext:value-type="float">
            <text:p>236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14" calcext:value-type="float">
            <text:p>3804800081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699" calcext:value-type="float">
            <text:p>236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15" calcext:value-type="float">
            <text:p>3804800081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00" calcext:value-type="float">
            <text:p>237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16" calcext:value-type="float">
            <text:p>3804800081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01" calcext:value-type="float">
            <text:p>237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17" calcext:value-type="float">
            <text:p>3804800081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02" calcext:value-type="float">
            <text:p>237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18" calcext:value-type="float">
            <text:p>3804800081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03" calcext:value-type="float">
            <text:p>237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19" calcext:value-type="float">
            <text:p>3804800081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04" calcext:value-type="float">
            <text:p>237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20" calcext:value-type="float">
            <text:p>3804800081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05" calcext:value-type="float">
            <text:p>237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21" calcext:value-type="float">
            <text:p>3804800081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06" calcext:value-type="float">
            <text:p>237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22" calcext:value-type="float">
            <text:p>3804800081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07" calcext:value-type="float">
            <text:p>237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23" calcext:value-type="float">
            <text:p>3804800081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08" calcext:value-type="float">
            <text:p>237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24" calcext:value-type="float">
            <text:p>3804800081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09" calcext:value-type="float">
            <text:p>237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25" calcext:value-type="float">
            <text:p>3804800081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10" calcext:value-type="float">
            <text:p>237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26" calcext:value-type="float">
            <text:p>3804800081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11" calcext:value-type="float">
            <text:p>237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27" calcext:value-type="float">
            <text:p>3804800081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12" calcext:value-type="float">
            <text:p>237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28" calcext:value-type="float">
            <text:p>3804800081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13" calcext:value-type="float">
            <text:p>237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29" calcext:value-type="float">
            <text:p>3804800081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14" calcext:value-type="float">
            <text:p>237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30" calcext:value-type="float">
            <text:p>3804800081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15" calcext:value-type="float">
            <text:p>237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31" calcext:value-type="float">
            <text:p>3804800081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16" calcext:value-type="float">
            <text:p>237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32" calcext:value-type="float">
            <text:p>3804800081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17" calcext:value-type="float">
            <text:p>237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33" calcext:value-type="float">
            <text:p>3804800081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18" calcext:value-type="float">
            <text:p>237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34" calcext:value-type="float">
            <text:p>3804800081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19" calcext:value-type="float">
            <text:p>237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35" calcext:value-type="float">
            <text:p>3804800081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20" calcext:value-type="float">
            <text:p>237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36" calcext:value-type="float">
            <text:p>3804800081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21" calcext:value-type="float">
            <text:p>237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37" calcext:value-type="float">
            <text:p>3804800081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22" calcext:value-type="float">
            <text:p>237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38" calcext:value-type="float">
            <text:p>3804800081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23" calcext:value-type="float">
            <text:p>237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39" calcext:value-type="float">
            <text:p>3804800081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24" calcext:value-type="float">
            <text:p>237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40" calcext:value-type="float">
            <text:p>3804800081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25" calcext:value-type="float">
            <text:p>237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41" calcext:value-type="float">
            <text:p>3804800081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26" calcext:value-type="float">
            <text:p>237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42" calcext:value-type="float">
            <text:p>3804800081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27" calcext:value-type="float">
            <text:p>237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43" calcext:value-type="float">
            <text:p>3804800081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28" calcext:value-type="float">
            <text:p>237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44" calcext:value-type="float">
            <text:p>3804800081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29" calcext:value-type="float">
            <text:p>237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45" calcext:value-type="float">
            <text:p>3804800081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30" calcext:value-type="float">
            <text:p>237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46" calcext:value-type="float">
            <text:p>3804800081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31" calcext:value-type="float">
            <text:p>237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47" calcext:value-type="float">
            <text:p>3804800081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32" calcext:value-type="float">
            <text:p>237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48" calcext:value-type="float">
            <text:p>3804800081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33" calcext:value-type="float">
            <text:p>237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49" calcext:value-type="float">
            <text:p>3804800081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34" calcext:value-type="float">
            <text:p>237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50" calcext:value-type="float">
            <text:p>3804800081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35" calcext:value-type="float">
            <text:p>237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0008101051" calcext:value-type="float">
            <text:p>3804800081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36" calcext:value-type="float">
            <text:p>237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01" calcext:value-type="float">
            <text:p>380481008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37" calcext:value-type="float">
            <text:p>237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02" calcext:value-type="float">
            <text:p>3804810082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38" calcext:value-type="float">
            <text:p>237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03" calcext:value-type="float">
            <text:p>3804810082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39" calcext:value-type="float">
            <text:p>237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04" calcext:value-type="float">
            <text:p>3804810082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40" calcext:value-type="float">
            <text:p>237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05" calcext:value-type="float">
            <text:p>3804810082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41" calcext:value-type="float">
            <text:p>237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06" calcext:value-type="float">
            <text:p>3804810082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42" calcext:value-type="float">
            <text:p>237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07" calcext:value-type="float">
            <text:p>3804810082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43" calcext:value-type="float">
            <text:p>237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08" calcext:value-type="float">
            <text:p>380481008201008</text:p>
          </table:table-cell>
          <table:table-cell table:style-name="TL_20_Metadata" office:value-type="string" calcext:value-type="string">
            <text:p>3804810082010081 <text:s/>Hieronder een van onbekenden ouderdom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44" calcext:value-type="float">
            <text:p>237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09" calcext:value-type="float">
            <text:p>3804810082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45" calcext:value-type="float">
            <text:p>237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10" calcext:value-type="float">
            <text:p>3804810082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46" calcext:value-type="float">
            <text:p>237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11" calcext:value-type="float">
            <text:p>3804810082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47" calcext:value-type="float">
            <text:p>237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12" calcext:value-type="float">
            <text:p>3804810082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48" calcext:value-type="float">
            <text:p>237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13" calcext:value-type="float">
            <text:p>3804810082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49" calcext:value-type="float">
            <text:p>237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14" calcext:value-type="float">
            <text:p>3804810082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50" calcext:value-type="float">
            <text:p>237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15" calcext:value-type="float">
            <text:p>3804810082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51" calcext:value-type="float">
            <text:p>237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16" calcext:value-type="float">
            <text:p>3804810082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52" calcext:value-type="float">
            <text:p>237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17" calcext:value-type="float">
            <text:p>3804810082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53" calcext:value-type="float">
            <text:p>237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18" calcext:value-type="float">
            <text:p>3804810082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54" calcext:value-type="float">
            <text:p>237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19" calcext:value-type="float">
            <text:p>3804810082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55" calcext:value-type="float">
            <text:p>237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20" calcext:value-type="float">
            <text:p>3804810082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56" calcext:value-type="float">
            <text:p>237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21" calcext:value-type="float">
            <text:p>3804810082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57" calcext:value-type="float">
            <text:p>237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22" calcext:value-type="float">
            <text:p>3804810082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58" calcext:value-type="float">
            <text:p>237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23" calcext:value-type="float">
            <text:p>3804810082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59" calcext:value-type="float">
            <text:p>237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24" calcext:value-type="float">
            <text:p>3804810082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60" calcext:value-type="float">
            <text:p>237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25" calcext:value-type="float">
            <text:p>3804810082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61" calcext:value-type="float">
            <text:p>237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26" calcext:value-type="float">
            <text:p>3804810082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62" calcext:value-type="float">
            <text:p>237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27" calcext:value-type="float">
            <text:p>3804810082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63" calcext:value-type="float">
            <text:p>237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28" calcext:value-type="float">
            <text:p>3804810082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64" calcext:value-type="float">
            <text:p>237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29" calcext:value-type="float">
            <text:p>3804810082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65" calcext:value-type="float">
            <text:p>237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30" calcext:value-type="float">
            <text:p>3804810082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66" calcext:value-type="float">
            <text:p>237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31" calcext:value-type="float">
            <text:p>3804810082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67" calcext:value-type="float">
            <text:p>237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32" calcext:value-type="float">
            <text:p>3804810082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68" calcext:value-type="float">
            <text:p>237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33" calcext:value-type="float">
            <text:p>3804810082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69" calcext:value-type="float">
            <text:p>237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34" calcext:value-type="float">
            <text:p>3804810082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70" calcext:value-type="float">
            <text:p>237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35" calcext:value-type="float">
            <text:p>3804810082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71" calcext:value-type="float">
            <text:p>237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36" calcext:value-type="float">
            <text:p>3804810082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72" calcext:value-type="float">
            <text:p>237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37" calcext:value-type="float">
            <text:p>3804810082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73" calcext:value-type="float">
            <text:p>237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38" calcext:value-type="float">
            <text:p>3804810082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74" calcext:value-type="float">
            <text:p>237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39" calcext:value-type="float">
            <text:p>3804810082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75" calcext:value-type="float">
            <text:p>237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40" calcext:value-type="float">
            <text:p>3804810082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76" calcext:value-type="float">
            <text:p>237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41" calcext:value-type="float">
            <text:p>3804810082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77" calcext:value-type="float">
            <text:p>237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42" calcext:value-type="float">
            <text:p>3804810082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78" calcext:value-type="float">
            <text:p>237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43" calcext:value-type="float">
            <text:p>3804810082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79" calcext:value-type="float">
            <text:p>237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44" calcext:value-type="float">
            <text:p>3804810082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80" calcext:value-type="float">
            <text:p>237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45" calcext:value-type="float">
            <text:p>3804810082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81" calcext:value-type="float">
            <text:p>237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46" calcext:value-type="float">
            <text:p>3804810082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82" calcext:value-type="float">
            <text:p>237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47" calcext:value-type="float">
            <text:p>3804810082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83" calcext:value-type="float">
            <text:p>237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48" calcext:value-type="float">
            <text:p>3804810082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84" calcext:value-type="float">
            <text:p>237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49" calcext:value-type="float">
            <text:p>3804810082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85" calcext:value-type="float">
            <text:p>237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50" calcext:value-type="float">
            <text:p>3804810082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86" calcext:value-type="float">
            <text:p>237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51" calcext:value-type="float">
            <text:p>3804810082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87" calcext:value-type="float">
            <text:p>237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201052" calcext:value-type="float">
            <text:p>3804810082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88" calcext:value-type="float">
            <text:p>237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01" calcext:value-type="float">
            <text:p>380481008301001</text:p>
          </table:table-cell>
          <table:table-cell table:style-name="TL_20_Metadata" office:value-type="string" calcext:value-type="string">
            <text:p>380481008301001* <text:s/>Hieronder begrepen de fabrijkanten van katoen, hennep, vlas, wol en zijde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89" calcext:value-type="float">
            <text:p>237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02" calcext:value-type="float">
            <text:p>3804810083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90" calcext:value-type="float">
            <text:p>237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03" calcext:value-type="float">
            <text:p>3804810083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91" calcext:value-type="float">
            <text:p>237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04" calcext:value-type="float">
            <text:p>3804810083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92" calcext:value-type="float">
            <text:p>237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05" calcext:value-type="float">
            <text:p>3804810083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93" calcext:value-type="float">
            <text:p>237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06" calcext:value-type="float">
            <text:p>3804810083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94" calcext:value-type="float">
            <text:p>237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07" calcext:value-type="float">
            <text:p>3804810083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95" calcext:value-type="float">
            <text:p>237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08" calcext:value-type="float">
            <text:p>3804810083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96" calcext:value-type="float">
            <text:p>237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09" calcext:value-type="float">
            <text:p>3804810083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97" calcext:value-type="float">
            <text:p>237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10" calcext:value-type="float">
            <text:p>3804810083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98" calcext:value-type="float">
            <text:p>237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11" calcext:value-type="float">
            <text:p>3804810083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799" calcext:value-type="float">
            <text:p>237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12" calcext:value-type="float">
            <text:p>3804810083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00" calcext:value-type="float">
            <text:p>238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13" calcext:value-type="float">
            <text:p>3804810083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01" calcext:value-type="float">
            <text:p>238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14" calcext:value-type="float">
            <text:p>3804810083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02" calcext:value-type="float">
            <text:p>238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15" calcext:value-type="float">
            <text:p>3804810083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03" calcext:value-type="float">
            <text:p>238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16" calcext:value-type="float">
            <text:p>3804810083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04" calcext:value-type="float">
            <text:p>238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17" calcext:value-type="float">
            <text:p>3804810083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05" calcext:value-type="float">
            <text:p>238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18" calcext:value-type="float">
            <text:p>3804810083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06" calcext:value-type="float">
            <text:p>238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19" calcext:value-type="float">
            <text:p>3804810083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07" calcext:value-type="float">
            <text:p>238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20" calcext:value-type="float">
            <text:p>3804810083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08" calcext:value-type="float">
            <text:p>238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21" calcext:value-type="float">
            <text:p>3804810083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09" calcext:value-type="float">
            <text:p>238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22" calcext:value-type="float">
            <text:p>3804810083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10" calcext:value-type="float">
            <text:p>238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23" calcext:value-type="float">
            <text:p>3804810083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11" calcext:value-type="float">
            <text:p>238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24" calcext:value-type="float">
            <text:p>380481008301024</text:p>
          </table:table-cell>
          <table:table-cell table:style-name="TL_20_Metadata" office:value-type="string" calcext:value-type="string">
            <text:p>380481008301024? <text:s/>De bode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12" calcext:value-type="float">
            <text:p>238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25" calcext:value-type="float">
            <text:p>3804810083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13" calcext:value-type="float">
            <text:p>238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26" calcext:value-type="float">
            <text:p>380481008301026</text:p>
          </table:table-cell>
          <table:table-cell table:style-name="TL_20_Metadata" office:value-type="string" calcext:value-type="string">
            <text:p>380481008301024? <text:s/>De bode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14" calcext:value-type="float">
            <text:p>238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27" calcext:value-type="float">
            <text:p>3804810083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15" calcext:value-type="float">
            <text:p>238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28" calcext:value-type="float">
            <text:p>3804810083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16" calcext:value-type="float">
            <text:p>238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29" calcext:value-type="float">
            <text:p>3804810083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17" calcext:value-type="float">
            <text:p>238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30" calcext:value-type="float">
            <text:p>3804810083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18" calcext:value-type="float">
            <text:p>238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31" calcext:value-type="float">
            <text:p>3804810083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19" calcext:value-type="float">
            <text:p>238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32" calcext:value-type="float">
            <text:p>3804810083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20" calcext:value-type="float">
            <text:p>238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33" calcext:value-type="float">
            <text:p>3804810083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21" calcext:value-type="float">
            <text:p>238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34" calcext:value-type="float">
            <text:p>3804810083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22" calcext:value-type="float">
            <text:p>238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35" calcext:value-type="float">
            <text:p>3804810083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23" calcext:value-type="float">
            <text:p>238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36" calcext:value-type="float">
            <text:p>3804810083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24" calcext:value-type="float">
            <text:p>238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37" calcext:value-type="float">
            <text:p>3804810083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25" calcext:value-type="float">
            <text:p>238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38" calcext:value-type="float">
            <text:p>3804810083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26" calcext:value-type="float">
            <text:p>238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39" calcext:value-type="float">
            <text:p>3804810083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27" calcext:value-type="float">
            <text:p>238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40" calcext:value-type="float">
            <text:p>3804810083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28" calcext:value-type="float">
            <text:p>2382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41" calcext:value-type="float">
            <text:p>3804810083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29" calcext:value-type="float">
            <text:p>2382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42" calcext:value-type="float">
            <text:p>3804810083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30" calcext:value-type="float">
            <text:p>2383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43" calcext:value-type="float">
            <text:p>3804810083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31" calcext:value-type="float">
            <text:p>2383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44" calcext:value-type="float">
            <text:p>3804810083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32" calcext:value-type="float">
            <text:p>2383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45" calcext:value-type="float">
            <text:p>3804810083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33" calcext:value-type="float">
            <text:p>2383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46" calcext:value-type="float">
            <text:p>3804810083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34" calcext:value-type="float">
            <text:p>2383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47" calcext:value-type="float">
            <text:p>3804810083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35" calcext:value-type="float">
            <text:p>2383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48" calcext:value-type="float">
            <text:p>3804810083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36" calcext:value-type="float">
            <text:p>2383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49" calcext:value-type="float">
            <text:p>3804810083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37" calcext:value-type="float">
            <text:p>2383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1008301050" calcext:value-type="float">
            <text:p>3804810083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38" calcext:value-type="float">
            <text:p>2383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01" calcext:value-type="float">
            <text:p>380482008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39" calcext:value-type="float">
            <text:p>2383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02" calcext:value-type="float">
            <text:p>3804820084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40" calcext:value-type="float">
            <text:p>2384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03" calcext:value-type="float">
            <text:p>3804820084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41" calcext:value-type="float">
            <text:p>2384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04" calcext:value-type="float">
            <text:p>3804820084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42" calcext:value-type="float">
            <text:p>2384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05" calcext:value-type="float">
            <text:p>3804820084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43" calcext:value-type="float">
            <text:p>2384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06" calcext:value-type="float">
            <text:p>3804820084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44" calcext:value-type="float">
            <text:p>2384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07" calcext:value-type="float">
            <text:p>3804820084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45" calcext:value-type="float">
            <text:p>2384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08" calcext:value-type="float">
            <text:p>3804820084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46" calcext:value-type="float">
            <text:p>2384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09" calcext:value-type="float">
            <text:p>3804820084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47" calcext:value-type="float">
            <text:p>2384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10" calcext:value-type="float">
            <text:p>3804820084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48" calcext:value-type="float">
            <text:p>2384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11" calcext:value-type="float">
            <text:p>3804820084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49" calcext:value-type="float">
            <text:p>2384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12" calcext:value-type="float">
            <text:p>3804820084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50" calcext:value-type="float">
            <text:p>2385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13" calcext:value-type="float">
            <text:p>3804820084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51" calcext:value-type="float">
            <text:p>2385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14" calcext:value-type="float">
            <text:p>3804820084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52" calcext:value-type="float">
            <text:p>2385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15" calcext:value-type="float">
            <text:p>3804820084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53" calcext:value-type="float">
            <text:p>2385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16" calcext:value-type="float">
            <text:p>3804820084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54" calcext:value-type="float">
            <text:p>2385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17" calcext:value-type="float">
            <text:p>3804820084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55" calcext:value-type="float">
            <text:p>2385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18" calcext:value-type="float">
            <text:p>3804820084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56" calcext:value-type="float">
            <text:p>2385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19" calcext:value-type="float">
            <text:p>3804820084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57" calcext:value-type="float">
            <text:p>2385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20" calcext:value-type="float">
            <text:p>3804820084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58" calcext:value-type="float">
            <text:p>2385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21" calcext:value-type="float">
            <text:p>3804820084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59" calcext:value-type="float">
            <text:p>2385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22" calcext:value-type="float">
            <text:p>3804820084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60" calcext:value-type="float">
            <text:p>2386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23" calcext:value-type="float">
            <text:p>3804820084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61" calcext:value-type="float">
            <text:p>2386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24" calcext:value-type="float">
            <text:p>3804820084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62" calcext:value-type="float">
            <text:p>2386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25" calcext:value-type="float">
            <text:p>3804820084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63" calcext:value-type="float">
            <text:p>2386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26" calcext:value-type="float">
            <text:p>3804820084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64" calcext:value-type="float">
            <text:p>2386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27" calcext:value-type="float">
            <text:p>3804820084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65" calcext:value-type="float">
            <text:p>2386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28" calcext:value-type="float">
            <text:p>3804820084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66" calcext:value-type="float">
            <text:p>2386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29" calcext:value-type="float">
            <text:p>3804820084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67" calcext:value-type="float">
            <text:p>2386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30" calcext:value-type="float">
            <text:p>3804820084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68" calcext:value-type="float">
            <text:p>2386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31" calcext:value-type="float">
            <text:p>3804820084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69" calcext:value-type="float">
            <text:p>2386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32" calcext:value-type="float">
            <text:p>3804820084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70" calcext:value-type="float">
            <text:p>2387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33" calcext:value-type="float">
            <text:p>3804820084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71" calcext:value-type="float">
            <text:p>2387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34" calcext:value-type="float">
            <text:p>3804820084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72" calcext:value-type="float">
            <text:p>2387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35" calcext:value-type="float">
            <text:p>3804820084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73" calcext:value-type="float">
            <text:p>2387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36" calcext:value-type="float">
            <text:p>3804820084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74" calcext:value-type="float">
            <text:p>2387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37" calcext:value-type="float">
            <text:p>3804820084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75" calcext:value-type="float">
            <text:p>2387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38" calcext:value-type="float">
            <text:p>3804820084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76" calcext:value-type="float">
            <text:p>2387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39" calcext:value-type="float">
            <text:p>3804820084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77" calcext:value-type="float">
            <text:p>2387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40" calcext:value-type="float">
            <text:p>3804820084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78" calcext:value-type="float">
            <text:p>2387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41" calcext:value-type="float">
            <text:p>3804820084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79" calcext:value-type="float">
            <text:p>2387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42" calcext:value-type="float">
            <text:p>3804820084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80" calcext:value-type="float">
            <text:p>2388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43" calcext:value-type="float">
            <text:p>3804820084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81" calcext:value-type="float">
            <text:p>2388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44" calcext:value-type="float">
            <text:p>3804820084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82" calcext:value-type="float">
            <text:p>2388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45" calcext:value-type="float">
            <text:p>3804820084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83" calcext:value-type="float">
            <text:p>2388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46" calcext:value-type="float">
            <text:p>3804820084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84" calcext:value-type="float">
            <text:p>2388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47" calcext:value-type="float">
            <text:p>3804820084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85" calcext:value-type="float">
            <text:p>2388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48" calcext:value-type="float">
            <text:p>3804820084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86" calcext:value-type="float">
            <text:p>2388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49" calcext:value-type="float">
            <text:p>3804820084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87" calcext:value-type="float">
            <text:p>2388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50" calcext:value-type="float">
            <text:p>3804820084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88" calcext:value-type="float">
            <text:p>2388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51" calcext:value-type="float">
            <text:p>3804820084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89" calcext:value-type="float">
            <text:p>2388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401052" calcext:value-type="float">
            <text:p>3804820084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90" calcext:value-type="float">
            <text:p>2389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01" calcext:value-type="float">
            <text:p>3804820085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91" calcext:value-type="float">
            <text:p>2389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02" calcext:value-type="float">
            <text:p>3804820085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92" calcext:value-type="float">
            <text:p>2389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03" calcext:value-type="float">
            <text:p>3804820085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93" calcext:value-type="float">
            <text:p>2389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04" calcext:value-type="float">
            <text:p>3804820085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94" calcext:value-type="float">
            <text:p>2389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05" calcext:value-type="float">
            <text:p>3804820085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95" calcext:value-type="float">
            <text:p>2389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06" calcext:value-type="float">
            <text:p>3804820085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96" calcext:value-type="float">
            <text:p>2389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07" calcext:value-type="float">
            <text:p>3804820085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97" calcext:value-type="float">
            <text:p>2389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08" calcext:value-type="float">
            <text:p>3804820085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98" calcext:value-type="float">
            <text:p>2389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09" calcext:value-type="float">
            <text:p>3804820085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899" calcext:value-type="float">
            <text:p>2389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10" calcext:value-type="float">
            <text:p>3804820085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00" calcext:value-type="float">
            <text:p>2390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11" calcext:value-type="float">
            <text:p>3804820085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01" calcext:value-type="float">
            <text:p>2390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12" calcext:value-type="float">
            <text:p>3804820085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02" calcext:value-type="float">
            <text:p>2390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13" calcext:value-type="float">
            <text:p>3804820085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03" calcext:value-type="float">
            <text:p>2390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14" calcext:value-type="float">
            <text:p>3804820085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04" calcext:value-type="float">
            <text:p>2390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15" calcext:value-type="float">
            <text:p>3804820085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05" calcext:value-type="float">
            <text:p>2390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16" calcext:value-type="float">
            <text:p>3804820085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06" calcext:value-type="float">
            <text:p>2390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17" calcext:value-type="float">
            <text:p>3804820085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07" calcext:value-type="float">
            <text:p>2390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18" calcext:value-type="float">
            <text:p>3804820085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08" calcext:value-type="float">
            <text:p>2390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19" calcext:value-type="float">
            <text:p>3804820085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09" calcext:value-type="float">
            <text:p>2390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20" calcext:value-type="float">
            <text:p>3804820085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10" calcext:value-type="float">
            <text:p>2391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21" calcext:value-type="float">
            <text:p>3804820085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11" calcext:value-type="float">
            <text:p>2391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22" calcext:value-type="float">
            <text:p>3804820085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12" calcext:value-type="float">
            <text:p>2391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23" calcext:value-type="float">
            <text:p>3804820085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13" calcext:value-type="float">
            <text:p>2391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24" calcext:value-type="float">
            <text:p>3804820085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14" calcext:value-type="float">
            <text:p>2391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25" calcext:value-type="float">
            <text:p>3804820085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15" calcext:value-type="float">
            <text:p>2391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26" calcext:value-type="float">
            <text:p>3804820085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16" calcext:value-type="float">
            <text:p>2391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27" calcext:value-type="float">
            <text:p>3804820085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17" calcext:value-type="float">
            <text:p>2391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28" calcext:value-type="float">
            <text:p>3804820085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18" calcext:value-type="float">
            <text:p>23918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29" calcext:value-type="float">
            <text:p>3804820085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19" calcext:value-type="float">
            <text:p>23919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30" calcext:value-type="float">
            <text:p>3804820085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20" calcext:value-type="float">
            <text:p>23920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31" calcext:value-type="float">
            <text:p>3804820085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21" calcext:value-type="float">
            <text:p>23921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32" calcext:value-type="float">
            <text:p>3804820085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22" calcext:value-type="float">
            <text:p>23922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33" calcext:value-type="float">
            <text:p>3804820085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23" calcext:value-type="float">
            <text:p>23923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34" calcext:value-type="float">
            <text:p>3804820085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24" calcext:value-type="float">
            <text:p>23924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35" calcext:value-type="float">
            <text:p>3804820085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25" calcext:value-type="float">
            <text:p>23925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36" calcext:value-type="float">
            <text:p>380482008501036</text:p>
          </table:table-cell>
          <table:table-cell table:style-name="TL_20_Metadata" office:value-type="string" calcext:value-type="string">
            <text:p>3804820085010361 <text:s/>Hieronder vier van onbekenden ouderdom.</text:p>
          </table:table-cell>
          <table:table-cell table:style-name="TL_20_Metadata" office:value-type="string" calcext:value-type="string">
            <text:p>3804820085010362 <text:s/>Hieronder drie en dertig van onbekenden ouderdom.</text:p>
          </table:table-cell>
          <table:table-cell table:number-columns-repeated="1019"/>
        </table:table-row>
        <table:table-row table:style-name="ro4">
          <table:table-cell table:style-name="ce64" office:value-type="float" office:value="23926" calcext:value-type="float">
            <text:p>23926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37" calcext:value-type="float">
            <text:p>3804820085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4" office:value-type="float" office:value="23927" calcext:value-type="float">
            <text:p>23927</text:p>
          </table:table-cell>
          <table:table-cell table:style-name="ce5" office:value-type="string" calcext:value-type="string">
            <text:p>Ge-4edl</text:p>
          </table:table-cell>
          <table:table-cell table:style-name="ce65" office:value-type="float" office:value="380482008501038" calcext:value-type="float">
            <text:p>3804820085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35">
          <table:table-cell table:style-name="ce64"/>
          <table:table-cell table:style-name="TL_20_Metadata"/>
          <table:table-cell table:style-name="ce65"/>
          <table:table-cell table:number-columns-repeated="1021"/>
        </table:table-row>
        <table:table-row table:style-name="ro4" table:number-rows-repeated="10470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9:01.001161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display-name="PageStyle_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15:45</meta:creation-date>
    <dc:creator>Helpdesk</dc:creator>
    <dc:date>2004-12-20T18:25:42</dc:date>
    <meta:generator>LibreOffice/4.2.8.2$Linux_X86_64 LibreOffice_project/420m0$Build-2</meta:generator>
    <meta:document-statistic meta:table-count="2" meta:cell-count="13592" meta:object-count="0"/>
  </office:meta>
</office:document-meta>
</file>